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91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27">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1">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05in" fo:padding-bottom="0.05in" fo:padding-left="0.1in" fo:padding-right="0.1in" draw:textarea-vertical-align="top" draw:textarea-horizontal-align="center" draw:fill="solid" draw:fill-color="#ffffff" draw:opacity="100%" draw:stroke="solid" svg:stroke-width="0.02083in" svg:stroke-color="#000000" svg:stroke-opacity="100%" svg:stroke-linecap="round" draw:shadow="visible" draw:shadow-offset-x="-0.21264in" draw:shadow-offset-y="0.17219in" draw:shadow-color="#000000" draw:shadow-opacity="28%" draw:auto-grow-width="false" draw:auto-grow-height="tru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wrap" fo:padding-top="0.05in" fo:padding-bottom="0.05in" fo:padding-left="0.1in" fo:padding-right="0.1in" draw:textarea-vertical-align="top" draw:textarea-horizontal-align="center" draw:fill="solid" draw:fill-color="#ffffff" draw:opacity="100%" draw:stroke="solid" svg:stroke-width="0.02083in" svg:stroke-color="#000000" svg:stroke-opacity="100%" svg:stroke-linecap="round" draw:shadow="visible" draw:shadow-offset-x="-0.21264in" draw:shadow-offset-y="0.17219in" draw:shadow-color="#000000" draw:shadow-opacity="28%" draw:auto-grow-width="false" draw:auto-grow-height="true"/>
      <style:paragraph-properties style:font-independent-line-spacing="true" style:writing-mode="lr-tb"/>
    </style:style>
    <style:style style:family="drawing-page" style:name="a8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9">
      <style:text-properties fo:font-variant="normal" fo:text-transform="none" fo:color="#ebebeb" style:text-line-through-type="none" style:text-line-through-style="none" style:text-line-through-width="auto" style:text-line-through-color="font-color" style:text-position="0% 100%" fo:font-family="Century Gothic" fo:font-size="0.68056in" style:font-size-asian="0.68056in" style:font-size-complex="0.680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1">
      <style:graphic-properties draw:fill="none" draw:stroke="solid" svg:stroke-width="0.01042in" svg:stroke-color="#b31166" draw:marker-end="a940" svg:stroke-opacity="100%" svg:stroke-linecap="round"/>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wrap" fo:padding-top="0.05in" fo:padding-bottom="0.05in" fo:padding-left="0.1in" fo:padding-right="0.1in" draw:textarea-vertical-align="top" draw:textarea-horizontal-align="center" draw:fill="solid" draw:fill-color="#ffffff" draw:opacity="100%" draw:stroke="solid" svg:stroke-width="0.02083in" svg:stroke-color="#000000" svg:stroke-opacity="100%" svg:stroke-linecap="round" draw:shadow="visible" draw:shadow-offset-x="-0.21264in" draw:shadow-offset-y="0.17219in" draw:shadow-color="#000000" draw:shadow-opacity="28%" draw:auto-grow-width="false" draw:auto-grow-height="true"/>
      <style:paragraph-properties style:font-independent-line-spacing="true" style:writing-mode="lr-tb"/>
    </style:style>
    <style:style style:family="text" style:name="a860">
      <style:text-properties fo:font-variant="normal" fo:text-transform="none" fo:color="#ebebeb" style:text-line-through-type="none" style:text-line-through-style="none" style:text-line-through-width="auto" style:text-line-through-color="font-color" style:text-position="0% 100%" fo:font-family="Century Gothic" fo:font-size="0.68056in" style:font-size-asian="0.68056in" style:font-size-complex="0.6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863">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1">
      <style:graphic-properties draw:fill="none" draw:stroke="solid" svg:stroke-width="0.01042in" svg:stroke-color="#b31166" draw:marker-end="a950" svg:stroke-opacity="100%" svg:stroke-linecap="round"/>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0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2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8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7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1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0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7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1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0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office:automatic-styles>
  <office:body>
    <office:presentation>
      <draw:page draw:name="Slide1" draw:style-name="a858" draw:master-page-name="Master1-Layout1-title-Titeldia" presentation:presentation-page-layout-name="Master1-PPL1" draw:id="Slide-256">
        <draw:frame draw:id="id310" presentation:style-name="a862" draw:name="Titel 1" svg:x="1.26307in" svg:y="2.2963in" svg:width="9.65186in" svg:height="2.92831in" presentation:class="title" presentation:placeholder="false">
          <draw:text-box>
            <text:p text:style-name="a861" text:class-names="" text:cond-style-name=""><text:span text:style-name="a859" text:class-names="">Object georiënteerd programmeren en het behouden van de juiste project structuur</text:span><text:span text:style-name="a860" text:class-names=""/></text:p>
          </draw:text-box>
          <svg:title/>
          <svg:desc/>
        </draw:frame>
      </draw:page>
      <draw:page draw:name="Slide2" draw:style-name="a863" draw:master-page-name="Master1-Layout2-obj-Titel-en-object" presentation:presentation-page-layout-name="Master1-PPL2" draw:id="Slide-257">
        <draw:frame draw:id="id311" presentation:style-name="a867" draw:name="Titel 1" svg:x="1.26307in" svg:y="1.06482in" svg:width="9.5816in" svg:height="0.77315in" presentation:class="title" presentation:placeholder="false">
          <draw:text-box>
            <text:p text:style-name="a866" text:class-names="" text:cond-style-name=""><text:span text:style-name="a864" text:class-names="">De voordelen van OOP</text:span><text:span text:style-name="a865" text:class-names=""/></text:p>
          </draw:text-box>
          <svg:title/>
          <svg:desc/>
        </draw:frame>
        <draw:frame draw:id="id315" presentation:style-name="a890" draw:name="Tijdelijke aanduiding voor inhoud 2" svg:x="1.26307in" svg:y="2.84722in" svg:width="9.65186in" svg:height="3.73611in" presentation:class="outline" presentation:placeholder="false">
          <draw:text-box>
            <text:list text:style-name="a871">
              <text:list-item>
                <text:p text:style-name="a870" text:class-names="" text:cond-style-name="" text:id="id312"><text:span text:style-name="a868" text:class-names="">Je code wordt herbruikbaar.</text:span><text:span text:style-name="a869" text:class-names=""/></text:p>
              </text:list-item>
            </text:list>
            <text:list text:style-name="a874">
              <text:list-item>
                <text:p text:style-name="a873" text:class-names="" text:cond-style-name="" text:id="id313"><text:span text:style-name="a872" text:class-names="">Je bundelt variabelen en functionaliteit die van elkaar moeten weten.</text:span></text:p>
              </text:list-item>
            </text:list>
            <text:list text:style-name="a889">
              <text:list-item>
                <text:p text:style-name="a888" text:class-names="" text:cond-style-name="" text:id="id314"><text:span text:style-name="a875" text:class-names="">Je</text:span><text:span text:style-name="a876" text:class-names=""><text:s text:c="1"/></text:span><text:span text:style-name="a877" text:class-names="">code</text:span><text:span text:style-name="a878" text:class-names=""><text:s text:c="1"/></text:span><text:span text:style-name="a879" text:class-names="">zal</text:span><text:span text:style-name="a880" text:class-names=""><text:s text:c="1"/></text:span><text:span text:style-name="a881" text:class-names="">er</text:span><text:span text:style-name="a882" text:class-names=""><text:s text:c="1"/></text:span><text:span text:style-name="a883" text:class-names="">vele</text:span><text:span text:style-name="a884" text:class-names=""><text:s text:c="1"/></text:span><text:span text:style-name="a885" text:class-names="">malen</text:span><text:span text:style-name="a886" text:class-names=""><text:s text:c="1"/></text:span><text:span text:style-name="a887" text:class-names="">leesbaarder door worden.</text:span></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smil:begin="0.0s" smil:repeatCount="1" smil:fill="hold">
                  <anim:set smil:targetElement="id312" smil:attributeName="visibility" smil:to="visible" smil:begin="0.0s" smil:dur="0.001s" smil:fill="hold"/>
                  <anim:animate smil:targetElement="id312" smil:attributeName="x" smil:values="x;x" smil:keyTimes="0.0;1.0" smil:dur="0.5s" smil:fill="hold"/>
                  <anim:animate smil:targetElement="id312"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313" smil:attributeName="visibility" smil:to="visible" smil:begin="0.0s" smil:dur="0.001s" smil:fill="hold"/>
                  <anim:animate smil:targetElement="id313" smil:attributeName="x" smil:values="x;x" smil:keyTimes="0.0;1.0" smil:dur="0.5s" smil:fill="hold"/>
                  <anim:animate smil:targetElement="id313"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314" smil:attributeName="visibility" smil:to="visible" smil:begin="0.0s" smil:dur="0.001s" smil:fill="hold"/>
                  <anim:animate smil:targetElement="id314" smil:attributeName="x" smil:values="x;x" smil:keyTimes="0.0;1.0" smil:dur="0.5s" smil:fill="hold"/>
                  <anim:animate smil:targetElement="id314" smil:attributeName="y" smil:values="1+height/2;y" smil:keyTimes="0.0;1.0" smil:dur="0.5s" smil:fill="hold"/>
                </anim:par>
              </anim:par>
            </anim:par>
          </anim:seq>
        </anim:par>
      </draw:page>
      <draw:page draw:name="Slide3" draw:style-name="a891" draw:master-page-name="Master1-Layout2-obj-Titel-en-object" presentation:presentation-page-layout-name="Master1-PPL2" draw:id="Slide-258">
        <draw:frame draw:id="id316" presentation:style-name="a895" draw:name="Titel 1" svg:x="1.26307in" svg:y="1.06482in" svg:width="9.5816in" svg:height="0.77315in" presentation:class="title" presentation:placeholder="false">
          <draw:text-box>
            <text:p text:style-name="a894" text:class-names="" text:cond-style-name=""><text:span text:style-name="a892" text:class-names="">MVC Structuur</text:span><text:span text:style-name="a893" text:class-names=""/></text:p>
          </draw:text-box>
          <svg:title/>
          <svg:desc/>
        </draw:frame>
        <draw:frame draw:id="id322" presentation:style-name="a926" draw:name="Tijdelijke aanduiding voor inhoud 2" svg:x="1.26307in" svg:y="2.84722in" svg:width="9.65186in" svg:height="3.73611in" presentation:class="outline" presentation:placeholder="false">
          <draw:text-box>
            <text:list text:style-name="a904">
              <text:list-item>
                <text:p text:style-name="a903" text:class-names="" text:cond-style-name="" text:id="id317"><text:span text:style-name="a896" text:class-names="">Staat voor (M)</text:span><text:span text:style-name="a897" text:class-names="">odel</text:span><text:span text:style-name="a898" text:class-names=""><text:s text:c="1"/>(V)</text:span><text:span text:style-name="a899" text:class-names="">iew</text:span><text:span text:style-name="a900" text:class-names=""><text:s text:c="1"/>(C)</text:span><text:span text:style-name="a901" text:class-names="">ontroller</text:span><text:span text:style-name="a902" text:class-names="">.</text:span></text:p>
              </text:list-item>
            </text:list>
            <text:list text:style-name="a907">
              <text:list-item>
                <text:p text:style-name="a906" text:class-names="" text:cond-style-name="" text:id="id318"><text:span text:style-name="a905" text:class-names="">Je model zou iets moeten zeggen over WAT de user op een scherm te zien krijgt.</text:span></text:p>
              </text:list-item>
            </text:list>
            <text:list text:style-name="a916">
              <text:list-item>
                <text:p text:style-name="a915" text:class-names="" text:cond-style-name="" text:id="id319"><text:span text:style-name="a908" text:class-names="">Je</text:span><text:span text:style-name="a909" text:class-names=""><text:s text:c="1"/></text:span><text:span text:style-name="a910" text:class-names="">view</text:span><text:span text:style-name="a911" text:class-names=""><text:s text:c="1"/></text:span><text:span text:style-name="a912" text:class-names="">zou</text:span><text:span text:style-name="a913" text:class-names=""><text:s text:c="1"/></text:span><text:span text:style-name="a914" text:class-names="">alleen(!) iets moeten zeggen over HOE de user de data uit je model te zien krijgt. Dit is een front-end in HTML / XAML of wat je ook gebruikt hiervoor.</text:span></text:p>
              </text:list-item>
            </text:list>
            <text:list text:style-name="a919">
              <text:list-item>
                <text:p text:style-name="a918" text:class-names="" text:cond-style-name="" text:id="id320"><text:span text:style-name="a917" text:class-names="">Je controller zegt iets over HOE de data in je model terecht komt, en in welke mate dit model wordt gemanipuleerd tijdens user input.</text:span></text:p>
              </text:list-item>
            </text:list>
            <text:list text:style-name="a925">
              <text:list-item>
                <text:p text:style-name="a924" text:class-names="" text:cond-style-name="" text:id="id321"><text:span text:style-name="a920" text:class-names="">Vaak kan je een controller hergebruiken op meerdere<text:s text:c="1"/></text:span><text:span text:style-name="a921" text:class-names="">models</text:span><text:span text:style-name="a922" text:class-names="">.</text:span><text:span text:style-name="a923"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smil:begin="0.0s" smil:fill="hold">
                  <anim:set smil:targetElement="id317" smil:attributeName="visibility" smil:to="visible" smil:begin="0.0s" smil:dur="0.001s" smil:fill="hold"/>
                  <anim:animate smil:targetElement="id317" smil:attributeName="x" smil:values="x;x" smil:keyTimes="0.0;1.0" smil:dur="0.5s" smil:fill="hold"/>
                  <anim:animate smil:targetElement="id317"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318" smil:attributeName="visibility" smil:to="visible" smil:begin="0.0s" smil:dur="0.001s" smil:fill="hold"/>
                  <anim:animate smil:targetElement="id318" smil:attributeName="x" smil:values="x;x" smil:keyTimes="0.0;1.0" smil:dur="0.5s" smil:fill="hold"/>
                  <anim:animate smil:targetElement="id318"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319" smil:attributeName="visibility" smil:to="visible" smil:begin="0.0s" smil:dur="0.001s" smil:fill="hold"/>
                  <anim:animate smil:targetElement="id319" smil:attributeName="x" smil:values="x;x" smil:keyTimes="0.0;1.0" smil:dur="0.5s" smil:fill="hold"/>
                  <anim:animate smil:targetElement="id319"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320" smil:attributeName="visibility" smil:to="visible" smil:begin="0.0s" smil:dur="0.001s" smil:fill="hold"/>
                  <anim:animate smil:targetElement="id320" smil:attributeName="x" smil:values="x;x" smil:keyTimes="0.0;1.0" smil:dur="0.5s" smil:fill="hold"/>
                  <anim:animate smil:targetElement="id320"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321" smil:attributeName="visibility" smil:to="visible" smil:begin="0.0s" smil:dur="0.001s" smil:fill="hold"/>
                  <anim:animate smil:targetElement="id321" smil:attributeName="x" smil:values="x;x" smil:keyTimes="0.0;1.0" smil:dur="0.5s" smil:fill="hold"/>
                  <anim:animate smil:targetElement="id321" smil:attributeName="y" smil:values="1+height/2;y" smil:keyTimes="0.0;1.0" smil:dur="0.5s" smil:fill="hold"/>
                </anim:par>
              </anim:par>
            </anim:par>
          </anim:seq>
        </anim:par>
      </draw:page>
      <draw:page draw:name="Slide4" draw:style-name="a927" draw:master-page-name="Master1-Layout6-titleOnly-Alleen-titel" presentation:presentation-page-layout-name="Master1-PPL6" draw:id="Slide-259">
        <draw:frame draw:id="id323" presentation:style-name="a931" draw:name="Titel 1" svg:x="1.26307in" svg:y="1.06482in" svg:width="9.5816in" svg:height="0.77315in" presentation:class="title" presentation:placeholder="false">
          <draw:text-box>
            <text:p text:style-name="a930" text:class-names="" text:cond-style-name=""><text:span text:style-name="a928" text:class-names="">In het kort:</text:span><text:span text:style-name="a929" text:class-names=""/></text:p>
          </draw:text-box>
          <svg:title/>
          <svg:desc/>
        </draw:frame>
        <draw:frame draw:id="id325" draw:style-name="a935" draw:name="Tekstvak 2" svg:x="3.71892in" svg:y="2.74757in" svg:width="4.6699in" svg:height="0.50488in">
          <draw:text-box>
            <text:p text:style-name="a934" text:class-names="" text:cond-style-name="" text:id="id324"><text:span text:style-name="a932" text:class-names="">View</text:span><text:span text:style-name="a933" text:class-names=""/></text:p>
          </draw:text-box>
          <svg:title/>
          <svg:desc/>
        </draw:frame>
        <draw:frame draw:id="id327" draw:style-name="a939" draw:name="Tekstvak 3" svg:x="3.71892in" svg:y="4.16207in" svg:width="4.6699in" svg:height="0.50488in">
          <draw:text-box>
            <text:p text:style-name="a938" text:class-names="" text:cond-style-name="" text:id="id326"><text:span text:style-name="a936" text:class-names="">Model</text:span><text:span text:style-name="a937" text:class-names=""/></text:p>
          </draw:text-box>
          <svg:title/>
          <svg:desc/>
        </draw:frame>
        <draw:connector draw:type="line" svg:x1="6.05387in" svg:y1="4.16207in" draw:start-shape="id327" draw:start-glue-point="0" svg:x2="6.05387in" svg:y2="3.25246in" draw:end-shape="id325" draw:end-glue-point="2" draw:id="id328" draw:style-name="a941" draw:name="Rechte verbindingslijn met pijl 5">
          <svg:title/>
          <svg:desc/>
        </draw:connector>
        <draw:frame draw:id="id330" draw:style-name="a945" draw:name="Tekstvak 23" svg:x="6.05387in" svg:y="3.42116in" svg:width="2.06263in" svg:height="0.5722in">
          <draw:text-box>
            <text:p text:style-name="a944" text:class-names="" text:cond-style-name="" text:id="id329"><text:span text:style-name="a942" text:class-names="">Regelt data en functionaliteit voor:</text:span><text:span text:style-name="a943" text:class-names=""/></text:p>
          </draw:text-box>
          <svg:title/>
          <svg:desc/>
        </draw:frame>
        <draw:frame draw:id="id332" draw:style-name="a949" draw:name="Tekstvak 28" svg:x="3.71892in" svg:y="5.57656in" svg:width="4.6699in" svg:height="0.50488in">
          <draw:text-box>
            <text:p text:style-name="a948" text:class-names="" text:cond-style-name="" text:id="id331"><text:span text:style-name="a946" text:class-names="">Controlle</text:span><text:span text:style-name="a947" text:class-names="">r</text:span></text:p>
          </draw:text-box>
          <svg:title/>
          <svg:desc/>
        </draw:frame>
        <draw:connector draw:type="line" svg:x1="6.05387in" svg:y1="5.57656in" draw:start-shape="id332" draw:start-glue-point="0" svg:x2="6.05387in" svg:y2="4.66695in" draw:end-shape="id327" draw:end-glue-point="2" draw:id="id333" draw:style-name="a951" draw:name="Rechte verbindingslijn met pijl 30">
          <svg:title/>
          <svg:desc/>
        </draw:connector>
        <draw:frame draw:id="id335" draw:style-name="a955" draw:name="Tekstvak 32" svg:x="6.05387in" svg:y="4.7202in" svg:width="2.33495in" svg:height="0.80781in">
          <draw:text-box>
            <text:p text:style-name="a954" text:class-names="" text:cond-style-name="" text:id="id334"><text:span text:style-name="a952" text:class-names="">Geeft data en functionaliteit om deze te manipuleren:</text:span><text:span text:style-name="a953"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fill="hold">
                  <anim:set smil:targetElement="id325" smil:attributeName="visibility" smil:to="visible" smil:begin="0.0s" smil:dur="0.001s" smil:fill="hold"/>
                  <anim:animate smil:targetElement="id325" smil:attributeName="x" smil:values="x;x" smil:keyTimes="0.0;1.0" smil:dur="0.5s" smil:fill="hold"/>
                  <anim:animate smil:targetElement="id325"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328" smil:attributeName="visibility" smil:to="visible" smil:begin="0.0s" smil:dur="0.001s" smil:fill="hold"/>
                  <anim:animate smil:targetElement="id328" smil:attributeName="x" smil:values="x;x" smil:keyTimes="0.0;1.0" smil:dur="0.5s" smil:fill="hold"/>
                  <anim:animate smil:targetElement="id328" smil:attributeName="y" smil:values="1+height/2;y" smil:keyTimes="0.0;1.0" smil:dur="0.5s" smil:fill="hold"/>
                </anim:par>
                <anim:par presentation:node-type="with-previous" presentation:preset-id="2" presentation:preset-sub-type="4" presentation:preset-class="entrance" presentation:group-id="0" smil:begin="0.0s" smil:fill="hold">
                  <anim:set smil:targetElement="id327" smil:attributeName="visibility" smil:to="visible" smil:begin="0.0s" smil:dur="0.001s" smil:fill="hold"/>
                  <anim:animate smil:targetElement="id327" smil:attributeName="x" smil:values="x;x" smil:keyTimes="0.0;1.0" smil:dur="0.5s" smil:fill="hold"/>
                  <anim:animate smil:targetElement="id327"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330" smil:attributeName="visibility" smil:to="visible" smil:begin="0.0s" smil:dur="0.001s" smil:fill="hold"/>
                  <anim:animate smil:targetElement="id330" smil:attributeName="x" smil:values="x;x" smil:keyTimes="0.0;1.0" smil:dur="0.5s" smil:fill="hold"/>
                  <anim:animate smil:targetElement="id330"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333" smil:attributeName="visibility" smil:to="visible" smil:begin="0.0s" smil:dur="0.001s" smil:fill="hold"/>
                  <anim:animate smil:targetElement="id333" smil:attributeName="x" smil:values="x;x" smil:keyTimes="0.0;1.0" smil:dur="0.5s" smil:fill="hold"/>
                  <anim:animate smil:targetElement="id333" smil:attributeName="y" smil:values="1+height/2;y" smil:keyTimes="0.0;1.0" smil:dur="0.5s" smil:fill="hold"/>
                </anim:par>
                <anim:par presentation:node-type="with-previous" presentation:preset-id="2" presentation:preset-sub-type="4" presentation:preset-class="entrance" presentation:group-id="0" smil:begin="0.0s" smil:fill="hold">
                  <anim:set smil:targetElement="id332" smil:attributeName="visibility" smil:to="visible" smil:begin="0.0s" smil:dur="0.001s" smil:fill="hold"/>
                  <anim:animate smil:targetElement="id332" smil:attributeName="x" smil:values="x;x" smil:keyTimes="0.0;1.0" smil:dur="0.5s" smil:fill="hold"/>
                  <anim:animate smil:targetElement="id332"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335" smil:attributeName="visibility" smil:to="visible" smil:begin="0.0s" smil:dur="0.001s" smil:fill="hold"/>
                  <anim:animate smil:targetElement="id335" smil:attributeName="x" smil:values="x;x" smil:keyTimes="0.0;1.0" smil:dur="0.5s" smil:fill="hold"/>
                  <anim:animate smil:targetElement="id335" smil:attributeName="y" smil:values="1+height/2;y" smil:keyTimes="0.0;1.0" smil:dur="0.5s" smil:fill="hold"/>
                </anim:par>
              </anim:par>
            </anim:par>
          </anim:seq>
        </anim:pa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eldia">
      <presentation:placeholder presentation:object="title" svg:x="1.26307in" svg:y="2.2963in" svg:width="9.65186in" svg:height="2.92831in"/>
      <presentation:placeholder presentation:object="subtitle" svg:x="1.26307in" svg:y="5.22461in" svg:width="9.65186in" svg:height="0.94206in"/>
      <presentation:placeholder presentation:object="date-time" svg:x="11.11in" svg:y="1.96in" svg:width="1.08333in" svg:height="0.33333in"/>
      <presentation:placeholder presentation:object="footer" svg:x="9.79in" svg:y="3.53in" svg:width="4.22112in" svg:height="0.33333in"/>
      <presentation:placeholder presentation:object="page-number" svg:x="11.32168in" svg:y="0.32341in" svg:width="0.91667in" svg:height="0.83955in"/>
    </style:presentation-page-layout>
    <style:presentation-page-layout style:name="Master1-PPL2" style:display-name="Titel en object">
      <presentation:placeholder presentation:object="title" svg:x="1.26307in" svg:y="1.06482in" svg:width="9.5816in" svg:height="0.77315in"/>
      <presentation:placeholder presentation:object="object" svg:x="1.26307in" svg:y="2.84722in" svg:width="9.651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3" style:display-name="Sectiekop">
      <presentation:placeholder presentation:object="title" svg:x="1.26307in" svg:y="2.92831in" svg:width="4.75834in" svg:height="2.49762in"/>
      <presentation:placeholder presentation:object="outline" svg:x="7.54108in" svg:y="2.92831in" svg:width="4.1093in" svg:height="2.49762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4" style:display-name="Inhoud van twee">
      <presentation:placeholder presentation:object="title" svg:x="1.26307in" svg:y="1.06482in" svg:width="9.5816in" svg:height="0.77315in"/>
      <presentation:placeholder presentation:object="object" svg:x="1.26307in" svg:y="2.84722in" svg:width="5.27686in" svg:height="3.73611in"/>
      <presentation:placeholder presentation:object="object" svg:x="6.78993in" svg:y="2.84722in" svg:width="5.276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5" style:display-name="Vergelijking">
      <presentation:placeholder presentation:object="title" svg:x="1.26307in" svg:y="1.06482in" svg:width="9.5816in" svg:height="0.77315in"/>
      <presentation:placeholder presentation:object="outline" svg:x="1.26307in" svg:y="2.84722in" svg:width="5.27686in" svg:height="0.63021in"/>
      <presentation:placeholder presentation:object="object" svg:x="1.26307in" svg:y="3.47743in" svg:width="5.27686in" svg:height="3.1059in"/>
      <presentation:placeholder presentation:object="outline" svg:x="6.78993in" svg:y="2.84722in" svg:width="5.27686in" svg:height="0.63021in"/>
      <presentation:placeholder presentation:object="object" svg:x="6.78993in" svg:y="3.47743in" svg:width="5.27686in" svg:height="3.1059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6" style:display-name="Alleen titel">
      <presentation:placeholder presentation:object="title" svg:x="1.26307in" svg:y="1.06482in" svg:width="9.5816in" svg:height="0.773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7" style:display-name="Leeg">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8" style:display-name="Inhoud met bijschrift">
      <presentation:placeholder presentation:object="title" svg:x="1.26307in" svg:y="1.41667in" svg:width="3.05463in" svg:height="1.75in"/>
      <presentation:placeholder presentation:object="object" svg:x="6.32234in" svg:y="1.58333in" svg:width="5.67593in" svg:height="5in"/>
      <presentation:placeholder presentation:object="outline" svg:x="1.26307in" svg:y="3.42222in" svg:width="3.05463in" svg:height="3.1666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9" style:display-name="Afbeelding met bijschrift">
      <presentation:placeholder presentation:object="title" svg:x="1.26307in" svg:y="1.85185in" svg:width="4.22696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0" style:display-name="Panoramische afbeelding met bijschrift">
      <presentation:placeholder presentation:object="title" svg:x="1.26307in" svg:y="5.43518in" svg:width="9.65186in" svg:height="0.61979in"/>
      <presentation:placeholder presentation:object="graphic" svg:x="1.26307in" svg:y="0.75in" svg:width="9.65186in" svg:height="3.75in"/>
      <presentation:placeholder presentation:object="outline" svg:x="1.26307in" svg:y="6.05497in" svg:width="9.65186in" svg:height="0.5399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1" style:display-name="Titel en bijschrift">
      <presentation:placeholder presentation:object="title" svg:x="1.25634in" svg:y="1.16297in" svg:width="9.65859in" svg:height="1.50152in"/>
      <presentation:placeholder presentation:object="outline" svg:x="1.26307in" svg:y="3.875in" svg:width="9.65186in" svg:height="2.7083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2" style:display-name="Citeraat met bijschrift">
      <presentation:placeholder presentation:object="title" svg:x="1.72996in" svg:y="1.07407in" svg:width="9.2453in" svg:height="2.94907in"/>
      <presentation:placeholder presentation:object="outline" svg:x="2.12811in" svg:y="4.02315in" svg:width="8.45496in" svg:height="0.37421in"/>
      <presentation:placeholder presentation:object="outline" svg:x="1.26307in" svg:y="5.5in" svg:width="10.11034in" svg:height="1.0912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3" style:display-name="Naamkaartje">
      <presentation:placeholder presentation:object="title" svg:x="1.26307in" svg:y="2.59259in" svg:width="9.65186in" svg:height="1.99313in"/>
      <presentation:placeholder presentation:object="outline" svg:x="1.26307in" svg:y="5.49537in" svg:width="9.65186in" svg:height="0.9409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4" style:display-name="3 kolommen">
      <presentation:placeholder presentation:object="title" svg:x="1.26307in" svg:y="1.06482in" svg:width="9.65186in" svg:height="0.77315in"/>
      <presentation:placeholder presentation:object="outline" svg:x="1.26307in" svg:y="2.84722in" svg:width="3.436in" svg:height="0.63021in"/>
      <presentation:placeholder presentation:object="outline" svg:x="1.26307in" svg:y="3.47743in" svg:width="3.436in" svg:height="3.11384in"/>
      <presentation:placeholder presentation:object="outline" svg:x="4.93517in" svg:y="2.84722in" svg:width="3.44161in" svg:height="0.63021in"/>
      <presentation:placeholder presentation:object="outline" svg:x="4.93517in" svg:y="3.47743in" svg:width="3.44161in" svg:height="3.11384in"/>
      <presentation:placeholder presentation:object="outline" svg:x="8.62657in" svg:y="2.84722in" svg:width="3.44021in" svg:height="0.63021in"/>
      <presentation:placeholder presentation:object="outline" svg:x="8.62678in" svg:y="3.47743in" svg:width="3.44in" svg:height="3.1138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5" style:display-name="3 Afbeelding-kolom">
      <presentation:placeholder presentation:object="title" svg:x="1.26307in" svg:y="1.06482in" svg:width="9.65186in" svg:height="0.77315in"/>
      <presentation:placeholder presentation:object="outline" svg:x="1.26307in" svg:y="4.95718in" svg:width="3.336in" svg:height="0.63021in"/>
      <presentation:placeholder presentation:object="graphic" svg:x="1.45948in" svg:y="2.84722in" svg:width="2.94318in" svg:height="1.7405in"/>
      <presentation:placeholder presentation:object="outline" svg:x="1.26307in" svg:y="5.58739in" svg:width="3.336in" svg:height="1.00388in"/>
      <presentation:placeholder presentation:object="outline" svg:x="4.99657in" svg:y="4.95718in" svg:width="3.336in" svg:height="0.63021in"/>
      <presentation:placeholder presentation:object="graphic" svg:x="5.19298in" svg:y="2.84722in" svg:width="2.94318in" svg:height="1.7405in"/>
      <presentation:placeholder presentation:object="outline" svg:x="4.998in" svg:y="5.58739in" svg:width="3.336in" svg:height="1.00388in"/>
      <presentation:placeholder presentation:object="outline" svg:x="8.73007in" svg:y="4.95718in" svg:width="3.33672in" svg:height="0.63021in"/>
      <presentation:placeholder presentation:object="graphic" svg:x="8.9272in" svg:y="2.84722in" svg:width="2.94318in" svg:height="1.7405in"/>
      <presentation:placeholder presentation:object="outline" svg:x="8.73007in" svg:y="5.58738in" svg:width="3.33672in" svg:height="1.00388in"/>
      <presentation:placeholder presentation:object="date-time" svg:x="11.65038in" svg:y="6.9902in" svg:width="1.08333in" svg:height="0.33333in"/>
      <presentation:placeholder presentation:object="footer" svg:x="0.61364in" svg:y="6.9902in" svg:width="3.98544in" svg:height="0.33333in"/>
      <presentation:placeholder presentation:object="page-number" svg:x="11.32168in" svg:y="0.32341in" svg:width="0.91667in" svg:height="0.83955in"/>
    </style:presentation-page-layout>
    <style:presentation-page-layout style:name="Master1-PPL16" style:display-name="Titel en verticale tekst">
      <presentation:placeholder presentation:object="title" svg:x="1.26307in" svg:y="1.06482in" svg:width="9.65186in" svg:height="0.77315in"/>
      <presentation:placeholder presentation:object="outline" svg:x="1.26307in" svg:y="2.84722in" svg:width="9.65186in" svg:height="3.73611in"/>
      <presentation:placeholder presentation:object="date-time" svg:x="11.69667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7" style:display-name="Verticale titel en tekst">
      <presentation:placeholder presentation:object="title" svg:x="9.38893in" svg:y="1.39815in" svg:width="1.54196in" svg:height="5.19312in"/>
      <presentation:placeholder presentation:object="outline" svg:x="1.26307in" svg:y="1.39815in" svg:width="6.84167in" svg:height="5.19312in"/>
      <presentation:placeholder presentation:object="date-time" svg:x="11.65038in" svg:y="6.9902in" svg:width="1.08501in" svg:height="0.33333in"/>
      <presentation:placeholder presentation:object="footer" svg:x="0.61364in" svg:y="6.9902in" svg:width="4.22112in" svg:height="0.33333in"/>
      <presentation:placeholder presentation:object="page-number" svg:x="11.32168in" svg:y="0.32341in" svg:width="0.91667in" svg:height="0.83955in"/>
    </style:presentation-page-layout>
    <style:default-style style:family="graphic">
      <style:graphic-properties draw:fill="solid" draw:fill-color="#b31166" draw:opacity="100%" draw:stroke="solid" svg:stroke-width="0.02083in" svg:stroke-color="#830949" svg:stroke-opacity="100%" svg:stroke-linecap="round"/>
    </style:default-style>
    <draw:gradient draw:name="a620" draw:style="radial" draw:cx="50%" draw:cy="50%" draw:start-color="#9b6bf2" draw:end-color="#9b6bf2" draw:start-intensity="6%" draw:end-intensity="7%"/>
    <draw:gradient draw:name="a622" draw:style="radial" draw:cx="50%" draw:cy="50%" draw:start-color="#9b6bf2" draw:end-color="#9b6bf2" draw:start-intensity="7%" draw:end-intensity="14%"/>
    <draw:gradient draw:name="a435" draw:style="radial" draw:cx="50%" draw:cy="50%" draw:start-color="#9b6bf2" draw:end-color="#9b6bf2" draw:start-intensity="10%" draw:end-intensity="11%"/>
    <draw:gradient draw:name="a437" draw:style="radial" draw:cx="50%" draw:cy="50%" draw:start-color="#9b6bf2" draw:end-color="#9b6bf2" draw:start-intensity="8%" draw:end-intensity="8%"/>
    <draw:gradient draw:name="a439" draw:style="radial" draw:cx="50%" draw:cy="50%" draw:start-color="#9b6bf2" draw:end-color="#9b6bf2" draw:start-intensity="7%" draw:end-intensity="14%"/>
    <draw:gradient draw:name="a581" draw:style="radial" draw:cx="50%" draw:cy="50%" draw:start-color="#9b6bf2" draw:end-color="#9b6bf2" draw:start-intensity="7%" draw:end-intensity="14%"/>
    <draw:gradient draw:name="a325" draw:style="radial" draw:cx="50%" draw:cy="50%" draw:start-color="#9b6bf2" draw:end-color="#9b6bf2" draw:start-intensity="10%" draw:end-intensity="11%"/>
    <draw:gradient draw:name="a583" draw:style="radial" draw:cx="50%" draw:cy="50%" draw:start-color="#9b6bf2" draw:end-color="#9b6bf2" draw:start-intensity="6%" draw:end-intensity="7%"/>
    <draw:gradient draw:name="a401" draw:style="radial" draw:cx="50%" draw:cy="50%" draw:start-color="#9b6bf2" draw:end-color="#9b6bf2" draw:start-intensity="7%" draw:end-intensity="14%"/>
    <draw:gradient draw:name="a850" draw:style="radial" draw:cx="50%" draw:cy="50%" draw:start-color="#9b6bf2" draw:end-color="#9b6bf2" draw:start-intensity="6%" draw:end-intensity="7%"/>
    <draw:gradient draw:name="a327" draw:style="radial" draw:cx="50%" draw:cy="50%" draw:start-color="#9b6bf2" draw:end-color="#9b6bf2" draw:start-intensity="8%" draw:end-intensity="8%"/>
    <draw:gradient draw:name="a393" draw:style="radial" draw:cx="50%" draw:cy="50%" draw:start-color="#9b6bf2" draw:end-color="#9b6bf2" draw:start-intensity="10%" draw:end-intensity="11%"/>
    <draw:gradient draw:name="a585" draw:style="radial" draw:cx="50%" draw:cy="50%" draw:start-color="#9b6bf2" draw:end-color="#9b6bf2" draw:start-intensity="7%" draw:end-intensity="14%"/>
    <draw:gradient draw:name="a329" draw:style="radial" draw:cx="50%" draw:cy="50%" draw:start-color="#9b6bf2" draw:end-color="#9b6bf2" draw:start-intensity="7%" draw:end-intensity="14%"/>
    <draw:gradient draw:name="a852" draw:style="radial" draw:cx="50%" draw:cy="50%" draw:start-color="#9b6bf2" draw:end-color="#9b6bf2" draw:start-intensity="7%" draw:end-intensity="14%"/>
    <draw:gradient draw:name="a37" draw:style="radial" draw:cx="50%" draw:cy="50%" draw:start-color="#9b6bf2" draw:end-color="#9b6bf2" draw:start-intensity="10%" draw:end-intensity="11%"/>
    <draw:gradient draw:name="a395" draw:style="radial" draw:cx="50%" draw:cy="50%" draw:start-color="#9b6bf2" draw:end-color="#9b6bf2" draw:start-intensity="8%" draw:end-intensity="8%"/>
    <draw:gradient draw:name="a39" draw:style="radial" draw:cx="50%" draw:cy="50%" draw:start-color="#9b6bf2" draw:end-color="#9b6bf2" draw:start-intensity="8%" draw:end-intensity="8%"/>
    <draw:gradient draw:name="a397" draw:style="radial" draw:cx="50%" draw:cy="50%" draw:start-color="#9b6bf2" draw:end-color="#9b6bf2" draw:start-intensity="7%" draw:end-intensity="14%"/>
    <draw:gradient draw:name="a399" draw:style="radial" draw:cx="50%" draw:cy="50%" draw:start-color="#9b6bf2" draw:end-color="#9b6bf2" draw:start-intensity="6%" draw:end-intensity="7%"/>
    <draw:gradient draw:name="a217" draw:style="radial" draw:cx="50%" draw:cy="50%" draw:start-color="#9b6bf2" draw:end-color="#9b6bf2" draw:start-intensity="10%" draw:end-intensity="11%"/>
    <draw:gradient draw:name="a219" draw:style="radial" draw:cx="50%" draw:cy="50%" draw:start-color="#9b6bf2" draw:end-color="#9b6bf2" draw:start-intensity="8%" draw:end-intensity="8%"/>
    <draw:gradient draw:name="a478" draw:style="radial" draw:cx="50%" draw:cy="50%" draw:start-color="#9b6bf2" draw:end-color="#9b6bf2" draw:start-intensity="10%" draw:end-intensity="11%"/>
    <draw:gradient draw:name="a744" draw:style="radial" draw:cx="50%" draw:cy="50%" draw:start-color="#9b6bf2" draw:end-color="#9b6bf2" draw:start-intensity="10%" draw:end-intensity="11%"/>
    <draw:gradient draw:name="a746" draw:style="radial" draw:cx="50%" draw:cy="50%" draw:start-color="#9b6bf2" draw:end-color="#9b6bf2" draw:start-intensity="8%" draw:end-intensity="8%"/>
    <draw:gradient draw:name="a748" draw:style="radial" draw:cx="50%" draw:cy="50%" draw:start-color="#9b6bf2" draw:end-color="#9b6bf2" draw:start-intensity="7%" draw:end-intensity="14%"/>
    <draw:gradient draw:name="a441" draw:style="radial" draw:cx="50%" draw:cy="50%" draw:start-color="#9b6bf2" draw:end-color="#9b6bf2" draw:start-intensity="6%" draw:end-intensity="7%"/>
    <draw:gradient draw:name="a443" draw:style="radial" draw:cx="50%" draw:cy="50%" draw:start-color="#9b6bf2" draw:end-color="#9b6bf2" draw:start-intensity="7%" draw:end-intensity="14%"/>
    <draw:gradient draw:name="a331" draw:style="radial" draw:cx="50%" draw:cy="50%" draw:start-color="#9b6bf2" draw:end-color="#9b6bf2" draw:start-intensity="6%" draw:end-intensity="7%"/>
    <draw:gradient draw:name="a333" draw:style="radial" draw:cx="50%" draw:cy="50%" draw:start-color="#9b6bf2" draw:end-color="#9b6bf2" draw:start-intensity="7%" draw:end-intensity="14%"/>
    <draw:gradient draw:name="a41" draw:style="radial" draw:cx="50%" draw:cy="50%" draw:start-color="#9b6bf2" draw:end-color="#9b6bf2" draw:start-intensity="7%" draw:end-intensity="14%"/>
    <draw:gradient draw:name="a43" draw:style="radial" draw:cx="50%" draw:cy="50%" draw:start-color="#9b6bf2" draw:end-color="#9b6bf2" draw:start-intensity="6%" draw:end-intensity="7%"/>
    <draw:gradient draw:name="a45" draw:style="radial" draw:cx="50%" draw:cy="50%" draw:start-color="#9b6bf2" draw:end-color="#9b6bf2" draw:start-intensity="7%" draw:end-intensity="14%"/>
    <draw:gradient draw:name="a221" draw:style="radial" draw:cx="50%" draw:cy="50%" draw:start-color="#9b6bf2" draw:end-color="#9b6bf2" draw:start-intensity="7%" draw:end-intensity="14%"/>
    <draw:gradient draw:name="a149" draw:style="radial" draw:cx="50%" draw:cy="50%" draw:start-color="#9b6bf2" draw:end-color="#9b6bf2" draw:start-intensity="10%" draw:end-intensity="11%"/>
    <draw:gradient draw:name="a480" draw:style="radial" draw:cx="50%" draw:cy="50%" draw:start-color="#9b6bf2" draw:end-color="#9b6bf2" draw:start-intensity="8%" draw:end-intensity="8%"/>
    <draw:gradient draw:name="a223" draw:style="radial" draw:cx="50%" draw:cy="50%" draw:start-color="#9b6bf2" draw:end-color="#9b6bf2" draw:start-intensity="6%" draw:end-intensity="7%"/>
    <draw:gradient draw:name="a673" draw:style="radial" draw:cx="50%" draw:cy="50%" draw:start-color="#9b6bf2" draw:end-color="#9b6bf2" draw:start-intensity="10%" draw:end-intensity="11%"/>
    <draw:gradient draw:name="a482" draw:style="radial" draw:cx="50%" draw:cy="50%" draw:start-color="#9b6bf2" draw:end-color="#9b6bf2" draw:start-intensity="7%" draw:end-intensity="14%"/>
    <draw:gradient draw:name="a225" draw:style="radial" draw:cx="50%" draw:cy="50%" draw:start-color="#9b6bf2" draw:end-color="#9b6bf2" draw:start-intensity="7%" draw:end-intensity="14%"/>
    <draw:gradient draw:name="a300" draw:style="radial" draw:cx="50%" draw:cy="50%" draw:start-color="#9b6bf2" draw:end-color="#9b6bf2" draw:start-intensity="7%" draw:end-intensity="14%"/>
    <draw:gradient draw:name="a675" draw:style="radial" draw:cx="50%" draw:cy="50%" draw:start-color="#9b6bf2" draw:end-color="#9b6bf2" draw:start-intensity="8%" draw:end-intensity="8%"/>
    <draw:gradient draw:name="a484" draw:style="radial" draw:cx="50%" draw:cy="50%" draw:start-color="#9b6bf2" draw:end-color="#9b6bf2" draw:start-intensity="6%" draw:end-intensity="7%"/>
    <draw:gradient draw:name="a750" draw:style="radial" draw:cx="50%" draw:cy="50%" draw:start-color="#9b6bf2" draw:end-color="#9b6bf2" draw:start-intensity="6%" draw:end-intensity="7%"/>
    <draw:gradient draw:name="a292" draw:style="radial" draw:cx="50%" draw:cy="50%" draw:start-color="#9b6bf2" draw:end-color="#9b6bf2" draw:start-intensity="10%" draw:end-intensity="11%"/>
    <draw:gradient draw:name="a677" draw:style="radial" draw:cx="50%" draw:cy="50%" draw:start-color="#9b6bf2" draw:end-color="#9b6bf2" draw:start-intensity="7%" draw:end-intensity="14%"/>
    <draw:gradient draw:name="a486" draw:style="radial" draw:cx="50%" draw:cy="50%" draw:start-color="#9b6bf2" draw:end-color="#9b6bf2" draw:start-intensity="7%" draw:end-intensity="14%"/>
    <draw:gradient draw:name="a752" draw:style="radial" draw:cx="50%" draw:cy="50%" draw:start-color="#9b6bf2" draw:end-color="#9b6bf2" draw:start-intensity="7%" draw:end-intensity="14%"/>
    <draw:gradient draw:name="a294" draw:style="radial" draw:cx="50%" draw:cy="50%" draw:start-color="#9b6bf2" draw:end-color="#9b6bf2" draw:start-intensity="8%" draw:end-intensity="8%"/>
    <draw:gradient draw:name="a112" draw:style="radial" draw:cx="50%" draw:cy="50%" draw:start-color="#9b6bf2" draw:end-color="#9b6bf2" draw:start-intensity="10%" draw:end-intensity="11%"/>
    <draw:gradient draw:name="a679" draw:style="radial" draw:cx="50%" draw:cy="50%" draw:start-color="#9b6bf2" draw:end-color="#9b6bf2" draw:start-intensity="6%" draw:end-intensity="7%"/>
    <draw:gradient draw:name="a296" draw:style="radial" draw:cx="50%" draw:cy="50%" draw:start-color="#9b6bf2" draw:end-color="#9b6bf2" draw:start-intensity="7%" draw:end-intensity="14%"/>
    <draw:gradient draw:name="a114" draw:style="radial" draw:cx="50%" draw:cy="50%" draw:start-color="#9b6bf2" draw:end-color="#9b6bf2" draw:start-intensity="8%" draw:end-intensity="8%"/>
    <draw:gradient draw:name="a298" draw:style="radial" draw:cx="50%" draw:cy="50%" draw:start-color="#9b6bf2" draw:end-color="#9b6bf2" draw:start-intensity="6%" draw:end-intensity="7%"/>
    <draw:gradient draw:name="a116" draw:style="radial" draw:cx="50%" draw:cy="50%" draw:start-color="#9b6bf2" draw:end-color="#9b6bf2" draw:start-intensity="7%" draw:end-intensity="14%"/>
    <draw:gradient draw:name="a118" draw:style="radial" draw:cx="50%" draw:cy="50%" draw:start-color="#9b6bf2" draw:end-color="#9b6bf2" draw:start-intensity="6%" draw:end-intensity="7%"/>
    <draw:gradient draw:name="a530" draw:style="radial" draw:cx="50%" draw:cy="50%" draw:start-color="#9b6bf2" draw:end-color="#9b6bf2" draw:start-intensity="10%" draw:end-intensity="11%"/>
    <draw:gradient draw:name="a532" draw:style="radial" draw:cx="50%" draw:cy="50%" draw:start-color="#9b6bf2" draw:end-color="#9b6bf2" draw:start-intensity="8%" draw:end-intensity="8%"/>
    <draw:gradient draw:name="a534" draw:style="radial" draw:cx="50%" draw:cy="50%" draw:start-color="#9b6bf2" draw:end-color="#9b6bf2" draw:start-intensity="7%" draw:end-intensity="14%"/>
    <draw:gradient draw:name="a800" draw:style="radial" draw:cx="50%" draw:cy="50%" draw:start-color="#9b6bf2" draw:end-color="#9b6bf2" draw:start-intensity="6%" draw:end-intensity="7%"/>
    <draw:gradient draw:name="a151" draw:style="radial" draw:cx="50%" draw:cy="50%" draw:start-color="#9b6bf2" draw:end-color="#9b6bf2" draw:start-intensity="8%" draw:end-intensity="8%"/>
    <draw:gradient draw:name="a536" draw:style="radial" draw:cx="50%" draw:cy="50%" draw:start-color="#9b6bf2" draw:end-color="#9b6bf2" draw:start-intensity="6%" draw:end-intensity="7%"/>
    <draw:gradient draw:name="a802" draw:style="radial" draw:cx="50%" draw:cy="50%" draw:start-color="#9b6bf2" draw:end-color="#9b6bf2" draw:start-intensity="7%" draw:end-intensity="14%"/>
    <draw:gradient draw:name="a153" draw:style="radial" draw:cx="50%" draw:cy="50%" draw:start-color="#9b6bf2" draw:end-color="#9b6bf2" draw:start-intensity="7%" draw:end-intensity="14%"/>
    <draw:gradient draw:name="a794" draw:style="radial" draw:cx="50%" draw:cy="50%" draw:start-color="#9b6bf2" draw:end-color="#9b6bf2" draw:start-intensity="10%" draw:end-intensity="11%"/>
    <draw:gradient draw:name="a538" draw:style="radial" draw:cx="50%" draw:cy="50%" draw:start-color="#9b6bf2" draw:end-color="#9b6bf2" draw:start-intensity="7%" draw:end-intensity="14%"/>
    <draw:gradient draw:name="a155" draw:style="radial" draw:cx="50%" draw:cy="50%" draw:start-color="#9b6bf2" draw:end-color="#9b6bf2" draw:start-intensity="6%" draw:end-intensity="7%"/>
    <draw:gradient draw:name="a796" draw:style="radial" draw:cx="50%" draw:cy="50%" draw:start-color="#9b6bf2" draw:end-color="#9b6bf2" draw:start-intensity="8%" draw:end-intensity="8%"/>
    <draw:gradient draw:name="a614" draw:style="radial" draw:cx="50%" draw:cy="50%" draw:start-color="#9b6bf2" draw:end-color="#9b6bf2" draw:start-intensity="10%" draw:end-intensity="11%"/>
    <draw:gradient draw:name="a157" draw:style="radial" draw:cx="50%" draw:cy="50%" draw:start-color="#9b6bf2" draw:end-color="#9b6bf2" draw:start-intensity="7%" draw:end-intensity="14%"/>
    <draw:gradient draw:name="a798" draw:style="radial" draw:cx="50%" draw:cy="50%" draw:start-color="#9b6bf2" draw:end-color="#9b6bf2" draw:start-intensity="7%" draw:end-intensity="14%"/>
    <draw:gradient draw:name="a616" draw:style="radial" draw:cx="50%" draw:cy="50%" draw:start-color="#9b6bf2" draw:end-color="#9b6bf2" draw:start-intensity="8%" draw:end-intensity="8%"/>
    <draw:gradient draw:name="a681" draw:style="radial" draw:cx="50%" draw:cy="50%" draw:start-color="#9b6bf2" draw:end-color="#9b6bf2" draw:start-intensity="7%" draw:end-intensity="14%"/>
    <draw:gradient draw:name="a618" draw:style="radial" draw:cx="50%" draw:cy="50%" draw:start-color="#9b6bf2" draw:end-color="#9b6bf2" draw:start-intensity="7%" draw:end-intensity="14%"/>
    <draw:gradient draw:name="a501" draw:style="radial" draw:cx="50%" draw:cy="50%" draw:start-color="#9b6bf2" draw:end-color="#9b6bf2" draw:start-intensity="7%" draw:end-intensity="14%"/>
    <draw:gradient draw:name="a493" draw:style="radial" draw:cx="50%" draw:cy="50%" draw:start-color="#9b6bf2" draw:end-color="#9b6bf2" draw:start-intensity="10%" draw:end-intensity="11%"/>
    <draw:gradient draw:name="a120" draw:style="radial" draw:cx="50%" draw:cy="50%" draw:start-color="#9b6bf2" draw:end-color="#9b6bf2" draw:start-intensity="7%" draw:end-intensity="14%"/>
    <draw:gradient draw:name="a495" draw:style="radial" draw:cx="50%" draw:cy="50%" draw:start-color="#9b6bf2" draw:end-color="#9b6bf2" draw:start-intensity="8%" draw:end-intensity="8%"/>
    <draw:gradient draw:name="a497" draw:style="radial" draw:cx="50%" draw:cy="50%" draw:start-color="#9b6bf2" draw:end-color="#9b6bf2" draw:start-intensity="7%" draw:end-intensity="14%"/>
    <draw:gradient draw:name="a499" draw:style="radial" draw:cx="50%" draw:cy="50%" draw:start-color="#9b6bf2" draw:end-color="#9b6bf2" draw:start-intensity="6%" draw:end-intensity="7%"/>
    <draw:gradient draw:name="a577" draw:style="radial" draw:cx="50%" draw:cy="50%" draw:start-color="#9b6bf2" draw:end-color="#9b6bf2" draw:start-intensity="10%" draw:end-intensity="11%"/>
    <draw:gradient draw:name="a844" draw:style="radial" draw:cx="50%" draw:cy="50%" draw:start-color="#9b6bf2" draw:end-color="#9b6bf2" draw:start-intensity="10%" draw:end-intensity="11%"/>
    <draw:gradient draw:name="a579" draw:style="radial" draw:cx="50%" draw:cy="50%" draw:start-color="#9b6bf2" draw:end-color="#9b6bf2" draw:start-intensity="8%" draw:end-intensity="8%"/>
    <draw:gradient draw:name="a846" draw:style="radial" draw:cx="50%" draw:cy="50%" draw:start-color="#9b6bf2" draw:end-color="#9b6bf2" draw:start-intensity="8%" draw:end-intensity="8%"/>
    <draw:gradient draw:name="a848" draw:style="radial" draw:cx="50%" draw:cy="50%" draw:start-color="#9b6bf2" draw:end-color="#9b6bf2" draw:start-intensity="7%" draw:end-intensity="14%"/>
    <draw:fill-image draw:name="a792" xlink:href="media/image1.png" xlink:show="embed" xlink:actuate="onLoad"/>
    <draw:fill-image draw:name="a491" xlink:href="media/image1.png" xlink:show="embed" xlink:actuate="onLoad"/>
    <draw:fill-image draw:name="a528" xlink:href="media/image1.png" xlink:show="embed" xlink:actuate="onLoad"/>
    <draw:fill-image draw:name="a671" xlink:href="media/image1.png" xlink:show="embed" xlink:actuate="onLoad"/>
    <draw:fill-image draw:name="a742" xlink:href="media/image1.png" xlink:show="embed" xlink:actuate="onLoad"/>
    <draw:fill-image draw:name="a215" xlink:href="media/image1.png" xlink:show="embed" xlink:actuate="onLoad"/>
    <draw:fill-image draw:name="a147" xlink:href="media/image1.png" xlink:show="embed" xlink:actuate="onLoad"/>
    <draw:fill-image draw:name="a290" xlink:href="media/image1.png" xlink:show="embed" xlink:actuate="onLoad"/>
    <draw:fill-image draw:name="a323" xlink:href="media/image1.png" xlink:show="embed" xlink:actuate="onLoad"/>
    <draw:fill-image draw:name="a433" xlink:href="media/image1.png" xlink:show="embed" xlink:actuate="onLoad"/>
    <draw:fill-image draw:name="a842" xlink:href="media/image1.png" xlink:show="embed" xlink:actuate="onLoad"/>
    <draw:fill-image draw:name="a612" xlink:href="media/image1.png" xlink:show="embed" xlink:actuate="onLoad"/>
    <draw:fill-image draw:name="a476" xlink:href="media/image1.png" xlink:show="embed" xlink:actuate="onLoad"/>
    <draw:fill-image draw:name="a391" xlink:href="media/image1.png" xlink:show="embed" xlink:actuate="onLoad"/>
    <draw:fill-image draw:name="a110" xlink:href="media/image1.png" xlink:show="embed" xlink:actuate="onLoad"/>
    <draw:fill-image draw:name="a575" xlink:href="media/image1.png" xlink:show="embed" xlink:actuate="onLoad"/>
    <draw:fill-image draw:name="a35" xlink:href="media/image1.png" xlink:show="embed" xlink:actuate="onLoad"/>
    <draw:fill-image draw:name="a72" xlink:href="media/image1.png" xlink:show="embed" xlink:actuate="onLoad"/>
    <draw:marker draw:name="a950" svg:viewBox="0 0 20 30" svg:d="m10 0-10 30h20z"/>
    <draw:marker draw:name="a940"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73">
      <style:graphic-properties draw:fill="bitmap" draw:fill-image-name="a72" style:repeat="stretch" draw:stroke="none"/>
    </style:style>
    <style:style style:family="graphic" style:name="a74">
      <style:graphic-properties draw:fill="solid" draw:fill-color="#ffffff" draw:opacity="100%" draw:stroke="none"/>
    </style:style>
    <style:style style:family="drawing-page" style:name="a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40">
      <style:graphic-properties draw:fill="gradient" draw:fill-gradient-name="a439" draw:stroke="none"/>
    </style:style>
    <style:style style:family="graphic" style:name="a216">
      <style:graphic-properties draw:fill="bitmap" draw:fill-image-name="a215" style:repeat="stretch" draw:stroke="none"/>
    </style:style>
    <style:style style:family="graphic" style:name="a76">
      <style:graphic-properties draw:fill="solid" draw:fill-color="#b31166" draw:opacity="100%" draw:stroke="none" draw:shadow="visible" draw:shadow-offset-x="0in" draw:shadow-offset-y="0.02778in" draw:shadow-color="#000000" draw:shadow-opacity="45%"/>
    </style:style>
    <style:style style:family="text" style:name="a7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2">
      <style:graphic-properties draw:fill="gradient" draw:fill-gradient-name="a441" draw:stroke="none"/>
    </style:style>
    <style:style style:family="graphic" style:name="a218">
      <style:graphic-properties draw:fill="gradient" draw:fill-gradient-name="a217" draw:stroke="none"/>
    </style:style>
    <style:style style:family="text" style:name="a7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draw:fill="gradient" draw:fill-gradient-name="a443" draw:stroke="none"/>
    </style:style>
    <style:style style:family="graphic" style:name="a445">
      <style:graphic-properties draw:fill="solid" draw:fill-color="#ffffff" draw:opacity="100%" draw:stroke="none"/>
    </style:style>
    <style:style style:family="graphic" style:name="a446">
      <style:graphic-properties draw:fill="solid" draw:fill-color="#ffffff" draw:opacity="20%" draw:stroke="none"/>
    </style:style>
    <style:style style:family="presentation" style:name="a67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447">
      <style:graphic-properties draw:fill="solid" draw:fill-color="#ffffff" draw:opacity="100%" draw:stroke="none"/>
    </style:style>
    <style:style style:family="graphic" style:name="a448">
      <style:graphic-properties draw:fill="solid" draw:fill-color="#ffffff" draw:opacity="100%" draw:stroke="none"/>
    </style:style>
    <style:style style:family="graphic" style:name="a672">
      <style:graphic-properties draw:fill="bitmap" draw:fill-image-name="a671" style:repeat="stretch" draw:stroke="none"/>
    </style:style>
    <style:style style:family="drawing-page" style:name="a4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74">
      <style:graphic-properties draw:fill="gradient" draw:fill-gradient-name="a673" draw:stroke="none"/>
    </style:style>
    <style:style style:family="graphic" style:name="a676">
      <style:graphic-properties draw:fill="gradient" draw:fill-gradient-name="a675" draw:stroke="none"/>
    </style:style>
    <style:style style:family="graphic" style:name="a678">
      <style:graphic-properties draw:fill="gradient" draw:fill-gradient-name="a677" draw:stroke="none"/>
    </style:style>
    <style:style style:family="graphic" style:name="a220">
      <style:graphic-properties draw:fill="gradient" draw:fill-gradient-name="a219" draw:stroke="none"/>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2">
      <style:graphic-properties draw:fill="gradient" draw:fill-gradient-name="a221" draw:stroke="none"/>
    </style:style>
    <style:style style:family="paragraph" style:name="a8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
      <style:graphic-properties draw:fill="gradient" draw:fill-gradient-name="a223" draw:stroke="none"/>
    </style:style>
    <style:style style:family="text" style:name="a8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0">
      <style:graphic-properties draw:fill="solid" draw:fill-color="#b31166" draw:opacity="100%" draw:stroke="none" draw:shadow="visible" draw:shadow-offset-x="0in" draw:shadow-offset-y="0.02778in" draw:shadow-color="#000000" draw:shadow-opacity="45%"/>
    </style:style>
    <style:style style:family="graphic" style:name="a226">
      <style:graphic-properties draw:fill="gradient" draw:fill-gradient-name="a225" draw:stroke="none"/>
    </style:style>
    <style:style style:family="graphic" style:name="a227">
      <style:graphic-properties draw:fill="solid" draw:fill-color="#ffffff" draw:opacity="20%" draw:stroke="none"/>
    </style:style>
    <style:style style:family="text" style:name="a451">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8">
      <style:graphic-properties draw:fill="solid" draw:fill-color="#ffffff" draw:opacity="100%" draw:stroke="none"/>
    </style:style>
    <style:style style:family="paragraph" style:name="a8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
      <style:graphic-properties draw:fill="solid" draw:fill-color="#ffffff" draw:opacity="100%" draw:stroke="non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0">
      <style:graphic-properties draw:fill="gradient" draw:fill-gradient-name="a679" draw:stroke="none"/>
    </style:style>
    <style:style style:family="paragraph" style:name="a45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graphic" style:name="a682">
      <style:graphic-properties draw:fill="gradient" draw:fill-gradient-name="a681" draw:stroke="none"/>
    </style:style>
    <style:style style:family="text" style:name="a459">
      <style:text-properties fo:font-variant="normal" fo:text-transform="none" fo:color="#ef53a5" style:text-line-through-type="none" style:text-line-through-style="none" style:text-line-through-width="auto" style:text-line-through-color="font-color" style:text-position="0% 100%" fo:font-family="Century Gothic"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3">
      <style:graphic-properties draw:fill="solid" draw:fill-color="#ffffff" draw:opacity="20%" draw:stroke="none"/>
    </style:style>
    <style:style style:family="graphic" style:name="a684">
      <style:graphic-properties draw:fill="solid" draw:fill-color="#ffffff" draw:opacity="100%" draw:stroke="none"/>
    </style:style>
    <style:style style:family="graphic" style:name="a685">
      <style:graphic-properties draw:fill="solid" draw:fill-color="#ffffff" draw:opacity="100%" draw:stroke="none"/>
    </style:style>
    <style:style style:family="drawing-page" style:name="a6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87">
      <style:graphic-properties draw:fill="solid" draw:fill-color="#b31166" draw:opacity="100%" draw:stroke="none" draw:shadow="visible" draw:shadow-offset-x="0in" draw:shadow-offset-y="0.02778in" draw:shadow-color="#000000" draw:shadow-opacity="45%"/>
    </style:style>
    <style:style style:family="text" style:name="a68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1">
      <style:graphic-properties draw:fill="solid" draw:fill-color="#b31166" draw:opacity="100%" draw:stroke="none" draw:shadow="visible" draw:shadow-offset-x="0in" draw:shadow-offset-y="0.02778in" draw:shadow-color="#000000" draw:shadow-opacity="45%"/>
    </style:style>
    <style:style style:family="paragraph" style:name="a9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2">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24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1">
      <style:graphic-properties draw:fill="solid" draw:fill-color="#b31166" draw:opacity="100%" draw:stroke="none" draw:shadow="visible" draw:shadow-offset-x="0in" draw:shadow-offset-y="0.02778in" draw:shadow-color="#000000" draw:shadow-opacity="45%"/>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477">
      <style:graphic-properties draw:fill="bitmap" draw:fill-image-name="a476" style:repeat="stretch" draw:stroke="none"/>
    </style:style>
    <style:style style:family="text" style:name="a70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9">
      <style:graphic-properties draw:fill="gradient" draw:fill-gradient-name="a478" draw:stroke="none"/>
    </style:style>
    <style:style style:family="paragraph" style:name="a70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4">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7">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1">
      <style:graphic-properties draw:fill="gradient" draw:fill-gradient-name="a480" draw:stroke="none"/>
    </style:style>
    <style:style style:family="paragraph" style:name="a25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draw:fill="gradient" draw:fill-gradient-name="a482" draw:stroke="none"/>
    </style:style>
    <style:style style:family="graphic" style:name="a485">
      <style:graphic-properties draw:fill="gradient" draw:fill-gradient-name="a484" draw:stroke="none"/>
    </style:style>
    <style:style style:family="graphic" style:name="a487">
      <style:graphic-properties draw:fill="gradient" draw:fill-gradient-name="a486" draw:stroke="none"/>
    </style:style>
    <style:style style:family="graphic" style:name="a488">
      <style:graphic-properties draw:fill="solid" draw:fill-color="#ffffff" draw:opacity="20%" draw:stroke="none"/>
    </style:style>
    <style:style style:family="paragraph" style:name="a710">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9">
      <style:graphic-properties draw:fill="solid" draw:fill-color="#ffffff" draw:opacity="100%" draw:stroke="none"/>
    </style:style>
    <style:style style:family="presentation" style:name="a711">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71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6">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draw:fill="solid" draw:fill-color="#ffffff" draw:opacity="100%" draw:stroke="none"/>
    </style:style>
    <style:style style:family="text" style:name="a26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draw:fill="bitmap" draw:fill-image-name="a491" style:repeat="stretch" draw:stroke="none"/>
    </style:style>
    <style:style style:family="graphic" style:name="a494">
      <style:graphic-properties draw:fill="gradient" draw:fill-gradient-name="a493" draw:stroke="none"/>
    </style:style>
    <style:style style:family="graphic" style:name="a496">
      <style:graphic-properties draw:fill="gradient" draw:fill-gradient-name="a495" draw:stroke="none"/>
    </style:style>
    <style:style style:family="graphic" style:name="a498">
      <style:graphic-properties draw:fill="gradient" draw:fill-gradient-name="a497" draw:stroke="none"/>
    </style:style>
    <style:style style:family="text" style:name="a72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72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28">
      <style:graphic-properties draw:fill="none" draw:stroke="solid" svg:stroke-width="0.01389in" svg:stroke-color="#b31166" svg:stroke-opacity="40%" svg:stroke-linecap="round"/>
    </style:style>
    <style:style style:family="graphic" style:name="a729">
      <style:graphic-properties draw:fill="none" draw:stroke="solid" svg:stroke-width="0.01389in" svg:stroke-color="#b31166" svg:stroke-opacity="40%" svg:stroke-linecap="round"/>
    </style:style>
    <style:style style:family="text" style:name="a27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00">
      <style:graphic-properties draw:fill="gradient" draw:fill-gradient-name="a499" draw:stroke="none"/>
    </style:style>
    <style:style style:family="graphic" style:name="a502">
      <style:graphic-properties draw:fill="gradient" draw:fill-gradient-name="a501" draw:stroke="none"/>
    </style:style>
    <style:style style:family="graphic" style:name="a503">
      <style:graphic-properties draw:fill="solid" draw:fill-color="#ffffff" draw:opacity="20%" draw:stroke="none"/>
    </style:style>
    <style:style style:family="graphic" style:name="a504">
      <style:graphic-properties draw:fill="solid" draw:fill-color="#ffffff" draw:opacity="100%" draw:stroke="none"/>
    </style:style>
    <style:style style:family="graphic" style:name="a505">
      <style:graphic-properties draw:fill="solid" draw:fill-color="#ffffff" draw:opacity="100%" draw:stroke="none"/>
    </style:style>
    <style:style style:family="drawing-page" style:name="a50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3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7">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8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43">
      <style:graphic-properties draw:fill="bitmap" draw:fill-image-name="a742" style:repeat="stretch" draw:stroke="none"/>
    </style:style>
    <style:style style:family="graphic" style:name="a745">
      <style:graphic-properties draw:fill="gradient" draw:fill-gradient-name="a744" draw:stroke="none"/>
    </style:style>
    <style:style style:family="graphic" style:name="a747">
      <style:graphic-properties draw:fill="gradient" draw:fill-gradient-name="a746" draw:stroke="none"/>
    </style:style>
    <style:style style:family="graphic" style:name="a749">
      <style:graphic-properties draw:fill="gradient" draw:fill-gradient-name="a748" draw:stroke="none"/>
    </style:style>
    <style:style style:family="graphic" style:name="a291">
      <style:graphic-properties draw:fill="bitmap" draw:fill-image-name="a290" style:repeat="stretch" draw:stroke="none"/>
    </style:style>
    <style:style style:family="graphic" style:name="a293">
      <style:graphic-properties draw:fill="gradient" draw:fill-gradient-name="a292" draw:stroke="none"/>
    </style:style>
    <style:style style:family="graphic" style:name="a295">
      <style:graphic-properties draw:fill="gradient" draw:fill-gradient-name="a294" draw:stroke="none"/>
    </style:style>
    <style:style style:family="graphic" style:name="a297">
      <style:graphic-properties draw:fill="gradient" draw:fill-gradient-name="a296" draw:stroke="none"/>
    </style:style>
    <style:style style:family="text" style:name="a52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9">
      <style:graphic-properties draw:fill="gradient" draw:fill-gradient-name="a298" draw:stroke="none"/>
    </style:style>
    <style:style style:family="presentation" style:name="a5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3">
      <style:graphic-properties draw:fill="solid" draw:fill-color="#b31166" draw:opacity="100%" draw:stroke="none" draw:shadow="visible" draw:shadow-offset-x="0in" draw:shadow-offset-y="0.02778in" draw:shadow-color="#000000" draw:shadow-opacity="45%"/>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751">
      <style:graphic-properties draw:fill="gradient" draw:fill-gradient-name="a750" draw:stroke="none"/>
    </style:style>
    <style:style style:family="graphic" style:name="a529">
      <style:graphic-properties draw:fill="bitmap" draw:fill-image-name="a528" style:repeat="stretch" draw:stroke="none"/>
    </style:style>
    <style:style style:family="graphic" style:name="a753">
      <style:graphic-properties draw:fill="gradient" draw:fill-gradient-name="a752" draw:stroke="none"/>
    </style:style>
    <style:style style:family="graphic" style:name="a754">
      <style:graphic-properties draw:fill="solid" draw:fill-color="#ffffff" draw:opacity="20%" draw:stroke="none"/>
    </style:style>
    <style:style style:family="graphic" style:name="a755">
      <style:graphic-properties draw:fill="solid" draw:fill-color="#ffffff" draw:opacity="100%" draw:stroke="none"/>
    </style:style>
    <style:style style:family="graphic" style:name="a756">
      <style:graphic-properties draw:fill="solid" draw:fill-color="#ffffff" draw:opacity="100%" draw:stroke="none"/>
    </style:style>
    <style:style style:family="drawing-page" style:name="a7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58">
      <style:graphic-properties draw:fill="solid" draw:fill-color="#b31166" draw:opacity="100%" draw:stroke="none" draw:shadow="visible" draw:shadow-offset-x="0in" draw:shadow-offset-y="0.02778in" draw:shadow-color="#000000" draw:shadow-opacity="45%"/>
    </style:style>
    <style:style style:family="text" style:name="a75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1">
      <style:graphic-properties draw:fill="gradient" draw:fill-gradient-name="a300" draw:stroke="none"/>
    </style:style>
    <style:style style:family="graphic" style:name="a302">
      <style:graphic-properties draw:fill="solid" draw:fill-color="#ffffff" draw:opacity="20%" draw:stroke="none"/>
    </style:style>
    <style:style style:family="graphic" style:name="a303">
      <style:graphic-properties draw:fill="solid" draw:fill-color="#ffffff" draw:opacity="100%" draw:stroke="none"/>
    </style:style>
    <style:style style:family="graphic" style:name="a304">
      <style:graphic-properties draw:fill="solid" draw:fill-color="#ffffff" draw:opacity="100%" draw:stroke="none"/>
    </style:style>
    <style:style style:family="drawing-page" style:name="a3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06">
      <style:graphic-properties draw:fill="solid" draw:fill-color="#b31166" draw:opacity="100%" draw:stroke="none" draw:shadow="visible" draw:shadow-offset-x="0in" draw:shadow-offset-y="0.02778in" draw:shadow-color="#000000" draw:shadow-opacity="45%"/>
    </style:style>
    <style:style style:family="graphic" style:name="a531">
      <style:graphic-properties draw:fill="gradient" draw:fill-gradient-name="a530" draw:stroke="none"/>
    </style:style>
    <style:style style:family="text" style:name="a30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3">
      <style:graphic-properties draw:fill="gradient" draw:fill-gradient-name="a532" draw:stroke="none"/>
    </style:style>
    <style:style style:family="paragraph" style:name="a3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draw:fill="gradient" draw:fill-gradient-name="a534" draw:stroke="none"/>
    </style:style>
    <style:style style:family="text" style:name="a76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7">
      <style:graphic-properties draw:fill="gradient" draw:fill-gradient-name="a536" draw:stroke="none"/>
    </style:style>
    <style:style style:family="paragraph" style:name="a7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9">
      <style:graphic-properties draw:fill="gradient" draw:fill-gradient-name="a538" draw:stroke="none"/>
    </style:style>
    <style:style style:family="text" style:name="a76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40">
      <style:graphic-properties draw:fill="solid" draw:fill-color="#ffffff" draw:opacity="20%" draw:stroke="none"/>
    </style:style>
    <style:style style:family="paragraph" style:name="a3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draw:fill="solid" draw:fill-color="#ffffff" draw:opacity="100%" draw:stroke="none"/>
    </style:style>
    <style:style style:family="presentation" style:name="a3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42">
      <style:graphic-properties draw:fill="solid" draw:fill-color="#ffffff" draw:opacity="100%" draw:stroke="none"/>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44">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7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7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324">
      <style:graphic-properties draw:fill="bitmap" draw:fill-image-name="a323" style:repeat="stretch" draw:stroke="none"/>
    </style:style>
    <style:style style:family="graphic" style:name="a326">
      <style:graphic-properties draw:fill="gradient" draw:fill-gradient-name="a325" draw:stroke="none"/>
    </style:style>
    <style:style style:family="text" style:name="a55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8">
      <style:graphic-properties draw:fill="gradient" draw:fill-gradient-name="a327" draw:stroke="none"/>
    </style:style>
    <style:style style:family="paragraph" style:name="a5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4">
      <style:text-properties fo:font-variant="small-caps"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0">
      <style:graphic-properties draw:fill="gradient" draw:fill-gradient-name="a329" draw:stroke="none"/>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draw:fill="gradient" draw:fill-gradient-name="a331" draw:stroke="none"/>
    </style:style>
    <style:style style:family="presentation" style:name="a10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334">
      <style:graphic-properties draw:fill="gradient" draw:fill-gradient-name="a333" draw:stroke="none"/>
    </style:style>
    <style:style style:family="graphic" style:name="a335">
      <style:graphic-properties draw:fill="solid" draw:fill-color="#ffffff" draw:opacity="20%" draw:stroke="none"/>
    </style:style>
    <style:style style:family="graphic" style:name="a336">
      <style:graphic-properties draw:fill="solid" draw:fill-color="#ffffff" draw:opacity="100%" draw:stroke="none"/>
    </style:style>
    <style:style style:family="graphic" style:name="a337">
      <style:graphic-properties draw:fill="solid" draw:fill-color="#ffffff" draw:opacity="100%" draw:stroke="none"/>
    </style:style>
    <style:style style:family="presentation" style:name="a5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3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6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9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93">
      <style:graphic-properties draw:fill="bitmap" draw:fill-image-name="a792" style:repeat="stretch" draw:stroke="none"/>
    </style:style>
    <style:style style:family="graphic" style:name="a795">
      <style:graphic-properties draw:fill="gradient" draw:fill-gradient-name="a794" draw:stroke="none"/>
    </style:style>
    <style:style style:family="graphic" style:name="a797">
      <style:graphic-properties draw:fill="gradient" draw:fill-gradient-name="a796" draw:stroke="none"/>
    </style:style>
    <style:style style:family="graphic" style:name="a799">
      <style:graphic-properties draw:fill="gradient" draw:fill-gradient-name="a798" draw:stroke="none"/>
    </style:style>
    <style:style style:family="graphic" style:name="a111">
      <style:graphic-properties draw:fill="bitmap" draw:fill-image-name="a110" style:repeat="stretch" draw:stroke="none"/>
    </style:style>
    <style:style style:family="graphic" style:name="a113">
      <style:graphic-properties draw:fill="gradient" draw:fill-gradient-name="a112" draw:stroke="none"/>
    </style:style>
    <style:style style:family="graphic" style:name="a115">
      <style:graphic-properties draw:fill="gradient" draw:fill-gradient-name="a114" draw:stroke="none"/>
    </style:style>
    <style:style style:family="graphic" style:name="a117">
      <style:graphic-properties draw:fill="gradient" draw:fill-gradient-name="a116" draw:stroke="none"/>
    </style:style>
    <style:style style:family="text" style:name="a34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draw:fill="gradient" draw:fill-gradient-name="a118" draw:stroke="none"/>
    </style:style>
    <style:style style:family="presentation" style:name="a3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70">
      <style:graphic-properties draw:fill="solid" draw:fill-color="#b31166" draw:opacity="100%" draw:stroke="none" draw:shadow="visible" draw:shadow-offset-x="0in" draw:shadow-offset-y="0.02778in" draw:shadow-color="#000000" draw:shadow-opacity="45%"/>
    </style:style>
    <style:style style:family="graphic" style:name="a347">
      <style:graphic-properties draw:fill="solid" draw:fill-color="#b31166" draw:opacity="100%" draw:stroke="none" draw:shadow="visible" draw:shadow-offset-x="0in" draw:shadow-offset-y="0.02778in" draw:shadow-color="#000000" draw:shadow-opacity="45%"/>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576">
      <style:graphic-properties draw:fill="bitmap" draw:fill-image-name="a575" style:repeat="stretch" draw:stroke="none"/>
    </style:style>
    <style:style style:family="graphic" style:name="a578">
      <style:graphic-properties draw:fill="gradient" draw:fill-gradient-name="a577" draw:stroke="none"/>
    </style:style>
    <style:style style:family="graphic" style:name="a801">
      <style:graphic-properties draw:fill="gradient" draw:fill-gradient-name="a800" draw:stroke="none"/>
    </style:style>
    <style:style style:family="graphic" style:name="a803">
      <style:graphic-properties draw:fill="gradient" draw:fill-gradient-name="a802" draw:stroke="none"/>
    </style:style>
    <style:style style:family="graphic" style:name="a804">
      <style:graphic-properties draw:fill="solid" draw:fill-color="#ffffff" draw:opacity="20%" draw:stroke="none"/>
    </style:style>
    <style:style style:family="graphic" style:name="a805">
      <style:graphic-properties draw:fill="solid" draw:fill-color="#ffffff" draw:opacity="100%" draw:stroke="none"/>
    </style:style>
    <style:style style:family="graphic" style:name="a806">
      <style:graphic-properties draw:fill="solid" draw:fill-color="#ffffff" draw:opacity="100%" draw:stroke="none"/>
    </style:style>
    <style:style style:family="drawing-page" style:name="a80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0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
      <style:graphic-properties draw:fill="gradient" draw:fill-gradient-name="a120" draw:stroke="none"/>
    </style:style>
    <style:style style:family="graphic" style:name="a122">
      <style:graphic-properties draw:fill="solid" draw:fill-color="#ffffff" draw:opacity="20%" draw:stroke="none"/>
    </style:style>
    <style:style style:family="graphic" style:name="a123">
      <style:graphic-properties draw:fill="solid" draw:fill-color="#ffffff" draw:opacity="100%" draw:stroke="none"/>
    </style:style>
    <style:style style:family="graphic" style:name="a124">
      <style:graphic-properties draw:fill="solid" draw:fill-color="#ffffff" draw:opacity="100%" draw:stroke="none"/>
    </style:style>
    <style:style style:family="drawing-page" style:name="a12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2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80">
      <style:graphic-properties draw:fill="gradient" draw:fill-gradient-name="a579" draw:stroke="none"/>
    </style:style>
    <style:style style:family="text" style:name="a35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draw:fill="gradient" draw:fill-gradient-name="a581" draw:stroke="none"/>
    </style:style>
    <style:style style:family="graphic" style:name="a584">
      <style:graphic-properties draw:fill="gradient" draw:fill-gradient-name="a583" draw:stroke="none"/>
    </style:style>
    <style:style style:family="graphic" style:name="a586">
      <style:graphic-properties draw:fill="gradient" draw:fill-gradient-name="a585" draw:stroke="none"/>
    </style:style>
    <style:style style:family="graphic" style:name="a587">
      <style:graphic-properties draw:fill="solid" draw:fill-color="#ffffff" draw:opacity="20%" draw:stroke="none"/>
    </style:style>
    <style:style style:family="graphic" style:name="a588">
      <style:graphic-properties draw:fill="solid" draw:fill-color="#ffffff" draw:opacity="100%" draw:stroke="none"/>
    </style:style>
    <style:style style:family="paragraph" style:name="a8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draw:fill="solid" draw:fill-color="#ffffff" draw:opacity="100%" draw:stroke="none"/>
    </style:style>
    <style:style style:family="presentation" style:name="a8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8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text-transform="uppercas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36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2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2">
      <style:graphic-properties draw:fill="solid" draw:fill-color="#b31166" draw:opacity="100%" draw:stroke="none" draw:shadow="visible" draw:shadow-offset-x="0in" draw:shadow-offset-y="0.02778in" draw:shadow-color="#000000" draw:shadow-opacity="45%"/>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7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graphic-properties draw:fill="bitmap" draw:fill-image-name="a147" style:repeat="stretch" draw:stroke="non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4">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07">
      <style:graphic-properties draw:fill="solid" draw:fill-color="#b31166" draw:opacity="100%" draw:stroke="none" draw:shadow="visible" draw:shadow-offset-x="0in" draw:shadow-offset-y="0.02778in" draw:shadow-color="#000000" draw:shadow-opacity="45%"/>
    </style:style>
    <style:style style:family="text" style:name="a83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37">
      <style:graphic-properties draw:fill="solid" draw:fill-color="#b31166" draw:opacity="100%" draw:stroke="none" draw:shadow="visible" draw:shadow-offset-x="0in" draw:shadow-offset-y="0.02778in" draw:shadow-color="#000000" draw:shadow-opacity="45%"/>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
      <style:graphic-properties draw:fill="gradient" draw:fill-gradient-name="a149" draw:stroke="none"/>
    </style:style>
    <style:style style:family="graphic" style:name="a152">
      <style:graphic-properties draw:fill="gradient" draw:fill-gradient-name="a151" draw:stroke="none"/>
    </style:style>
    <style:style style:family="graphic" style:name="a154">
      <style:graphic-properties draw:fill="gradient" draw:fill-gradient-name="a153" draw:stroke="non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
      <style:graphic-properties draw:fill="gradient" draw:fill-gradient-name="a155" draw:stroke="none"/>
    </style:style>
    <style:style style:family="text" style:name="a38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
      <style:graphic-properties draw:fill="gradient" draw:fill-gradient-name="a157" draw:stroke="none"/>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9">
      <style:graphic-properties draw:fill="solid" draw:fill-color="#ffffff" draw:opacity="100%" draw:stroke="none"/>
    </style:style>
    <style:style style:family="text" style:name="a38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6">
      <style:graphic-properties draw:fill="solid" draw:fill-color="#b31166" draw:opacity="100%" draw:stroke="none" draw:shadow="visible" draw:shadow-offset-x="0in" draw:shadow-offset-y="0.02778in" draw:shadow-color="#000000" draw:shadow-opacity="45%"/>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613">
      <style:graphic-properties draw:fill="bitmap" draw:fill-image-name="a612" style:repeat="stretch" draw:stroke="none"/>
    </style:style>
    <style:style style:family="graphic" style:name="a615">
      <style:graphic-properties draw:fill="gradient" draw:fill-gradient-name="a614" draw:stroke="none"/>
    </style:style>
    <style:style style:family="paragraph" style:name="a8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graphic-properties draw:fill="gradient" draw:fill-gradient-name="a616" draw:stroke="none"/>
    </style:style>
    <style:style style:family="presentation" style:name="a8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619">
      <style:graphic-properties draw:fill="gradient" draw:fill-gradient-name="a618" draw:stroke="none"/>
    </style:style>
    <style:style style:family="graphic" style:name="a843">
      <style:graphic-properties draw:fill="bitmap" draw:fill-image-name="a842" style:repeat="stretch" draw:stroke="none"/>
    </style:style>
    <style:style style:family="graphic" style:name="a845">
      <style:graphic-properties draw:fill="gradient" draw:fill-gradient-name="a844" draw:stroke="none"/>
    </style:style>
    <style:style style:family="graphic" style:name="a847">
      <style:graphic-properties draw:fill="gradient" draw:fill-gradient-name="a846" draw:stroke="none"/>
    </style:style>
    <style:style style:family="graphic" style:name="a849">
      <style:graphic-properties draw:fill="gradient" draw:fill-gradient-name="a848" draw:stroke="none"/>
    </style:style>
    <style:style style:family="graphic" style:name="a160">
      <style:graphic-properties draw:fill="solid" draw:fill-color="#ffffff" draw:opacity="100%" draw:stroke="none"/>
    </style:style>
    <style:style style:family="graphic" style:name="a161">
      <style:graphic-properties draw:fill="solid" draw:fill-color="#ffffff" draw:opacity="20%" draw:stroke="none"/>
    </style:style>
    <style:style style:family="graphic" style:name="a162">
      <style:graphic-properties draw:fill="solid" draw:fill-color="#ffffff" draw:opacity="100%" draw:stroke="none"/>
    </style:style>
    <style:style style:family="drawing-page" style:name="a1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4">
      <style:graphic-properties draw:fill="solid" draw:fill-color="#b31166" draw:opacity="100%" draw:stroke="none" draw:shadow="visible" draw:shadow-offset-x="0in" draw:shadow-offset-y="0.02778in" draw:shadow-color="#000000" draw:shadow-opacity="45%"/>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draw:fill="bitmap" draw:fill-image-name="a391" style:repeat="stretch" draw:stroke="none"/>
    </style:style>
    <style:style style:family="text" style:name="a16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94">
      <style:graphic-properties draw:fill="gradient" draw:fill-gradient-name="a393" draw:stroke="none"/>
    </style:style>
    <style:style style:family="text" style:name="a2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draw:fill="gradient" draw:fill-gradient-name="a395" draw:stroke="non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98">
      <style:graphic-properties draw:fill="gradient" draw:fill-gradient-name="a397" draw:stroke="none"/>
    </style:style>
    <style:style style:family="graphic" style:name="a621">
      <style:graphic-properties draw:fill="gradient" draw:fill-gradient-name="a620" draw:stroke="none"/>
    </style:style>
    <style:style style:family="graphic" style:name="a623">
      <style:graphic-properties draw:fill="gradient" draw:fill-gradient-name="a622" draw:stroke="none"/>
    </style:style>
    <style:style style:family="graphic" style:name="a624">
      <style:graphic-properties draw:fill="solid" draw:fill-color="#ffffff" draw:opacity="20%" draw:stroke="none"/>
    </style:style>
    <style:style style:family="graphic" style:name="a625">
      <style:graphic-properties draw:fill="solid" draw:fill-color="#ffffff" draw:opacity="100%" draw:stroke="none"/>
    </style:style>
    <style:style style:family="graphic" style:name="a626">
      <style:graphic-properties draw:fill="solid" draw:fill-color="#ffffff" draw:opacity="100%" draw:stroke="none"/>
    </style:style>
    <style:style style:family="drawing-page" style:name="a6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51">
      <style:graphic-properties draw:fill="gradient" draw:fill-gradient-name="a850" draw:stroke="none"/>
    </style:style>
    <style:style style:family="graphic" style:name="a628">
      <style:graphic-properties draw:fill="solid" draw:fill-color="#b31166" draw:opacity="100%" draw:stroke="none" draw:shadow="visible" draw:shadow-offset-x="0in" draw:shadow-offset-y="0.02778in" draw:shadow-color="#000000" draw:shadow-opacity="45%"/>
    </style:style>
    <style:style style:family="text" style:name="a62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3">
      <style:graphic-properties draw:fill="gradient" draw:fill-gradient-name="a852" draw:stroke="none"/>
    </style:style>
    <style:style style:family="graphic" style:name="a854">
      <style:graphic-properties draw:fill="solid" draw:fill-color="#ffffff" draw:opacity="100%" draw:stroke="none"/>
    </style:style>
    <style:style style:family="graphic" style:name="a855">
      <style:graphic-properties draw:fill="solid" draw:fill-color="#ffffff" draw:opacity="20%" draw:stroke="none"/>
    </style:style>
    <style:style style:family="graphic" style:name="a856">
      <style:graphic-properties draw:fill="solid" draw:fill-color="#ffffff" draw:opacity="100%" draw:stroke="none"/>
    </style:style>
    <style:style style:family="graphic" style:name="a857">
      <style:graphic-properties draw:fill="solid" draw:fill-color="#ffffff" draw:opacity="100%" draw:stroke="none"/>
    </style:style>
    <style:style style:family="paragraph" style:name="a17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draw:fill="solid" draw:fill-color="#b31166" draw:opacity="100%" draw:stroke="none" draw:shadow="visible" draw:shadow-offset-x="0in" draw:shadow-offset-y="0.02778in" draw:shadow-color="#000000" draw:shadow-opacity="45%"/>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7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graphic-properties draw:fill="gradient" draw:fill-gradient-name="a399" draw:stroke="none"/>
    </style:style>
    <style:style style:family="paragraph" style:name="a17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draw:fill="bitmap" draw:fill-image-name="a35" style:repeat="stretch" draw:stroke="none"/>
    </style:style>
    <style:style style:family="graphic" style:name="a402">
      <style:graphic-properties draw:fill="gradient" draw:fill-gradient-name="a401" draw:stroke="none"/>
    </style:style>
    <style:style style:family="graphic" style:name="a38">
      <style:graphic-properties draw:fill="gradient" draw:fill-gradient-name="a37" draw:stroke="none"/>
    </style:style>
    <style:style style:family="graphic" style:name="a403">
      <style:graphic-properties draw:fill="solid" draw:fill-color="#ffffff" draw:opacity="100%" draw:stroke="none"/>
    </style:style>
    <style:style style:family="graphic" style:name="a404">
      <style:graphic-properties draw:fill="solid" draw:fill-color="#ffffff" draw:opacity="20%" draw:stroke="none"/>
    </style:style>
    <style:style style:family="graphic" style:name="a405">
      <style:graphic-properties draw:fill="solid" draw:fill-color="#ffffff" draw:opacity="100%" draw:stroke="none"/>
    </style:style>
    <style:style style:family="text" style:name="a63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6">
      <style:graphic-properties draw:fill="solid" draw:fill-color="#ffffff" draw:opacity="100%" draw:stroke="none"/>
    </style:style>
    <style:style style:family="paragraph" style:name="a6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6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draw:fill="gradient" draw:fill-gradient-name="a39" draw:stroke="none"/>
    </style:style>
    <style:style style:family="presentation" style:name="a1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2">
      <style:graphic-properties draw:fill="gradient" draw:fill-gradient-name="a41" draw:stroke="none"/>
    </style:style>
    <style:style style:family="text" style:name="a1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
      <style:graphic-properties draw:fill="gradient" draw:fill-gradient-name="a43" draw:stroke="none"/>
    </style:style>
    <style:style style:family="paragraph" style:name="a4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6">
      <style:graphic-properties draw:fill="gradient" draw:fill-gradient-name="a45" draw:stroke="none"/>
    </style:style>
    <style:style style:family="graphic" style:name="a47">
      <style:graphic-properties draw:fill="solid" draw:fill-color="#ffffff" draw:opacity="20%" draw:stroke="none"/>
    </style:style>
    <style:style style:family="text" style:name="a41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
      <style:graphic-properties draw:fill="solid" draw:fill-color="#ffffff" draw:opacity="100%" draw:stroke="none"/>
    </style:style>
    <style:style style:family="text" style:name="a41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
      <style:graphic-properties draw:fill="solid" draw:fill-color="#ffffff" draw:opacity="100%" draw:stroke="none"/>
    </style:style>
    <style:style style:family="paragraph" style:name="a414">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6">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9">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1">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28">
      <style:graphic-properties draw:fill="solid" draw:fill-color="#b31166" draw:opacity="100%" draw:stroke="none" draw:shadow="visible" draw:shadow-offset-x="0in" draw:shadow-offset-y="0.02778in" draw:shadow-color="#000000" draw:shadow-opacity="45%"/>
    </style:style>
    <style:style style:family="presentation" style:name="a6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57">
      <style:graphic-properties draw:fill="none" draw:stroke="solid" svg:stroke-width="0.01389in" svg:stroke-color="#b31166" svg:stroke-opacity="40%" svg:stroke-linecap="round"/>
    </style:style>
    <style:style style:family="graphic" style:name="a658">
      <style:graphic-properties draw:fill="none" draw:stroke="solid" svg:stroke-width="0.01389in" svg:stroke-color="#b31166" svg:stroke-opacity="40%" svg:stroke-linecap="round"/>
    </style:style>
    <style:style style:family="text" style:name="a65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7">
      <style:graphic-properties draw:fill="solid" draw:fill-color="#b31166" draw:opacity="100%" draw:stroke="none" draw:shadow="visible" draw:shadow-offset-x="0in" draw:shadow-offset-y="0.02778in" draw:shadow-color="#000000" draw:shadow-opacity="45%"/>
    </style:style>
    <style:style style:family="presentation" style:name="a43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4">
      <style:graphic-properties draw:fill="bitmap" draw:fill-image-name="a433" style:repeat="stretch" draw:stroke="non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6">
      <style:graphic-properties draw:fill="gradient" draw:fill-gradient-name="a435" draw:stroke="none"/>
    </style:style>
    <style:style style:family="text" style:name="a66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38">
      <style:graphic-properties draw:fill="gradient" draw:fill-gradient-name="a437" draw:stroke="none"/>
    </style:style>
    <style:style style:family="paragraph" style:name="a6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6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6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5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7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8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5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1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6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7">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768">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7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5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6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6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6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7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45">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9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7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74">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4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7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2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0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7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7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2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number:date-style xmlns:number="urn:oasis:names:tc:opendocument:xmlns:datastyle:1.0" style:name="a4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Ion-directiekamer" style:page-layout-name="pageLayout1" draw:style-name="a0">
      <draw:g draw:name="Group 7" draw:id="id0">
        <svg:title/>
        <svg:desc/>
        <draw:custom-shape svg:x="0in" svg:y="0in" svg:width="13.33333in" svg:height="7.5in" draw:id="id7" draw:style-name="a36"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8" draw:style-name="a38"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9" draw:style-name="a40"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0" draw:style-name="a42"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1" draw:style-name="a44"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2" draw:style-name="a46"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3" draw:style-name="a47"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4" draw:style-name="a48"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5" draw:style-name="a49"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 presentation:style-name="a4" draw:name="Title Placeholder 1" svg:x="1.26307in" svg:y="1.06482in" svg:width="9.5816in" svg:height="0.77315in" presentation:class="title" presentation:placeholder="false">
        <draw:text-box>
          <text:p text:style-name="a3" text:class-names="" text:cond-style-name=""><text:span text:style-name="a1" text:class-names="">Klik om stijl te bewerken</text:span><text:span text:style-name="a2" text:class-names=""/></text:p>
        </draw:text-box>
        <svg:title/>
        <svg:desc/>
      </draw:frame>
      <draw:frame draw:id="id2" presentation:style-name="a21" draw:name="Text Placeholder 2" svg:x="1.26307in" svg:y="2.84722in" svg:width="9.5816in" svg:height="3.73611in" presentation:class="outline" presentation:placeholder="false">
        <draw:text-box>
          <text:list text:style-name="a7">
            <text:list-item>
              <text:p text:style-name="a6" text:class-names="" text:cond-style-name=""><text:span text:style-name="a5" text:class-names="">Klikken om de tekststijl van het model te bewerken</text:span></text:p>
            </text:list-item>
          </text:list>
          <text:list text:style-name="a10">
            <text:list-item>
              <text:list text:style-name="a10">
                <text:list-item>
                  <text:p text:style-name="a9" text:class-names="" text:cond-style-name=""><text:span text:style-name="a8" text:class-names="">Tweede niveau</text:span></text:p>
                </text:list-item>
              </text:list>
            </text:list-item>
          </text:list>
          <text:list text:style-name="a13">
            <text:list-item>
              <text:list text:style-name="a13">
                <text:list-item>
                  <text:list text:style-name="a13">
                    <text:list-item>
                      <text:p text:style-name="a12" text:class-names="" text:cond-style-name=""><text:span text:style-name="a11" text:class-names="">Derd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Vierd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Vijfde niveau</text:span><text:span text:style-name="a18" text:class-names=""/></text:p>
                            </text:list-item>
                          </text:list>
                        </text:list-item>
                      </text:list>
                    </text:list-item>
                  </text:list>
                </text:list-item>
              </text:list>
            </text:list-item>
          </text:list>
        </draw:text-box>
        <svg:title/>
        <svg:desc/>
      </draw:frame>
      <draw:frame draw:id="id3" presentation:style-name="a26" draw:name="Date Placeholder 3" svg:x="11.65038in" svg:y="6.9902in" svg:width="1.08333in" svg:height="0.33333in" presentation:class="date-time" presentation:placeholder="false">
        <draw:text-box>
          <text:p text:style-name="a25" text:class-names="" text:cond-style-name=""><text:span text:style-name="a22" text:class-names=""><text:date text:fixed="false" style:data-style-name="a23">1/1/2000</text:date></text:span><text:span text:style-name="a24" text:class-names=""/></text:p>
        </draw:text-box>
        <svg:title/>
        <svg:desc/>
      </draw:frame>
      <draw:frame draw:id="id4" presentation:style-name="a29" draw:name="Footer Placeholder 4" svg:x="0.61364in" svg:y="6.9902in" svg:width="4.22112in" svg:height="0.33333in" presentation:class="footer" presentation:placeholder="false">
        <draw:text-box>
          <text:p text:style-name="a28" text:class-names="" text:cond-style-name=""><text:span text:style-name="a27" text:class-names=""/></text:p>
        </draw:text-box>
        <svg:title/>
        <svg:desc/>
      </draw:frame>
      <draw:custom-shape svg:x="11.41493in" svg:y="0in" svg:width="0.75in" svg:height="1.25in" draw:id="id5" draw:style-name="a30" draw:name="Rectangle 20">
        <svg:title/>
        <svg:desc/>
        <draw:enhanced-geometry xmlns:dr3d="urn:oasis:names:tc:opendocument:xmlns:dr3d:1.0" draw:type="non-primitive" svg:viewBox="0 0 21600 21600" draw:enhanced-path="M 0 0 L 21600 0 21600 21600 0 21600 Z N"/>
      </draw:custom-shape>
      <draw:frame draw:id="id6" presentation:style-name="a34" draw:name="Slide Number Placeholder 5" svg:x="11.32168in" svg:y="0.32341in" svg:width="0.91667in" svg:height="0.83955in" presentation:class="page-number" presentation:placeholder="false">
        <draw:text-box>
          <text:p text:style-name="a33" text:class-names="" text:cond-style-name=""><text:span text:style-name="a31" text:class-names=""><text:page-number style:num-format="1" text:fixed="false">‹#›</text:page-number></text:span><text:span text:style-name="a32" text:class-names=""/></text:p>
        </draw:text-box>
        <svg:title/>
        <svg:desc/>
      </draw:frame>
    </style:master-page>
    <style:master-page style:name="Master1-Layout1-title-Titeldia" style:page-layout-name="pageLayout1" draw:style-name="a50">
      <draw:g draw:name="Group 6" draw:id="id16">
        <svg:title/>
        <svg:desc/>
        <draw:custom-shape svg:x="0in" svg:y="0in" svg:width="13.33333in" svg:height="7.5in" draw:id="id23" draw:style-name="a73" draw:name="Rectangle 8">
          <svg:title/>
          <svg:desc/>
          <draw:enhanced-geometry xmlns:dr3d="urn:oasis:names:tc:opendocument:xmlns:dr3d:1.0" draw:type="non-primitive" svg:viewBox="0 0 21600 21600" draw:enhanced-path="M 0 0 L 21600 0 21600 21600 0 21600 Z N"/>
        </draw:custom-shape>
        <draw:custom-shape svg:x="0in" svg:y="0.00174in" svg:width="13.33333in" svg:height="7.49826in" draw:id="id24" draw:style-name="a74"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7" presentation:style-name="a54" draw:name="Title 1" svg:x="1.26307in" svg:y="2.2963in" svg:width="9.65186in" svg:height="2.92831in" presentation:class="title" presentation:placeholder="false">
        <draw:text-box>
          <text:p text:style-name="a53" text:class-names="" text:cond-style-name=""><text:span text:style-name="a51" text:class-names="">Klik om stijl te bewerken</text:span><text:span text:style-name="a52" text:class-names=""/></text:p>
        </draw:text-box>
        <svg:title/>
        <svg:desc/>
      </draw:frame>
      <draw:frame draw:id="id18" presentation:style-name="a58" draw:name="Subtitle 2" svg:x="1.26307in" svg:y="5.22461in" svg:width="9.65186in" svg:height="0.94206in" presentation:class="subtitle" presentation:placeholder="false">
        <draw:text-box>
          <text:p text:style-name="a57" text:class-names="" text:cond-style-name=""><text:span text:style-name="a55" text:class-names="">Klikken om de ondertitelstijl van het model te bewerken</text:span><text:span text:style-name="a56" text:class-names=""/></text:p>
        </draw:text-box>
        <svg:title/>
        <svg:desc/>
      </draw:frame>
      <draw:frame draw:id="id19" presentation:style-name="a63" draw:transform="translate(-0.54167in -0.16667in) rotate(-1.5708) translate(11.65167in 2.12667in)" draw:name="Date Placeholder 3" svg:width="1.08333in" svg:height="0.33333in" presentation:class="date-time" presentation:placeholder="false">
        <draw:text-box>
          <text:p text:style-name="a62" text:class-names="" text:cond-style-name=""><text:span text:style-name="a59" text:class-names=""><text:date text:fixed="false" style:data-style-name="a60">1/1/2000</text:date></text:span><text:span text:style-name="a61" text:class-names=""/></text:p>
        </draw:text-box>
        <svg:title/>
        <svg:desc/>
      </draw:frame>
      <draw:frame draw:id="id20" presentation:style-name="a66" draw:transform="translate(-2.11056in -0.16667in) rotate(-1.5708) translate(11.90056in 3.69667in)" draw:name="Footer Placeholder 4" svg:width="4.22112in" svg:height="0.33333in" presentation:class="footer" presentation:placeholder="false">
        <draw:text-box>
          <text:p text:style-name="a65" text:class-names="" text:cond-style-name=""><text:span text:style-name="a64" text:class-names=""/></text:p>
        </draw:text-box>
        <svg:title/>
        <svg:desc/>
      </draw:frame>
      <draw:custom-shape svg:x="11.41493in" svg:y="0in" svg:width="0.75in" svg:height="1.25in" draw:id="id21" draw:style-name="a67" draw:name="Rectangle 10">
        <svg:title/>
        <svg:desc/>
        <draw:enhanced-geometry xmlns:dr3d="urn:oasis:names:tc:opendocument:xmlns:dr3d:1.0" draw:type="non-primitive" svg:viewBox="0 0 21600 21600" draw:enhanced-path="M 0 0 L 21600 0 21600 21600 0 21600 Z N"/>
      </draw:custom-shape>
      <draw:frame draw:id="id22" presentation:style-name="a71" draw:name="Slide Number Placeholder 5" svg:x="11.32168in" svg:y="0.32341in" svg:width="0.91667in" svg:height="0.83955in" presentation:class="page-number" presentation:placeholder="false">
        <draw:text-box>
          <text:p text:style-name="a70" text:class-names="" text:cond-style-name=""><text:span text:style-name="a68" text:class-names=""><text:page-number style:num-format="1" text:fixed="false">‹#›</text:page-number></text:span><text:span text:style-name="a69" text:class-names=""/></text:p>
        </draw:text-box>
        <svg:title/>
        <svg:desc/>
      </draw:frame>
    </style:master-page>
    <style:master-page style:name="Master1-Layout2-obj-Titel-en-object" style:page-layout-name="pageLayout1" draw:style-name="a75">
      <draw:g draw:name="Group 7" draw:id="id25">
        <svg:title/>
        <svg:desc/>
        <draw:custom-shape svg:x="0in" svg:y="0in" svg:width="13.33333in" svg:height="7.5in" draw:id="id32" draw:layer="Master1-bg" draw:style-name="a111"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33" draw:layer="Master1-bg" draw:style-name="a113"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34" draw:layer="Master1-bg" draw:style-name="a115"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35" draw:layer="Master1-bg" draw:style-name="a117"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36" draw:layer="Master1-bg" draw:style-name="a119"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37" draw:layer="Master1-bg" draw:style-name="a121"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38" draw:layer="Master1-bg" draw:style-name="a122"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39" draw:layer="Master1-bg" draw:style-name="a123"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40" draw:layer="Master1-bg" draw:style-name="a124"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26" draw:layer="Master1-bg" draw:style-name="a76" draw:name="Rectangle 20">
        <svg:title/>
        <svg:desc/>
        <draw:enhanced-geometry xmlns:dr3d="urn:oasis:names:tc:opendocument:xmlns:dr3d:1.0" draw:type="non-primitive" svg:viewBox="0 0 21600 21600" draw:enhanced-path="M 0 0 L 21600 0 21600 21600 0 21600 Z N"/>
      </draw:custom-shape>
      <draw:frame draw:id="id27" presentation:style-name="a80" draw:name="Title 1" svg:x="1.26307in" svg:y="1.06482in" svg:width="9.5816in" svg:height="0.77315in" presentation:class="title" presentation:placeholder="false">
        <draw:text-box>
          <text:p text:style-name="a79" text:class-names="" text:cond-style-name=""><text:span text:style-name="a77" text:class-names="">Klik om stijl te bewerken</text:span><text:span text:style-name="a78" text:class-names=""/></text:p>
        </draw:text-box>
        <svg:title/>
        <svg:desc/>
      </draw:frame>
      <draw:frame draw:id="id28" presentation:style-name="a97" draw:name="Content Placeholder 2" svg:x="1.26307in" svg:y="2.84722in" svg:width="9.65186in" svg:height="3.73611in" presentation:class="object" presentation:placeholder="false">
        <draw:text-box>
          <text:list text:style-name="a83">
            <text:list-item>
              <text:p text:style-name="a82" text:class-names="" text:cond-style-name=""><text:span text:style-name="a81" text:class-names="">Klikken om de tekststijl van het model te bewerken</text:span></text:p>
            </text:list-item>
          </text:list>
          <text:list text:style-name="a86">
            <text:list-item>
              <text:list text:style-name="a86">
                <text:list-item>
                  <text:p text:style-name="a85" text:class-names="" text:cond-style-name=""><text:span text:style-name="a84" text:class-names="">Tweede niveau</text:span></text:p>
                </text:list-item>
              </text:list>
            </text:list-item>
          </text:list>
          <text:list text:style-name="a89">
            <text:list-item>
              <text:list text:style-name="a89">
                <text:list-item>
                  <text:list text:style-name="a89">
                    <text:list-item>
                      <text:p text:style-name="a88" text:class-names="" text:cond-style-name=""><text:span text:style-name="a87" text:class-names="">Derde niveau</text:span></text:p>
                    </text:list-item>
                  </text:list>
                </text:list-item>
              </text:list>
            </text:list-item>
          </text:list>
          <text:list text:style-name="a92">
            <text:list-item>
              <text:list text:style-name="a92">
                <text:list-item>
                  <text:list text:style-name="a92">
                    <text:list-item>
                      <text:list text:style-name="a92">
                        <text:list-item>
                          <text:p text:style-name="a91" text:class-names="" text:cond-style-name=""><text:span text:style-name="a90" text:class-names="">Vierde niveau</text:span></text:p>
                        </text:list-item>
                      </text:list>
                    </text:list-item>
                  </text:list>
                </text:list-item>
              </text:list>
            </text:list-item>
          </text:list>
          <text:list text:style-name="a96">
            <text:list-item>
              <text:list text:style-name="a96">
                <text:list-item>
                  <text:list text:style-name="a96">
                    <text:list-item>
                      <text:list text:style-name="a96">
                        <text:list-item>
                          <text:list text:style-name="a96">
                            <text:list-item>
                              <text:p text:style-name="a95" text:class-names="" text:cond-style-name=""><text:span text:style-name="a93" text:class-names="">Vijfde niveau</text:span><text:span text:style-name="a94" text:class-names=""/></text:p>
                            </text:list-item>
                          </text:list>
                        </text:list-item>
                      </text:list>
                    </text:list-item>
                  </text:list>
                </text:list-item>
              </text:list>
            </text:list-item>
          </text:list>
        </draw:text-box>
        <svg:title/>
        <svg:desc/>
      </draw:frame>
      <draw:frame draw:id="id29" presentation:style-name="a102" draw:name="Date Placeholder 3" svg:x="11.65038in" svg:y="6.9902in" svg:width="1.08333in" svg:height="0.33333in" presentation:class="date-time" presentation:placeholder="false">
        <draw:text-box>
          <text:p text:style-name="a101" text:class-names="" text:cond-style-name=""><text:span text:style-name="a98" text:class-names=""><text:date text:fixed="false" style:data-style-name="a99">1/1/2000</text:date></text:span><text:span text:style-name="a100" text:class-names=""/></text:p>
        </draw:text-box>
        <svg:title/>
        <svg:desc/>
      </draw:frame>
      <draw:frame draw:id="id30" presentation:style-name="a105" draw:name="Footer Placeholder 4" svg:x="0.61364in" svg:y="6.9902in" svg:width="4.22112in" svg:height="0.33333in" presentation:class="footer" presentation:placeholder="false">
        <draw:text-box>
          <text:p text:style-name="a104" text:class-names="" text:cond-style-name=""><text:span text:style-name="a103" text:class-names=""/></text:p>
        </draw:text-box>
        <svg:title/>
        <svg:desc/>
      </draw:frame>
      <draw:frame draw:id="id31" presentation:style-name="a109" draw:name="Slide Number Placeholder 5" svg:x="11.32168in" svg:y="0.32341in" svg:width="0.91667in" svg:height="0.83955in" presentation:class="page-number" presentation:placeholder="false">
        <draw:text-box>
          <text:p text:style-name="a108" text:class-names="" text:cond-style-name=""><text:span text:style-name="a106" text:class-names=""><text:page-number style:num-format="1" text:fixed="false">‹#›</text:page-number></text:span><text:span text:style-name="a107" text:class-names=""/></text:p>
        </draw:text-box>
        <svg:title/>
        <svg:desc/>
      </draw:frame>
    </style:master-page>
    <style:master-page style:name="Master1-Layout3-secHead-Sectiekop" style:page-layout-name="pageLayout1" draw:style-name="a125">
      <draw:g draw:name="Group 7" draw:id="id41">
        <svg:title/>
        <svg:desc/>
        <draw:custom-shape svg:x="0in" svg:y="0in" svg:width="13.33333in" svg:height="7.5in" draw:id="id48" draw:style-name="a148"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49" draw:style-name="a150"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50" draw:style-name="a152"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51" draw:style-name="a154"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52" draw:style-name="a156"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53" draw:style-name="a158"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97222in" svg:y="0.43981in" svg:width="4.89815in" svg:height="6.62037in" draw:id="id54" draw:style-name="a159" draw:name="Rectangle 9">
          <svg:title/>
          <svg:desc/>
          <draw:enhanced-geometry xmlns:dr3d="urn:oasis:names:tc:opendocument:xmlns:dr3d:1.0" draw:type="non-primitive" svg:viewBox="0 0 21600 21600" draw:enhanced-path="M 0 0 L 21600 0 21600 21600 0 21600 Z N"/>
        </draw:custom-shape>
        <draw:custom-shape svg:width="6.62037in" svg:height="1.372in" draw:id="id55" draw:style-name="a160" draw:transform="translate(-3.31019in -0.686in) rotate(-4.71239) translate(7.45197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width="3.60828in" svg:height="0.4822in" draw:id="id56" draw:style-name="a161" draw:transform="translate(-1.80414in -0.2411in) rotate(-4.63166) translate(6.94232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57" draw:style-name="a162"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42" presentation:style-name="a129" draw:name="Title 1" svg:x="1.26307in" svg:y="2.92831in" svg:width="4.75834in" svg:height="2.49762in" presentation:class="title" presentation:placeholder="false">
        <draw:text-box>
          <text:p text:style-name="a128" text:class-names="" text:cond-style-name=""><text:span text:style-name="a126" text:class-names="">Klik om stijl te bewerken</text:span><text:span text:style-name="a127" text:class-names=""/></text:p>
        </draw:text-box>
        <svg:title/>
        <svg:desc/>
      </draw:frame>
      <draw:frame draw:id="id43" presentation:style-name="a133" draw:name="Text Placeholder 2" svg:x="7.54108in" svg:y="2.92831in" svg:width="4.1093in" svg:height="2.49762in" presentation:class="outline" presentation:placeholder="false">
        <draw:text-box>
          <text:list text:style-name="a132">
            <text:list-item>
              <text:p text:style-name="a131" text:class-names="" text:cond-style-name=""><text:span text:style-name="a130" text:class-names="">Klikken om de tekststijl van het model te bewerken</text:span></text:p>
            </text:list-item>
          </text:list>
        </draw:text-box>
        <svg:title/>
        <svg:desc/>
      </draw:frame>
      <draw:frame draw:id="id44" presentation:style-name="a138" draw:name="Date Placeholder 3" svg:x="11.65038in" svg:y="6.9902in" svg:width="1.08333in" svg:height="0.33333in" presentation:class="date-time" presentation:placeholder="false">
        <draw:text-box>
          <text:p text:style-name="a137" text:class-names="" text:cond-style-name=""><text:span text:style-name="a134" text:class-names=""><text:date text:fixed="false" style:data-style-name="a135">1/1/2000</text:date></text:span><text:span text:style-name="a136" text:class-names=""/></text:p>
        </draw:text-box>
        <svg:title/>
        <svg:desc/>
      </draw:frame>
      <draw:frame draw:id="id45" presentation:style-name="a141" draw:name="Footer Placeholder 4" svg:x="0.61364in" svg:y="6.9902in" svg:width="4.22112in" svg:height="0.33333in" presentation:class="footer" presentation:placeholder="false">
        <draw:text-box>
          <text:p text:style-name="a140" text:class-names="" text:cond-style-name=""><text:span text:style-name="a139" text:class-names=""/></text:p>
        </draw:text-box>
        <svg:title/>
        <svg:desc/>
      </draw:frame>
      <draw:custom-shape svg:x="11.41493in" svg:y="0in" svg:width="0.75in" svg:height="1.25in" draw:id="id46" draw:style-name="a142" draw:name="Rectangle 15">
        <svg:title/>
        <svg:desc/>
        <draw:enhanced-geometry xmlns:dr3d="urn:oasis:names:tc:opendocument:xmlns:dr3d:1.0" draw:type="non-primitive" svg:viewBox="0 0 21600 21600" draw:enhanced-path="M 0 0 L 21600 0 21600 21600 0 21600 Z N"/>
      </draw:custom-shape>
      <draw:frame draw:id="id47" presentation:style-name="a146" draw:name="Slide Number Placeholder 5" svg:x="11.32168in" svg:y="0.32341in" svg:width="0.91667in" svg:height="0.83955in" presentation:class="page-number" presentation:placeholder="false">
        <draw:text-box>
          <text:p text:style-name="a145" text:class-names="" text:cond-style-name=""><text:span text:style-name="a143" text:class-names=""><text:page-number style:num-format="1" text:fixed="false">‹#›</text:page-number></text:span><text:span text:style-name="a144" text:class-names=""/></text:p>
        </draw:text-box>
        <svg:title/>
        <svg:desc/>
      </draw:frame>
    </style:master-page>
    <style:master-page style:name="Master1-Layout4-twoObj-Inhoud-van-twee" style:page-layout-name="pageLayout1" draw:style-name="a163">
      <draw:g draw:name="Group 7" draw:id="id58">
        <svg:title/>
        <svg:desc/>
        <draw:custom-shape svg:x="0in" svg:y="0in" svg:width="13.33333in" svg:height="7.5in" draw:id="id66" draw:layer="Master1-bg" draw:style-name="a216"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67" draw:layer="Master1-bg" draw:style-name="a218"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68" draw:layer="Master1-bg" draw:style-name="a220"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69" draw:layer="Master1-bg" draw:style-name="a222"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70" draw:layer="Master1-bg" draw:style-name="a224"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71" draw:layer="Master1-bg" draw:style-name="a226"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72" draw:layer="Master1-bg" draw:style-name="a227"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73" draw:layer="Master1-bg" draw:style-name="a228"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74" draw:layer="Master1-bg" draw:style-name="a229"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59" draw:layer="Master1-bg" draw:style-name="a164" draw:name="Rectangle 20">
        <svg:title/>
        <svg:desc/>
        <draw:enhanced-geometry xmlns:dr3d="urn:oasis:names:tc:opendocument:xmlns:dr3d:1.0" draw:type="non-primitive" svg:viewBox="0 0 21600 21600" draw:enhanced-path="M 0 0 L 21600 0 21600 21600 0 21600 Z N"/>
      </draw:custom-shape>
      <draw:frame draw:id="id60" presentation:style-name="a168" draw:name="Title 1" svg:x="1.26307in" svg:y="1.06482in" svg:width="9.5816in" svg:height="0.77315in" presentation:class="title" presentation:placeholder="false">
        <draw:text-box>
          <text:p text:style-name="a167" text:class-names="" text:cond-style-name=""><text:span text:style-name="a165" text:class-names="">Klik om stijl te bewerken</text:span><text:span text:style-name="a166" text:class-names=""/></text:p>
        </draw:text-box>
        <svg:title/>
        <svg:desc/>
      </draw:frame>
      <draw:frame draw:id="id61" presentation:style-name="a185" draw:name="Content Placeholder 2" svg:x="1.26307in" svg:y="2.84722in" svg:width="5.27686in" svg:height="3.73611in" presentation:class="object" presentation:placeholder="false">
        <draw:text-box>
          <text:list text:style-name="a171">
            <text:list-item>
              <text:p text:style-name="a170" text:class-names="" text:cond-style-name=""><text:span text:style-name="a169" text:class-names="">Klikken om de tekststijl van het model te bewerken</text:span></text:p>
            </text:list-item>
          </text:list>
          <text:list text:style-name="a174">
            <text:list-item>
              <text:list text:style-name="a174">
                <text:list-item>
                  <text:p text:style-name="a173" text:class-names="" text:cond-style-name=""><text:span text:style-name="a172" text:class-names="">Tweede niveau</text:span></text:p>
                </text:list-item>
              </text:list>
            </text:list-item>
          </text:list>
          <text:list text:style-name="a177">
            <text:list-item>
              <text:list text:style-name="a177">
                <text:list-item>
                  <text:list text:style-name="a177">
                    <text:list-item>
                      <text:p text:style-name="a176" text:class-names="" text:cond-style-name=""><text:span text:style-name="a175" text:class-names="">Derde niveau</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Vierde niveau</text:span></text:p>
                        </text:list-item>
                      </text:list>
                    </text:list-item>
                  </text:list>
                </text:list-item>
              </text:list>
            </text:list-item>
          </text:list>
          <text:list text:style-name="a184">
            <text:list-item>
              <text:list text:style-name="a184">
                <text:list-item>
                  <text:list text:style-name="a184">
                    <text:list-item>
                      <text:list text:style-name="a184">
                        <text:list-item>
                          <text:list text:style-name="a184">
                            <text:list-item>
                              <text:p text:style-name="a183" text:class-names="" text:cond-style-name=""><text:span text:style-name="a181" text:class-names="">Vijfde niveau</text:span><text:span text:style-name="a182" text:class-names=""/></text:p>
                            </text:list-item>
                          </text:list>
                        </text:list-item>
                      </text:list>
                    </text:list-item>
                  </text:list>
                </text:list-item>
              </text:list>
            </text:list-item>
          </text:list>
        </draw:text-box>
        <svg:title/>
        <svg:desc/>
      </draw:frame>
      <draw:frame draw:id="id62" presentation:style-name="a202" draw:name="Content Placeholder 3" svg:x="6.78993in" svg:y="2.84722in" svg:width="5.27686in" svg:height="3.73611in" presentation:class="object" presentation:placeholder="false">
        <draw:text-box>
          <text:list text:style-name="a188">
            <text:list-item>
              <text:p text:style-name="a187" text:class-names="" text:cond-style-name=""><text:span text:style-name="a186" text:class-names="">Klikken om de tekststijl van het model te bewerken</text:span></text:p>
            </text:list-item>
          </text:list>
          <text:list text:style-name="a191">
            <text:list-item>
              <text:list text:style-name="a191">
                <text:list-item>
                  <text:p text:style-name="a190" text:class-names="" text:cond-style-name=""><text:span text:style-name="a189" text:class-names="">Tweede niveau</text:span></text:p>
                </text:list-item>
              </text:list>
            </text:list-item>
          </text:list>
          <text:list text:style-name="a194">
            <text:list-item>
              <text:list text:style-name="a194">
                <text:list-item>
                  <text:list text:style-name="a194">
                    <text:list-item>
                      <text:p text:style-name="a193" text:class-names="" text:cond-style-name=""><text:span text:style-name="a192" text:class-names="">Derde niveau</text:span></text:p>
                    </text:list-item>
                  </text:list>
                </text:list-item>
              </text:list>
            </text:list-item>
          </text:list>
          <text:list text:style-name="a197">
            <text:list-item>
              <text:list text:style-name="a197">
                <text:list-item>
                  <text:list text:style-name="a197">
                    <text:list-item>
                      <text:list text:style-name="a197">
                        <text:list-item>
                          <text:p text:style-name="a196" text:class-names="" text:cond-style-name=""><text:span text:style-name="a195" text:class-names="">Vierde niveau</text:span></text:p>
                        </text:list-item>
                      </text:list>
                    </text:list-item>
                  </text:list>
                </text:list-item>
              </text:list>
            </text:list-item>
          </text:list>
          <text:list text:style-name="a201">
            <text:list-item>
              <text:list text:style-name="a201">
                <text:list-item>
                  <text:list text:style-name="a201">
                    <text:list-item>
                      <text:list text:style-name="a201">
                        <text:list-item>
                          <text:list text:style-name="a201">
                            <text:list-item>
                              <text:p text:style-name="a200" text:class-names="" text:cond-style-name=""><text:span text:style-name="a198" text:class-names="">Vijfde niveau</text:span><text:span text:style-name="a199" text:class-names=""/></text:p>
                            </text:list-item>
                          </text:list>
                        </text:list-item>
                      </text:list>
                    </text:list-item>
                  </text:list>
                </text:list-item>
              </text:list>
            </text:list-item>
          </text:list>
        </draw:text-box>
        <svg:title/>
        <svg:desc/>
      </draw:frame>
      <draw:frame draw:id="id63" presentation:style-name="a207" draw:name="Date Placeholder 4" svg:x="11.65038in" svg:y="6.9902in" svg:width="1.08333in" svg:height="0.33333in" presentation:class="date-time" presentation:placeholder="false">
        <draw:text-box>
          <text:p text:style-name="a206" text:class-names="" text:cond-style-name=""><text:span text:style-name="a203" text:class-names=""><text:date text:fixed="false" style:data-style-name="a204">1/1/2000</text:date></text:span><text:span text:style-name="a205" text:class-names=""/></text:p>
        </draw:text-box>
        <svg:title/>
        <svg:desc/>
      </draw:frame>
      <draw:frame draw:id="id64" presentation:style-name="a210" draw:name="Footer Placeholder 5" svg:x="0.61364in" svg:y="6.9902in" svg:width="4.22112in" svg:height="0.33333in" presentation:class="footer" presentation:placeholder="false">
        <draw:text-box>
          <text:p text:style-name="a209" text:class-names="" text:cond-style-name=""><text:span text:style-name="a208" text:class-names=""/></text:p>
        </draw:text-box>
        <svg:title/>
        <svg:desc/>
      </draw:frame>
      <draw:frame draw:id="id65" presentation:style-name="a214" draw:name="Slide Number Placeholder 6" svg:x="11.32168in" svg:y="0.32341in" svg:width="0.91667in" svg:height="0.83955in" presentation:class="page-number" presentation:placeholder="false">
        <draw:text-box>
          <text:p text:style-name="a213" text:class-names="" text:cond-style-name=""><text:span text:style-name="a211" text:class-names=""><text:page-number style:num-format="1" text:fixed="false">‹#›</text:page-number></text:span><text:span text:style-name="a212" text:class-names=""/></text:p>
        </draw:text-box>
        <svg:title/>
        <svg:desc/>
      </draw:frame>
    </style:master-page>
    <style:master-page style:name="Master1-Layout5-twoTxTwoObj-Vergelijking" style:page-layout-name="pageLayout1" draw:style-name="a230">
      <draw:g draw:name="Group 7" draw:id="id75">
        <svg:title/>
        <svg:desc/>
        <draw:custom-shape svg:x="0in" svg:y="0in" svg:width="13.33333in" svg:height="7.5in" draw:id="id85" draw:layer="Master1-bg" draw:style-name="a291"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86" draw:layer="Master1-bg" draw:style-name="a293"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87" draw:layer="Master1-bg" draw:style-name="a295"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88" draw:layer="Master1-bg" draw:style-name="a297"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89" draw:layer="Master1-bg" draw:style-name="a299"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90" draw:layer="Master1-bg" draw:style-name="a301"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91" draw:layer="Master1-bg" draw:style-name="a302"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92" draw:layer="Master1-bg" draw:style-name="a303"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93" draw:layer="Master1-bg" draw:style-name="a304"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76" draw:layer="Master1-bg" draw:style-name="a231" draw:name="Rectangle 20">
        <svg:title/>
        <svg:desc/>
        <draw:enhanced-geometry xmlns:dr3d="urn:oasis:names:tc:opendocument:xmlns:dr3d:1.0" draw:type="non-primitive" svg:viewBox="0 0 21600 21600" draw:enhanced-path="M 0 0 L 21600 0 21600 21600 0 21600 Z N"/>
      </draw:custom-shape>
      <draw:frame draw:id="id77" presentation:style-name="a235" draw:name="Title 1" svg:x="1.26307in" svg:y="1.06482in" svg:width="9.5816in" svg:height="0.77315in" presentation:class="title" presentation:placeholder="false">
        <draw:text-box>
          <text:p text:style-name="a234" text:class-names="" text:cond-style-name=""><text:span text:style-name="a232" text:class-names="">Klik om stijl te bewerken</text:span><text:span text:style-name="a233" text:class-names=""/></text:p>
        </draw:text-box>
        <svg:title/>
        <svg:desc/>
      </draw:frame>
      <draw:frame draw:id="id78" presentation:style-name="a239" draw:name="Text Placeholder 2" svg:x="1.26307in" svg:y="2.84722in" svg:width="5.27686in" svg:height="0.63021in" presentation:class="outline" presentation:placeholder="false">
        <draw:text-box>
          <text:list text:style-name="a238">
            <text:list-item>
              <text:p text:style-name="a237" text:class-names="" text:cond-style-name=""><text:span text:style-name="a236" text:class-names="">Klikken om de tekststijl van het model te bewerken</text:span></text:p>
            </text:list-item>
          </text:list>
        </draw:text-box>
        <svg:title/>
        <svg:desc/>
      </draw:frame>
      <draw:frame draw:id="id79" presentation:style-name="a256" draw:name="Content Placeholder 3" svg:x="1.26307in" svg:y="3.47743in" svg:width="5.27686in" svg:height="3.1059in" presentation:class="object" presentation:placeholder="false">
        <draw:text-box>
          <text:list text:style-name="a242">
            <text:list-item>
              <text:p text:style-name="a241" text:class-names="" text:cond-style-name=""><text:span text:style-name="a240" text:class-names="">Klikken om de tekststijl van het model te bewerken</text:span></text:p>
            </text:list-item>
          </text:list>
          <text:list text:style-name="a245">
            <text:list-item>
              <text:list text:style-name="a245">
                <text:list-item>
                  <text:p text:style-name="a244" text:class-names="" text:cond-style-name=""><text:span text:style-name="a243" text:class-names="">Tweede niveau</text:span></text:p>
                </text:list-item>
              </text:list>
            </text:list-item>
          </text:list>
          <text:list text:style-name="a248">
            <text:list-item>
              <text:list text:style-name="a248">
                <text:list-item>
                  <text:list text:style-name="a248">
                    <text:list-item>
                      <text:p text:style-name="a247" text:class-names="" text:cond-style-name=""><text:span text:style-name="a246" text:class-names="">Derde niveau</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Vierde niveau</text:span></text:p>
                        </text:list-item>
                      </text:list>
                    </text:list-item>
                  </text:list>
                </text:list-item>
              </text:list>
            </text:list-item>
          </text:list>
          <text:list text:style-name="a255">
            <text:list-item>
              <text:list text:style-name="a255">
                <text:list-item>
                  <text:list text:style-name="a255">
                    <text:list-item>
                      <text:list text:style-name="a255">
                        <text:list-item>
                          <text:list text:style-name="a255">
                            <text:list-item>
                              <text:p text:style-name="a254" text:class-names="" text:cond-style-name=""><text:span text:style-name="a252" text:class-names="">Vijfde niveau</text:span><text:span text:style-name="a253" text:class-names=""/></text:p>
                            </text:list-item>
                          </text:list>
                        </text:list-item>
                      </text:list>
                    </text:list-item>
                  </text:list>
                </text:list-item>
              </text:list>
            </text:list-item>
          </text:list>
        </draw:text-box>
        <svg:title/>
        <svg:desc/>
      </draw:frame>
      <draw:frame draw:id="id80" presentation:style-name="a260" draw:name="Text Placeholder 4" svg:x="6.78993in" svg:y="2.84722in" svg:width="5.27686in" svg:height="0.63021in" presentation:class="outline" presentation:placeholder="false">
        <draw:text-box>
          <text:list text:style-name="a259">
            <text:list-item>
              <text:p text:style-name="a258" text:class-names="" text:cond-style-name=""><text:span text:style-name="a257" text:class-names="">Klikken om de tekststijl van het model te bewerken</text:span></text:p>
            </text:list-item>
          </text:list>
        </draw:text-box>
        <svg:title/>
        <svg:desc/>
      </draw:frame>
      <draw:frame draw:id="id81" presentation:style-name="a277" draw:name="Content Placeholder 5" svg:x="6.78993in" svg:y="3.47743in" svg:width="5.27686in" svg:height="3.1059in" presentation:class="object" presentation:placeholder="false">
        <draw:text-box>
          <text:list text:style-name="a263">
            <text:list-item>
              <text:p text:style-name="a262" text:class-names="" text:cond-style-name=""><text:span text:style-name="a261" text:class-names="">Klikken om de tekststijl van het model te bewerken</text:span></text:p>
            </text:list-item>
          </text:list>
          <text:list text:style-name="a266">
            <text:list-item>
              <text:list text:style-name="a266">
                <text:list-item>
                  <text:p text:style-name="a265" text:class-names="" text:cond-style-name=""><text:span text:style-name="a264" text:class-names="">Tweede niveau</text:span></text:p>
                </text:list-item>
              </text:list>
            </text:list-item>
          </text:list>
          <text:list text:style-name="a269">
            <text:list-item>
              <text:list text:style-name="a269">
                <text:list-item>
                  <text:list text:style-name="a269">
                    <text:list-item>
                      <text:p text:style-name="a268" text:class-names="" text:cond-style-name=""><text:span text:style-name="a267" text:class-names="">Derde niveau</text:span></text:p>
                    </text:list-item>
                  </text:list>
                </text:list-item>
              </text:list>
            </text:list-item>
          </text:list>
          <text:list text:style-name="a272">
            <text:list-item>
              <text:list text:style-name="a272">
                <text:list-item>
                  <text:list text:style-name="a272">
                    <text:list-item>
                      <text:list text:style-name="a272">
                        <text:list-item>
                          <text:p text:style-name="a271" text:class-names="" text:cond-style-name=""><text:span text:style-name="a270" text:class-names="">Vierde niveau</text:span></text:p>
                        </text:list-item>
                      </text:list>
                    </text:list-item>
                  </text:list>
                </text:list-item>
              </text:list>
            </text:list-item>
          </text:list>
          <text:list text:style-name="a276">
            <text:list-item>
              <text:list text:style-name="a276">
                <text:list-item>
                  <text:list text:style-name="a276">
                    <text:list-item>
                      <text:list text:style-name="a276">
                        <text:list-item>
                          <text:list text:style-name="a276">
                            <text:list-item>
                              <text:p text:style-name="a275" text:class-names="" text:cond-style-name=""><text:span text:style-name="a273" text:class-names="">Vijfde niveau</text:span><text:span text:style-name="a274" text:class-names=""/></text:p>
                            </text:list-item>
                          </text:list>
                        </text:list-item>
                      </text:list>
                    </text:list-item>
                  </text:list>
                </text:list-item>
              </text:list>
            </text:list-item>
          </text:list>
        </draw:text-box>
        <svg:title/>
        <svg:desc/>
      </draw:frame>
      <draw:frame draw:id="id82" presentation:style-name="a282" draw:name="Date Placeholder 6" svg:x="11.65038in" svg:y="6.9902in" svg:width="1.08333in" svg:height="0.33333in" presentation:class="date-time" presentation:placeholder="false">
        <draw:text-box>
          <text:p text:style-name="a281" text:class-names="" text:cond-style-name=""><text:span text:style-name="a278" text:class-names=""><text:date text:fixed="false" style:data-style-name="a279">1/1/2000</text:date></text:span><text:span text:style-name="a280" text:class-names=""/></text:p>
        </draw:text-box>
        <svg:title/>
        <svg:desc/>
      </draw:frame>
      <draw:frame draw:id="id83" presentation:style-name="a285" draw:name="Footer Placeholder 7" svg:x="0.61364in" svg:y="6.9902in" svg:width="4.22112in" svg:height="0.33333in" presentation:class="footer" presentation:placeholder="false">
        <draw:text-box>
          <text:p text:style-name="a284" text:class-names="" text:cond-style-name=""><text:span text:style-name="a283" text:class-names=""/></text:p>
        </draw:text-box>
        <svg:title/>
        <svg:desc/>
      </draw:frame>
      <draw:frame draw:id="id84" presentation:style-name="a289" draw:name="Slide Number Placeholder 8" svg:x="11.32168in" svg:y="0.32341in" svg:width="0.91667in" svg:height="0.83955in" presentation:class="page-number" presentation:placeholder="false">
        <draw:text-box>
          <text:p text:style-name="a288" text:class-names="" text:cond-style-name=""><text:span text:style-name="a286" text:class-names=""><text:page-number style:num-format="1" text:fixed="false">‹#›</text:page-number></text:span><text:span text:style-name="a287" text:class-names=""/></text:p>
        </draw:text-box>
        <svg:title/>
        <svg:desc/>
      </draw:frame>
    </style:master-page>
    <style:master-page style:name="Master1-Layout6-titleOnly-Alleen-titel" style:page-layout-name="pageLayout1" draw:style-name="a305">
      <draw:g draw:name="Group 7" draw:id="id94">
        <svg:title/>
        <svg:desc/>
        <draw:custom-shape svg:x="0in" svg:y="0in" svg:width="13.33333in" svg:height="7.5in" draw:id="id100" draw:layer="Master1-bg" draw:style-name="a324"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01" draw:layer="Master1-bg" draw:style-name="a326"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02" draw:layer="Master1-bg" draw:style-name="a328"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03" draw:layer="Master1-bg" draw:style-name="a330"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04" draw:layer="Master1-bg" draw:style-name="a332"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05" draw:layer="Master1-bg" draw:style-name="a334"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06" draw:layer="Master1-bg" draw:style-name="a335"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07" draw:layer="Master1-bg" draw:style-name="a336"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08" draw:layer="Master1-bg" draw:style-name="a337"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95" draw:layer="Master1-bg" draw:style-name="a306" draw:name="Rectangle 20">
        <svg:title/>
        <svg:desc/>
        <draw:enhanced-geometry xmlns:dr3d="urn:oasis:names:tc:opendocument:xmlns:dr3d:1.0" draw:type="non-primitive" svg:viewBox="0 0 21600 21600" draw:enhanced-path="M 0 0 L 21600 0 21600 21600 0 21600 Z N"/>
      </draw:custom-shape>
      <draw:frame draw:id="id96" presentation:style-name="a310" draw:name="Title 1" svg:x="1.26307in" svg:y="1.06482in" svg:width="9.5816in" svg:height="0.77315in" presentation:class="title" presentation:placeholder="false">
        <draw:text-box>
          <text:p text:style-name="a309" text:class-names="" text:cond-style-name=""><text:span text:style-name="a307" text:class-names="">Klik om stijl te bewerken</text:span><text:span text:style-name="a308" text:class-names=""/></text:p>
        </draw:text-box>
        <svg:title/>
        <svg:desc/>
      </draw:frame>
      <draw:frame draw:id="id97" presentation:style-name="a315" draw:name="Date Placeholder 2" svg:x="11.65038in" svg:y="6.9902in" svg:width="1.08333in" svg:height="0.33333in" presentation:class="date-time" presentation:placeholder="false">
        <draw:text-box>
          <text:p text:style-name="a314" text:class-names="" text:cond-style-name=""><text:span text:style-name="a311" text:class-names=""><text:date text:fixed="false" style:data-style-name="a312">1/1/2000</text:date></text:span><text:span text:style-name="a313" text:class-names=""/></text:p>
        </draw:text-box>
        <svg:title/>
        <svg:desc/>
      </draw:frame>
      <draw:frame draw:id="id98" presentation:style-name="a318" draw:name="Footer Placeholder 3" svg:x="0.61364in" svg:y="6.9902in" svg:width="4.22112in" svg:height="0.33333in" presentation:class="footer" presentation:placeholder="false">
        <draw:text-box>
          <text:p text:style-name="a317" text:class-names="" text:cond-style-name=""><text:span text:style-name="a316" text:class-names=""/></text:p>
        </draw:text-box>
        <svg:title/>
        <svg:desc/>
      </draw:frame>
      <draw:frame draw:id="id99" presentation:style-name="a322" draw:name="Slide Number Placeholder 4" svg:x="11.32168in" svg:y="0.32341in" svg:width="0.91667in" svg:height="0.83955in" presentation:class="page-number" presentation:placeholder="false">
        <draw:text-box>
          <text:p text:style-name="a321" text:class-names="" text:cond-style-name=""><text:span text:style-name="a319" text:class-names=""><text:page-number style:num-format="1" text:fixed="false">‹#›</text:page-number></text:span><text:span text:style-name="a320" text:class-names=""/></text:p>
        </draw:text-box>
        <svg:title/>
        <svg:desc/>
      </draw:frame>
    </style:master-page>
    <style:master-page style:name="Master1-Layout7-blank-Leeg" style:page-layout-name="pageLayout1" draw:style-name="a338">
      <draw:frame draw:id="id109" presentation:style-name="a343" draw:name="Date Placeholder 1" svg:x="11.65038in" svg:y="6.9902in" svg:width="1.08333in" svg:height="0.33333in" presentation:class="date-time" presentation:placeholder="false">
        <draw:text-box>
          <text:p text:style-name="a342" text:class-names="" text:cond-style-name=""><text:span text:style-name="a339" text:class-names=""><text:date text:fixed="false" style:data-style-name="a340">1/1/2000</text:date></text:span><text:span text:style-name="a341" text:class-names=""/></text:p>
        </draw:text-box>
        <svg:title/>
        <svg:desc/>
      </draw:frame>
      <draw:frame draw:id="id110" presentation:style-name="a346" draw:name="Footer Placeholder 2" svg:x="0.61364in" svg:y="6.9902in" svg:width="4.22112in" svg:height="0.33333in" presentation:class="footer" presentation:placeholder="false">
        <draw:text-box>
          <text:p text:style-name="a345" text:class-names="" text:cond-style-name=""><text:span text:style-name="a344" text:class-names=""/></text:p>
        </draw:text-box>
        <svg:title/>
        <svg:desc/>
      </draw:frame>
      <draw:custom-shape svg:x="11.41493in" svg:y="0in" svg:width="0.75in" svg:height="1.25in" draw:id="id111" draw:style-name="a347" draw:name="Rectangle 6">
        <svg:title/>
        <svg:desc/>
        <draw:enhanced-geometry xmlns:dr3d="urn:oasis:names:tc:opendocument:xmlns:dr3d:1.0" draw:type="non-primitive" svg:viewBox="0 0 21600 21600" draw:enhanced-path="M 0 0 L 21600 0 21600 21600 0 21600 Z N"/>
      </draw:custom-shape>
      <draw:frame draw:id="id112" presentation:style-name="a351" draw:name="Slide Number Placeholder 3" svg:x="11.32168in" svg:y="0.32341in" svg:width="0.91667in" svg:height="0.83955in" presentation:class="page-number" presentation:placeholder="false">
        <draw:text-box>
          <text:p text:style-name="a350" text:class-names="" text:cond-style-name=""><text:span text:style-name="a348" text:class-names=""><text:page-number style:num-format="1" text:fixed="false">‹#›</text:page-number></text:span><text:span text:style-name="a349" text:class-names=""/></text:p>
        </draw:text-box>
        <svg:title/>
        <svg:desc/>
      </draw:frame>
    </style:master-page>
    <style:master-page style:name="Master1-Layout8-objTx-Inhoud-met-bijschrift" style:page-layout-name="pageLayout1" draw:style-name="a352">
      <draw:g draw:name="Group 8" draw:id="id113">
        <svg:title/>
        <svg:desc/>
        <draw:custom-shape svg:x="0in" svg:y="0in" svg:width="13.33333in" svg:height="7.5in" draw:id="id121" draw:style-name="a392"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22" draw:style-name="a394"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23" draw:style-name="a396"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24" draw:style-name="a398"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25" draw:style-name="a400"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26" draw:style-name="a402"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24826in" svg:y="0.43981in" svg:width="6.62211in" svg:height="6.62037in" draw:id="id127" draw:style-name="a403" draw:name="Rectangle 10">
          <svg:title/>
          <svg:desc/>
          <draw:enhanced-geometry xmlns:dr3d="urn:oasis:names:tc:opendocument:xmlns:dr3d:1.0" draw:type="non-primitive" svg:viewBox="0 0 21600 21600" draw:enhanced-path="M 0 0 L 21600 0 21600 21600 0 21600 Z N"/>
        </draw:custom-shape>
        <draw:custom-shape svg:width="3.60828in" svg:height="0.4822in" draw:id="id128" draw:style-name="a404" draw:transform="translate(-1.80414in -0.2411in) rotate(-4.63166) translate(5.23861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129" draw:style-name="a405" draw:transform="translate(-3.31019in -0.686in) rotate(-4.71239) translate(5.74826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30" draw:style-name="a406"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14" presentation:style-name="a356" draw:name="Title 1" svg:x="1.26307in" svg:y="1.41667in" svg:width="3.05463in" svg:height="1.75in" presentation:class="title" presentation:placeholder="false">
        <draw:text-box>
          <text:p text:style-name="a355" text:class-names="" text:cond-style-name=""><text:span text:style-name="a353" text:class-names="">Klik om stijl te bewerken</text:span><text:span text:style-name="a354" text:class-names=""/></text:p>
        </draw:text-box>
        <svg:title/>
        <svg:desc/>
      </draw:frame>
      <draw:frame draw:id="id115" presentation:style-name="a373" draw:name="Content Placeholder 2" svg:x="6.32234in" svg:y="1.58333in" svg:width="5.67593in" svg:height="5in" presentation:class="object" presentation:placeholder="false">
        <draw:text-box>
          <text:list text:style-name="a359">
            <text:list-item>
              <text:p text:style-name="a358" text:class-names="" text:cond-style-name=""><text:span text:style-name="a357" text:class-names="">Klikken om de tekststijl van het model te bewerken</text:span></text:p>
            </text:list-item>
          </text:list>
          <text:list text:style-name="a362">
            <text:list-item>
              <text:list text:style-name="a362">
                <text:list-item>
                  <text:p text:style-name="a361" text:class-names="" text:cond-style-name=""><text:span text:style-name="a360" text:class-names="">Tweede niveau</text:span></text:p>
                </text:list-item>
              </text:list>
            </text:list-item>
          </text:list>
          <text:list text:style-name="a365">
            <text:list-item>
              <text:list text:style-name="a365">
                <text:list-item>
                  <text:list text:style-name="a365">
                    <text:list-item>
                      <text:p text:style-name="a364" text:class-names="" text:cond-style-name=""><text:span text:style-name="a363" text:class-names="">Derde niveau</text:span></text:p>
                    </text:list-item>
                  </text:list>
                </text:list-item>
              </text:list>
            </text:list-item>
          </text:list>
          <text:list text:style-name="a368">
            <text:list-item>
              <text:list text:style-name="a368">
                <text:list-item>
                  <text:list text:style-name="a368">
                    <text:list-item>
                      <text:list text:style-name="a368">
                        <text:list-item>
                          <text:p text:style-name="a367" text:class-names="" text:cond-style-name=""><text:span text:style-name="a366" text:class-names="">Vierde niveau</text:span></text:p>
                        </text:list-item>
                      </text:list>
                    </text:list-item>
                  </text:list>
                </text:list-item>
              </text:list>
            </text:list-item>
          </text:list>
          <text:list text:style-name="a372">
            <text:list-item>
              <text:list text:style-name="a372">
                <text:list-item>
                  <text:list text:style-name="a372">
                    <text:list-item>
                      <text:list text:style-name="a372">
                        <text:list-item>
                          <text:list text:style-name="a372">
                            <text:list-item>
                              <text:p text:style-name="a371" text:class-names="" text:cond-style-name=""><text:span text:style-name="a369" text:class-names="">Vijfde niveau</text:span><text:span text:style-name="a370" text:class-names=""/></text:p>
                            </text:list-item>
                          </text:list>
                        </text:list-item>
                      </text:list>
                    </text:list-item>
                  </text:list>
                </text:list-item>
              </text:list>
            </text:list-item>
          </text:list>
        </draw:text-box>
        <svg:title/>
        <svg:desc/>
      </draw:frame>
      <draw:frame draw:id="id116" presentation:style-name="a377" draw:name="Text Placeholder 3" svg:x="1.26307in" svg:y="3.42222in" svg:width="3.05463in" svg:height="3.16667in" presentation:class="outline" presentation:placeholder="false">
        <draw:text-box>
          <text:list text:style-name="a376">
            <text:list-item>
              <text:p text:style-name="a375" text:class-names="" text:cond-style-name=""><text:span text:style-name="a374" text:class-names="">Klikken om de tekststijl van het model te bewerken</text:span></text:p>
            </text:list-item>
          </text:list>
        </draw:text-box>
        <svg:title/>
        <svg:desc/>
      </draw:frame>
      <draw:frame draw:id="id117" presentation:style-name="a382" draw:name="Date Placeholder 4" svg:x="11.65038in" svg:y="6.9902in" svg:width="1.08333in" svg:height="0.33333in" presentation:class="date-time" presentation:placeholder="false">
        <draw:text-box>
          <text:p text:style-name="a381" text:class-names="" text:cond-style-name=""><text:span text:style-name="a378" text:class-names=""><text:date text:fixed="false" style:data-style-name="a379">1/1/2000</text:date></text:span><text:span text:style-name="a380" text:class-names=""/></text:p>
        </draw:text-box>
        <svg:title/>
        <svg:desc/>
      </draw:frame>
      <draw:frame draw:id="id118" presentation:style-name="a385" draw:name="Footer Placeholder 5" svg:x="0.61364in" svg:y="6.9902in" svg:width="4.22112in" svg:height="0.33333in" presentation:class="footer" presentation:placeholder="false">
        <draw:text-box>
          <text:p text:style-name="a384" text:class-names="" text:cond-style-name=""><text:span text:style-name="a383" text:class-names=""/></text:p>
        </draw:text-box>
        <svg:title/>
        <svg:desc/>
      </draw:frame>
      <draw:custom-shape svg:x="11.41493in" svg:y="0in" svg:width="0.75in" svg:height="1.25in" draw:id="id119" draw:style-name="a386" draw:name="Rectangle 15">
        <svg:title/>
        <svg:desc/>
        <draw:enhanced-geometry xmlns:dr3d="urn:oasis:names:tc:opendocument:xmlns:dr3d:1.0" draw:type="non-primitive" svg:viewBox="0 0 21600 21600" draw:enhanced-path="M 0 0 L 21600 0 21600 21600 0 21600 Z N"/>
      </draw:custom-shape>
      <draw:frame draw:id="id120" presentation:style-name="a390" draw:name="Slide Number Placeholder 6" svg:x="11.32168in" svg:y="0.32341in" svg:width="0.91667in" svg:height="0.83955in" presentation:class="page-number" presentation:placeholder="false">
        <draw:text-box>
          <text:p text:style-name="a389" text:class-names="" text:cond-style-name=""><text:span text:style-name="a387" text:class-names=""><text:page-number style:num-format="1" text:fixed="false">‹#›</text:page-number></text:span><text:span text:style-name="a388" text:class-names=""/></text:p>
        </draw:text-box>
        <svg:title/>
        <svg:desc/>
      </draw:frame>
    </style:master-page>
    <style:master-page style:name="Master1-Layout9-picTx-Afbeelding-met-bijschrift" style:page-layout-name="pageLayout1" draw:style-name="a407">
      <draw:g draw:name="Group 8" draw:id="id131">
        <svg:title/>
        <svg:desc/>
        <draw:custom-shape svg:x="0in" svg:y="0in" svg:width="13.33333in" svg:height="7.5in" draw:id="id139" draw:style-name="a434"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40" draw:style-name="a436"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41" draw:style-name="a438"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42" draw:style-name="a440"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43" draw:style-name="a442"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44" draw:style-name="a444"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75in" svg:y="0.43981in" svg:width="6.12037in" svg:height="6.62037in" draw:id="id145" draw:style-name="a445" draw:name="Rectangle 10">
          <svg:title/>
          <svg:desc/>
          <draw:enhanced-geometry xmlns:dr3d="urn:oasis:names:tc:opendocument:xmlns:dr3d:1.0" draw:type="non-primitive" svg:viewBox="0 0 21600 21600" draw:enhanced-path="M 0 0 L 21600 0 21600 21600 0 21600 Z N"/>
        </draw:custom-shape>
        <draw:custom-shape svg:width="3.60828in" svg:height="0.4822in" draw:id="id146" draw:style-name="a446" draw:transform="translate(-1.80414in -0.2411in) rotate(-4.63166) translate(6.40124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147" draw:style-name="a447" draw:transform="translate(-3.31019in -0.686in) rotate(-4.71239) translate(6.91412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48" draw:style-name="a44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32" presentation:style-name="a411" draw:name="Title 1" svg:x="1.26307in" svg:y="1.85185in" svg:width="4.22696in" svg:height="1.89815in" presentation:class="title" presentation:placeholder="false">
        <draw:text-box>
          <text:p text:style-name="a410" text:class-names="" text:cond-style-name=""><text:span text:style-name="a408" text:class-names="">Klik om stijl te bewerken</text:span><text:span text:style-name="a409" text:class-names=""/></text:p>
        </draw:text-box>
        <svg:title/>
        <svg:desc/>
      </draw:frame>
      <draw:frame draw:id="id133" presentation:style-name="a415" draw:name="Picture Placeholder 2" svg:x="7.16084in" svg:y="1.25in" svg:width="3.5293in" svg:height="5in" presentation:class="graphic" presentation:placeholder="false">
        <draw:text-box>
          <text:p text:style-name="a414" text:class-names="" text:cond-style-name=""><text:span text:style-name="a412" text:class-names="">Klik op het pictogram als u een afbeelding wilt toevoegen</text:span><text:span text:style-name="a413" text:class-names=""/></text:p>
        </draw:text-box>
        <svg:title/>
        <svg:desc/>
      </draw:frame>
      <draw:frame draw:id="id134" presentation:style-name="a419" draw:name="Text Placeholder 3" svg:x="1.26307in" svg:y="4in" svg:width="4.22049in" svg:height="1.5in" presentation:class="outline" presentation:placeholder="false">
        <draw:text-box>
          <text:list text:style-name="a418">
            <text:list-item>
              <text:p text:style-name="a417" text:class-names="" text:cond-style-name=""><text:span text:style-name="a416" text:class-names="">Klikken om de tekststijl van het model te bewerken</text:span></text:p>
            </text:list-item>
          </text:list>
        </draw:text-box>
        <svg:title/>
        <svg:desc/>
      </draw:frame>
      <draw:frame draw:id="id135" presentation:style-name="a424" draw:name="Date Placeholder 4" svg:x="11.65038in" svg:y="6.9902in" svg:width="1.08333in" svg:height="0.33333in" presentation:class="date-time" presentation:placeholder="false">
        <draw:text-box>
          <text:p text:style-name="a423" text:class-names="" text:cond-style-name=""><text:span text:style-name="a420" text:class-names=""><text:date text:fixed="false" style:data-style-name="a421">1/1/2000</text:date></text:span><text:span text:style-name="a422" text:class-names=""/></text:p>
        </draw:text-box>
        <svg:title/>
        <svg:desc/>
      </draw:frame>
      <draw:frame draw:id="id136" presentation:style-name="a427" draw:name="Footer Placeholder 5" svg:x="0.61364in" svg:y="6.9902in" svg:width="4.22112in" svg:height="0.33333in" presentation:class="footer" presentation:placeholder="false">
        <draw:text-box>
          <text:p text:style-name="a426" text:class-names="" text:cond-style-name=""><text:span text:style-name="a425" text:class-names=""/></text:p>
        </draw:text-box>
        <svg:title/>
        <svg:desc/>
      </draw:frame>
      <draw:custom-shape svg:x="11.41493in" svg:y="0in" svg:width="0.75in" svg:height="1.25in" draw:id="id137" draw:style-name="a428" draw:name="Rectangle 15">
        <svg:title/>
        <svg:desc/>
        <draw:enhanced-geometry xmlns:dr3d="urn:oasis:names:tc:opendocument:xmlns:dr3d:1.0" draw:type="non-primitive" svg:viewBox="0 0 21600 21600" draw:enhanced-path="M 0 0 L 21600 0 21600 21600 0 21600 Z N"/>
      </draw:custom-shape>
      <draw:frame draw:id="id138" presentation:style-name="a432" draw:name="Slide Number Placeholder 6" svg:x="11.32168in" svg:y="0.32341in" svg:width="0.91667in" svg:height="0.83955in" presentation:class="page-number" presentation:placeholder="false">
        <draw:text-box>
          <text:p text:style-name="a431" text:class-names="" text:cond-style-name=""><text:span text:style-name="a429" text:class-names=""><text:page-number style:num-format="1" text:fixed="false">‹#›</text:page-number></text:span><text:span text:style-name="a430" text:class-names=""/></text:p>
        </draw:text-box>
        <svg:title/>
        <svg:desc/>
      </draw:frame>
    </style:master-page>
    <style:master-page style:name="Master1-Layout10-cust-Panoramische-afbeelding-met-bijschrift" style:page-layout-name="pageLayout1" draw:style-name="a449">
      <draw:g draw:name="Group 7" draw:id="id149">
        <svg:title/>
        <svg:desc/>
        <draw:custom-shape svg:x="0in" svg:y="0in" svg:width="13.33333in" svg:height="7.5in" draw:id="id168" draw:layer="Master1-bg" draw:style-name="a492"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69" draw:layer="Master1-bg" draw:style-name="a494"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70" draw:layer="Master1-bg" draw:style-name="a496"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71" draw:layer="Master1-bg" draw:style-name="a498"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72" draw:layer="Master1-bg" draw:style-name="a500"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73" draw:layer="Master1-bg" draw:style-name="a502"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74" draw:layer="Master1-bg" draw:style-name="a503"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75" draw:layer="Master1-bg" draw:style-name="a504"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76" draw:layer="Master1-bg" draw:style-name="a505"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150" draw:layer="Master1-bg" draw:style-name="a450" draw:name="Rectangle 20">
        <svg:title/>
        <svg:desc/>
        <draw:enhanced-geometry xmlns:dr3d="urn:oasis:names:tc:opendocument:xmlns:dr3d:1.0" draw:type="non-primitive" svg:viewBox="0 0 21600 21600" draw:enhanced-path="M 0 0 L 21600 0 21600 21600 0 21600 Z N"/>
      </draw:custom-shape>
      <draw:g draw:name="Group 8" draw:id="id151">
        <svg:title/>
        <svg:desc/>
        <draw:custom-shape svg:x="0in" svg:y="0in" svg:width="13.33333in" svg:height="7.5in" draw:id="id159" draw:style-name="a477" draw:name="Rectangle 12">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60" draw:style-name="a479"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61" draw:style-name="a481"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62" draw:style-name="a483"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63" draw:style-name="a485"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64" draw:style-name="a487"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65" draw:style-name="a488" draw:transform="translate(-1.80414in -0.2411in) rotate(-3.01695) translate(2.0926in 5.09483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12.33333in" svg:height="4.95833in" draw:id="id166" draw:style-name="a489" draw:transform="translate(-6.16667in -2.47917in) rotate(-3.14159) translate(6.66919in 2.83036in)"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67" draw:style-name="a490"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52" presentation:style-name="a454" draw:name="Title 1" svg:x="1.26307in" svg:y="5.43518in" svg:width="9.65186in" svg:height="0.61979in" presentation:class="title" presentation:placeholder="false">
        <draw:text-box>
          <text:p text:style-name="a453" text:class-names="" text:cond-style-name=""><text:span text:style-name="a451" text:class-names="">Klik om stijl te bewerken</text:span><text:span text:style-name="a452" text:class-names=""/></text:p>
        </draw:text-box>
        <svg:title/>
        <svg:desc/>
      </draw:frame>
      <draw:frame draw:id="id153" presentation:style-name="a458" draw:name="Picture Placeholder 2" svg:x="1.26307in" svg:y="0.75in" svg:width="9.65186in" svg:height="3.75in" presentation:class="graphic" presentation:placeholder="false">
        <draw:text-box>
          <text:p text:style-name="a457" text:class-names="" text:cond-style-name=""><text:span text:style-name="a455" text:class-names="">Klik op het pictogram als u een afbeelding wilt toevoegen</text:span><text:span text:style-name="a456" text:class-names=""/></text:p>
        </draw:text-box>
        <svg:title/>
        <svg:desc/>
      </draw:frame>
      <draw:frame draw:id="id154" presentation:style-name="a462" draw:name="Text Placeholder 3" svg:x="1.26307in" svg:y="6.05497in" svg:width="9.65186in" svg:height="0.53993in" presentation:class="outline" presentation:placeholder="false">
        <draw:text-box>
          <text:list text:style-name="a461">
            <text:list-item>
              <text:p text:style-name="a460" text:class-names="" text:cond-style-name=""><text:span text:style-name="a459" text:class-names="">Klikken om de tekststijl van het model te bewerken</text:span></text:p>
            </text:list-item>
          </text:list>
        </draw:text-box>
        <svg:title/>
        <svg:desc/>
      </draw:frame>
      <draw:frame draw:id="id155" presentation:style-name="a467" draw:name="Date Placeholder 4" svg:x="11.65038in" svg:y="6.9902in" svg:width="1.08333in" svg:height="0.33333in" presentation:class="date-time" presentation:placeholder="false">
        <draw:text-box>
          <text:p text:style-name="a466" text:class-names="" text:cond-style-name=""><text:span text:style-name="a463" text:class-names=""><text:date text:fixed="false" style:data-style-name="a464">1/1/2000</text:date></text:span><text:span text:style-name="a465" text:class-names=""/></text:p>
        </draw:text-box>
        <svg:title/>
        <svg:desc/>
      </draw:frame>
      <draw:frame draw:id="id156" presentation:style-name="a470" draw:name="Footer Placeholder 5" svg:x="0.61364in" svg:y="6.9902in" svg:width="4.22112in" svg:height="0.33333in" presentation:class="footer" presentation:placeholder="false">
        <draw:text-box>
          <text:p text:style-name="a469" text:class-names="" text:cond-style-name=""><text:span text:style-name="a468" text:class-names=""/></text:p>
        </draw:text-box>
        <svg:title/>
        <svg:desc/>
      </draw:frame>
      <draw:custom-shape svg:x="11.41493in" svg:y="0in" svg:width="0.75in" svg:height="1.25in" draw:id="id157" draw:style-name="a471" draw:name="Rectangle 15">
        <svg:title/>
        <svg:desc/>
        <draw:enhanced-geometry xmlns:dr3d="urn:oasis:names:tc:opendocument:xmlns:dr3d:1.0" draw:type="non-primitive" svg:viewBox="0 0 21600 21600" draw:enhanced-path="M 0 0 L 21600 0 21600 21600 0 21600 Z N"/>
      </draw:custom-shape>
      <draw:frame draw:id="id158" presentation:style-name="a475" draw:name="Slide Number Placeholder 6" svg:x="11.32168in" svg:y="0.32341in" svg:width="0.91667in" svg:height="0.83955in" presentation:class="page-number" presentation:placeholder="false">
        <draw:text-box>
          <text:p text:style-name="a474" text:class-names="" text:cond-style-name=""><text:span text:style-name="a472" text:class-names=""><text:page-number style:num-format="1" text:fixed="false">‹#›</text:page-number></text:span><text:span text:style-name="a473" text:class-names=""/></text:p>
        </draw:text-box>
        <svg:title/>
        <svg:desc/>
      </draw:frame>
    </style:master-page>
    <style:master-page style:name="Master1-Layout11-cust-Titel-en-bijschrift" style:page-layout-name="pageLayout1" draw:style-name="a506">
      <draw:g draw:name="Group 6" draw:id="id177">
        <svg:title/>
        <svg:desc/>
        <draw:custom-shape svg:x="0in" svg:y="0in" svg:width="13.33333in" svg:height="7.5in" draw:id="id184" draw:style-name="a529" draw:name="Rectangle 1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85" draw:style-name="a531"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86" draw:style-name="a533"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87" draw:style-name="a535"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88" draw:style-name="a537"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89" draw:style-name="a539"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90" draw:style-name="a540" draw:transform="translate(-1.80414in -0.2411in) rotate(-6.11158) translate(11.08995in 3.210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3.06356in" svg:width="12.33333in" svg:height="3.93989in" draw:id="id191" draw:style-name="a541" draw:name="Freeform 5">
          <svg:title/>
          <svg:desc/>
          <draw:enhanced-geometry xmlns:dr3d="urn:oasis:names:tc:opendocument:xmlns:dr3d:1.0" draw:type="non-primitive" svg:viewBox="0 0 10000 7946" draw:enhanced-path="M 0 0 L 0 7945 10000 7946 10000 4 10000 4 9773 91 9547 175 9320 256 9092 326 8865 396 8637 462 8412 518 8184 571 7957 620 7734 662 7508 704 7285 739 7062 767 6840 795 6620 819 6402 837 6184 851 5968 865 5755 872 5542 879 5332 882 5124 879 4918 879 4714 872 4514 861 4316 851 4122 840 3929 823 3739 805 3553 788 3190 742 2842 693 2508 641 2192 585 1890 525 1610 462 1347 399 1105 336 883 277 686 221 508 168 358 123 232 81 59 21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7946"/>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92" draw:style-name="a542"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78" presentation:style-name="a510" draw:name="Title 1" svg:x="1.25634in" svg:y="1.16297in" svg:width="9.65859in" svg:height="1.50152in" presentation:class="title" presentation:placeholder="false">
        <draw:text-box>
          <text:p text:style-name="a509" text:class-names="" text:cond-style-name=""><text:span text:style-name="a507" text:class-names="">Klik om stijl te bewerken</text:span><text:span text:style-name="a508" text:class-names=""/></text:p>
        </draw:text-box>
        <svg:title/>
        <svg:desc/>
      </draw:frame>
      <draw:frame draw:id="id179" presentation:style-name="a514" draw:name="Text Placeholder 3" svg:x="1.26307in" svg:y="3.875in" svg:width="9.65186in" svg:height="2.70833in" presentation:class="outline" presentation:placeholder="false">
        <draw:text-box>
          <text:list text:style-name="a513">
            <text:list-item>
              <text:p text:style-name="a512" text:class-names="" text:cond-style-name=""><text:span text:style-name="a511" text:class-names="">Klikken om de tekststijl van het model te bewerken</text:span></text:p>
            </text:list-item>
          </text:list>
        </draw:text-box>
        <svg:title/>
        <svg:desc/>
      </draw:frame>
      <draw:frame draw:id="id180" presentation:style-name="a519" draw:name="Date Placeholder 3" svg:x="11.65038in" svg:y="6.9902in" svg:width="1.08333in" svg:height="0.33333in" presentation:class="date-time" presentation:placeholder="false">
        <draw:text-box>
          <text:p text:style-name="a518" text:class-names="" text:cond-style-name=""><text:span text:style-name="a515" text:class-names=""><text:date text:fixed="false" style:data-style-name="a516">1/1/2000</text:date></text:span><text:span text:style-name="a517" text:class-names=""/></text:p>
        </draw:text-box>
        <svg:title/>
        <svg:desc/>
      </draw:frame>
      <draw:frame draw:id="id181" presentation:style-name="a522" draw:name="Footer Placeholder 4" svg:x="0.61364in" svg:y="6.9902in" svg:width="4.22112in" svg:height="0.33333in" presentation:class="footer" presentation:placeholder="false">
        <draw:text-box>
          <text:p text:style-name="a521" text:class-names="" text:cond-style-name=""><text:span text:style-name="a520" text:class-names=""/></text:p>
        </draw:text-box>
        <svg:title/>
        <svg:desc/>
      </draw:frame>
      <draw:custom-shape svg:x="11.41493in" svg:y="0in" svg:width="0.75in" svg:height="1.25in" draw:id="id182" draw:style-name="a523" draw:name="Rectangle 12">
        <svg:title/>
        <svg:desc/>
        <draw:enhanced-geometry xmlns:dr3d="urn:oasis:names:tc:opendocument:xmlns:dr3d:1.0" draw:type="non-primitive" svg:viewBox="0 0 21600 21600" draw:enhanced-path="M 0 0 L 21600 0 21600 21600 0 21600 Z N"/>
      </draw:custom-shape>
      <draw:frame draw:id="id183" presentation:style-name="a527" draw:name="Slide Number Placeholder 5" svg:x="11.32168in" svg:y="0.32341in" svg:width="0.91667in" svg:height="0.83955in" presentation:class="page-number" presentation:placeholder="false">
        <draw:text-box>
          <text:p text:style-name="a526" text:class-names="" text:cond-style-name=""><text:span text:style-name="a524" text:class-names=""><text:page-number style:num-format="1" text:fixed="false">‹#›</text:page-number></text:span><text:span text:style-name="a525" text:class-names=""/></text:p>
        </draw:text-box>
        <svg:title/>
        <svg:desc/>
      </draw:frame>
    </style:master-page>
    <style:master-page style:name="Master1-Layout12-cust-Citeraat-met-bijschrift" style:page-layout-name="pageLayout1" draw:style-name="a543">
      <draw:g draw:name="Group 2" draw:id="id193">
        <svg:title/>
        <svg:desc/>
        <draw:custom-shape svg:x="0in" svg:y="0in" svg:width="13.33333in" svg:height="7.5in" draw:id="id203" draw:style-name="a576" draw:name="Rectangle 1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04" draw:style-name="a578"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05" draw:style-name="a580"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06" draw:style-name="a582" draw:name="Oval 2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07" draw:style-name="a584" draw:name="Oval 2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08" draw:style-name="a586" draw:name="Oval 2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09" draw:style-name="a587" draw:transform="translate(-1.80414in -0.2411in) rotate(-6.11158) translate(11.08995in 4.818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210" draw:style-name="a588"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211" draw:style-name="a589"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94" draw:style-name="a546" draw:name="TextBox 15" svg:x="0.96409in" svg:y="0.66419in" svg:width="0.87698in" svg:height="1.7166in">
        <draw:text-box>
          <text:p text:style-name="a545" text:class-names="" text:cond-style-name=""><text:span text:style-name="a544" text:class-names="">“</text:span></text:p>
        </draw:text-box>
        <svg:title/>
        <svg:desc/>
      </draw:frame>
      <draw:frame draw:id="id195" draw:style-name="a549" draw:name="TextBox 12" svg:x="10.80977in" svg:y="2.85847in" svg:width="0.71387in" svg:height="1.7166in">
        <draw:text-box>
          <text:p text:style-name="a548" text:class-names="" text:cond-style-name=""><text:span text:style-name="a547" text:class-names="">”</text:span></text:p>
        </draw:text-box>
        <svg:title/>
        <svg:desc/>
      </draw:frame>
      <draw:frame draw:id="id196" presentation:style-name="a553" draw:name="Title 1" svg:x="1.72996in" svg:y="1.07407in" svg:width="9.2453in" svg:height="2.94907in" presentation:class="title" presentation:placeholder="false">
        <draw:text-box>
          <text:p text:style-name="a552" text:class-names="" text:cond-style-name=""><text:span text:style-name="a550" text:class-names="">Klik om stijl te bewerken</text:span><text:span text:style-name="a551" text:class-names=""/></text:p>
        </draw:text-box>
        <svg:title/>
        <svg:desc/>
      </draw:frame>
      <draw:frame draw:id="id197" presentation:style-name="a557" draw:name="Text Placeholder 3" svg:x="2.12811in" svg:y="4.02315in" svg:width="8.45496in" svg:height="0.37421in" presentation:class="outline" presentation:placeholder="false">
        <draw:text-box>
          <text:list text:style-name="a556">
            <text:list-item>
              <text:p text:style-name="a555" text:class-names="" text:cond-style-name=""><text:span text:style-name="a554" text:class-names="">Klikken om de tekststijl van het model te bewerken</text:span></text:p>
            </text:list-item>
          </text:list>
        </draw:text-box>
        <svg:title/>
        <svg:desc/>
      </draw:frame>
      <draw:frame draw:id="id198" presentation:style-name="a561" draw:name="Text Placeholder 3" svg:x="1.26307in" svg:y="5.5in" svg:width="10.11034in" svg:height="1.09127in" presentation:class="outline" presentation:placeholder="false">
        <draw:text-box>
          <text:list text:style-name="a560">
            <text:list-item>
              <text:p text:style-name="a559" text:class-names="" text:cond-style-name=""><text:span text:style-name="a558" text:class-names="">Klikken om de tekststijl van het model te bewerken</text:span></text:p>
            </text:list-item>
          </text:list>
        </draw:text-box>
        <svg:title/>
        <svg:desc/>
      </draw:frame>
      <draw:frame draw:id="id199" presentation:style-name="a566" draw:name="Date Placeholder 3" svg:x="11.65038in" svg:y="6.9902in" svg:width="1.08333in" svg:height="0.33333in" presentation:class="date-time" presentation:placeholder="false">
        <draw:text-box>
          <text:p text:style-name="a565" text:class-names="" text:cond-style-name=""><text:span text:style-name="a562" text:class-names=""><text:date text:fixed="false" style:data-style-name="a563">1/1/2000</text:date></text:span><text:span text:style-name="a564" text:class-names=""/></text:p>
        </draw:text-box>
        <svg:title/>
        <svg:desc/>
      </draw:frame>
      <draw:frame draw:id="id200" presentation:style-name="a569" draw:name="Footer Placeholder 4" svg:x="0.61364in" svg:y="6.9902in" svg:width="4.22112in" svg:height="0.33333in" presentation:class="footer" presentation:placeholder="false">
        <draw:text-box>
          <text:p text:style-name="a568" text:class-names="" text:cond-style-name=""><text:span text:style-name="a567" text:class-names=""/></text:p>
        </draw:text-box>
        <svg:title/>
        <svg:desc/>
      </draw:frame>
      <draw:custom-shape svg:x="11.41493in" svg:y="0in" svg:width="0.75in" svg:height="1.25in" draw:id="id201" draw:style-name="a570" draw:name="Rectangle 18">
        <svg:title/>
        <svg:desc/>
        <draw:enhanced-geometry xmlns:dr3d="urn:oasis:names:tc:opendocument:xmlns:dr3d:1.0" draw:type="non-primitive" svg:viewBox="0 0 21600 21600" draw:enhanced-path="M 0 0 L 21600 0 21600 21600 0 21600 Z N"/>
      </draw:custom-shape>
      <draw:frame draw:id="id202" presentation:style-name="a574" draw:name="Slide Number Placeholder 5" svg:x="11.32168in" svg:y="0.32341in" svg:width="0.91667in" svg:height="0.83955in" presentation:class="page-number" presentation:placeholder="false">
        <draw:text-box>
          <text:p text:style-name="a573" text:class-names="" text:cond-style-name=""><text:span text:style-name="a571" text:class-names=""><text:page-number style:num-format="1" text:fixed="false">‹#›</text:page-number></text:span><text:span text:style-name="a572" text:class-names=""/></text:p>
        </draw:text-box>
        <svg:title/>
        <svg:desc/>
      </draw:frame>
    </style:master-page>
    <style:master-page style:name="Master1-Layout13-cust-Naamkaartje" style:page-layout-name="pageLayout1" draw:style-name="a590">
      <draw:g draw:name="Group 8" draw:id="id212">
        <svg:title/>
        <svg:desc/>
        <draw:custom-shape svg:x="0in" svg:y="0in" svg:width="13.33333in" svg:height="7.5in" draw:id="id219" draw:style-name="a613" draw:name="Rectangle 1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20" draw:style-name="a615"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21" draw:style-name="a617"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22" draw:style-name="a619"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23" draw:style-name="a621"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24" draw:style-name="a623"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25" draw:style-name="a624" draw:transform="translate(-1.80414in -0.2411in) rotate(-6.11158) translate(11.08995in 4.82726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226" draw:style-name="a625"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227" draw:style-name="a626"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213" presentation:style-name="a594" draw:name="Title 1" svg:x="1.26307in" svg:y="2.59259in" svg:width="9.65186in" svg:height="1.99313in" presentation:class="title" presentation:placeholder="false">
        <draw:text-box>
          <text:p text:style-name="a593" text:class-names="" text:cond-style-name=""><text:span text:style-name="a591" text:class-names="">Klik om stijl te bewerken</text:span><text:span text:style-name="a592" text:class-names=""/></text:p>
        </draw:text-box>
        <svg:title/>
        <svg:desc/>
      </draw:frame>
      <draw:frame draw:id="id214" presentation:style-name="a598" draw:name="Text Placeholder 2" svg:x="1.26307in" svg:y="5.49537in" svg:width="9.65186in" svg:height="0.94094in" presentation:class="outline" presentation:placeholder="false">
        <draw:text-box>
          <text:list text:style-name="a597">
            <text:list-item>
              <text:p text:style-name="a596" text:class-names="" text:cond-style-name=""><text:span text:style-name="a595" text:class-names="">Klikken om de tekststijl van het model te bewerken</text:span></text:p>
            </text:list-item>
          </text:list>
        </draw:text-box>
        <svg:title/>
        <svg:desc/>
      </draw:frame>
      <draw:frame draw:id="id215" presentation:style-name="a603" draw:name="Date Placeholder 3" svg:x="11.65038in" svg:y="6.9902in" svg:width="1.08333in" svg:height="0.33333in" presentation:class="date-time" presentation:placeholder="false">
        <draw:text-box>
          <text:p text:style-name="a602" text:class-names="" text:cond-style-name=""><text:span text:style-name="a599" text:class-names=""><text:date text:fixed="false" style:data-style-name="a600">1/1/2000</text:date></text:span><text:span text:style-name="a601" text:class-names=""/></text:p>
        </draw:text-box>
        <svg:title/>
        <svg:desc/>
      </draw:frame>
      <draw:frame draw:id="id216" presentation:style-name="a606" draw:name="Footer Placeholder 4" svg:x="0.61364in" svg:y="6.9902in" svg:width="4.22112in" svg:height="0.33333in" presentation:class="footer" presentation:placeholder="false">
        <draw:text-box>
          <text:p text:style-name="a605" text:class-names="" text:cond-style-name=""><text:span text:style-name="a604" text:class-names=""/></text:p>
        </draw:text-box>
        <svg:title/>
        <svg:desc/>
      </draw:frame>
      <draw:custom-shape svg:x="11.41493in" svg:y="0in" svg:width="0.75in" svg:height="1.25in" draw:id="id217" draw:style-name="a607" draw:name="Rectangle 13">
        <svg:title/>
        <svg:desc/>
        <draw:enhanced-geometry xmlns:dr3d="urn:oasis:names:tc:opendocument:xmlns:dr3d:1.0" draw:type="non-primitive" svg:viewBox="0 0 21600 21600" draw:enhanced-path="M 0 0 L 21600 0 21600 21600 0 21600 Z N"/>
      </draw:custom-shape>
      <draw:frame draw:id="id218" presentation:style-name="a611" draw:name="Slide Number Placeholder 5" svg:x="11.32168in" svg:y="0.32341in" svg:width="0.91667in" svg:height="0.83955in" presentation:class="page-number" presentation:placeholder="false">
        <draw:text-box>
          <text:p text:style-name="a610" text:class-names="" text:cond-style-name=""><text:span text:style-name="a608" text:class-names=""><text:page-number style:num-format="1" text:fixed="false">‹#›</text:page-number></text:span><text:span text:style-name="a609" text:class-names=""/></text:p>
        </draw:text-box>
        <svg:title/>
        <svg:desc/>
      </draw:frame>
    </style:master-page>
    <style:master-page style:name="Master1-Layout14-cust-3-kolommen" style:page-layout-name="pageLayout1" draw:style-name="a627">
      <draw:g draw:name="Group 7" draw:id="id228">
        <svg:title/>
        <svg:desc/>
        <draw:custom-shape svg:x="0in" svg:y="0in" svg:width="13.33333in" svg:height="7.5in" draw:id="id242" draw:layer="Master1-bg" draw:style-name="a672"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43" draw:layer="Master1-bg" draw:style-name="a674"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44" draw:layer="Master1-bg" draw:style-name="a676"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45" draw:layer="Master1-bg" draw:style-name="a678"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46" draw:layer="Master1-bg" draw:style-name="a680"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47" draw:layer="Master1-bg" draw:style-name="a682"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48" draw:layer="Master1-bg" draw:style-name="a683"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249" draw:layer="Master1-bg" draw:style-name="a684"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250" draw:layer="Master1-bg" draw:style-name="a685"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229" draw:layer="Master1-bg" draw:style-name="a628" draw:name="Rectangle 20">
        <svg:title/>
        <svg:desc/>
        <draw:enhanced-geometry xmlns:dr3d="urn:oasis:names:tc:opendocument:xmlns:dr3d:1.0" draw:type="non-primitive" svg:viewBox="0 0 21600 21600" draw:enhanced-path="M 0 0 L 21600 0 21600 21600 0 21600 Z N"/>
      </draw:custom-shape>
      <draw:frame draw:id="id230" presentation:style-name="a632" draw:name="Title 1" svg:x="1.26307in" svg:y="1.06482in" svg:width="9.65186in" svg:height="0.77315in" presentation:class="title" presentation:placeholder="false">
        <draw:text-box>
          <text:p text:style-name="a631" text:class-names="" text:cond-style-name=""><text:span text:style-name="a629" text:class-names="">Klik om stijl te bewerken</text:span><text:span text:style-name="a630" text:class-names=""/></text:p>
        </draw:text-box>
        <svg:title/>
        <svg:desc/>
      </draw:frame>
      <draw:frame draw:id="id231" presentation:style-name="a636" draw:name="Text Placeholder 2" svg:x="1.26307in" svg:y="2.84722in" svg:width="3.436in" svg:height="0.63021in" presentation:class="outline" presentation:placeholder="false">
        <draw:text-box>
          <text:list text:style-name="a635">
            <text:list-item>
              <text:p text:style-name="a634" text:class-names="" text:cond-style-name=""><text:span text:style-name="a633" text:class-names="">Klikken om de tekststijl van het model te bewerken</text:span></text:p>
            </text:list-item>
          </text:list>
        </draw:text-box>
        <svg:title/>
        <svg:desc/>
      </draw:frame>
      <draw:frame draw:id="id232" presentation:style-name="a640" draw:name="Text Placeholder 3" svg:x="1.26307in" svg:y="3.47743in" svg:width="3.436in" svg:height="3.11384in" presentation:class="outline" presentation:placeholder="false">
        <draw:text-box>
          <text:list text:style-name="a639">
            <text:list-item>
              <text:p text:style-name="a638" text:class-names="" text:cond-style-name=""><text:span text:style-name="a637" text:class-names="">Klikken om de tekststijl van het model te bewerken</text:span></text:p>
            </text:list-item>
          </text:list>
        </draw:text-box>
        <svg:title/>
        <svg:desc/>
      </draw:frame>
      <draw:frame draw:id="id233" presentation:style-name="a644" draw:name="Text Placeholder 4" svg:x="4.93517in" svg:y="2.84722in" svg:width="3.44161in" svg:height="0.63021in" presentation:class="outline" presentation:placeholder="false">
        <draw:text-box>
          <text:list text:style-name="a643">
            <text:list-item>
              <text:p text:style-name="a642" text:class-names="" text:cond-style-name=""><text:span text:style-name="a641" text:class-names="">Klikken om de tekststijl van het model te bewerken</text:span></text:p>
            </text:list-item>
          </text:list>
        </draw:text-box>
        <svg:title/>
        <svg:desc/>
      </draw:frame>
      <draw:frame draw:id="id234" presentation:style-name="a648" draw:name="Text Placeholder 3" svg:x="4.93517in" svg:y="3.47743in" svg:width="3.44161in" svg:height="3.11384in" presentation:class="outline" presentation:placeholder="false">
        <draw:text-box>
          <text:list text:style-name="a647">
            <text:list-item>
              <text:p text:style-name="a646" text:class-names="" text:cond-style-name=""><text:span text:style-name="a645" text:class-names="">Klikken om de tekststijl van het model te bewerken</text:span></text:p>
            </text:list-item>
          </text:list>
        </draw:text-box>
        <svg:title/>
        <svg:desc/>
      </draw:frame>
      <draw:frame draw:id="id235" presentation:style-name="a652" draw:name="Text Placeholder 4" svg:x="8.62657in" svg:y="2.84722in" svg:width="3.44021in" svg:height="0.63021in" presentation:class="outline" presentation:placeholder="false">
        <draw:text-box>
          <text:list text:style-name="a651">
            <text:list-item>
              <text:p text:style-name="a650" text:class-names="" text:cond-style-name=""><text:span text:style-name="a649" text:class-names="">Klikken om de tekststijl van het model te bewerken</text:span></text:p>
            </text:list-item>
          </text:list>
        </draw:text-box>
        <svg:title/>
        <svg:desc/>
      </draw:frame>
      <draw:frame draw:id="id236" presentation:style-name="a656" draw:name="Text Placeholder 3" svg:x="8.62678in" svg:y="3.47743in" svg:width="3.44in" svg:height="3.11384in" presentation:class="outline" presentation:placeholder="false">
        <draw:text-box>
          <text:list text:style-name="a655">
            <text:list-item>
              <text:p text:style-name="a654" text:class-names="" text:cond-style-name=""><text:span text:style-name="a653" text:class-names="">Klikken om de tekststijl van het model te bewerken</text:span></text:p>
            </text:list-item>
          </text:list>
        </draw:text-box>
        <svg:title/>
        <svg:desc/>
      </draw:frame>
      <draw:connector draw:type="line" svg:x1="4.81624in" svg:y1="2.81018in" svg:x2="4.81624in" svg:y2="6.62963in" draw:id="id237" draw:style-name="a657" draw:name="Straight Connector 16">
        <svg:title/>
        <svg:desc/>
      </draw:connector>
      <draw:connector draw:type="line" svg:x1="8.5in" svg:y1="2.81018in" svg:x2="8.5in" svg:y2="6.62963in" draw:id="id238" draw:style-name="a658" draw:name="Straight Connector 17">
        <svg:title/>
        <svg:desc/>
      </draw:connector>
      <draw:frame draw:id="id239" presentation:style-name="a663" draw:name="Date Placeholder 6" svg:x="11.65038in" svg:y="6.9902in" svg:width="1.08333in" svg:height="0.33333in" presentation:class="date-time" presentation:placeholder="false">
        <draw:text-box>
          <text:p text:style-name="a662" text:class-names="" text:cond-style-name=""><text:span text:style-name="a659" text:class-names=""><text:date text:fixed="false" style:data-style-name="a660">1/1/2000</text:date></text:span><text:span text:style-name="a661" text:class-names=""/></text:p>
        </draw:text-box>
        <svg:title/>
        <svg:desc/>
      </draw:frame>
      <draw:frame draw:id="id240" presentation:style-name="a666" draw:name="Footer Placeholder 7" svg:x="0.61364in" svg:y="6.9902in" svg:width="4.22112in" svg:height="0.33333in" presentation:class="footer" presentation:placeholder="false">
        <draw:text-box>
          <text:p text:style-name="a665" text:class-names="" text:cond-style-name=""><text:span text:style-name="a664" text:class-names=""/></text:p>
        </draw:text-box>
        <svg:title/>
        <svg:desc/>
      </draw:frame>
      <draw:frame draw:id="id241" presentation:style-name="a670" draw:name="Slide Number Placeholder 8" svg:x="11.32168in" svg:y="0.32341in" svg:width="0.91667in" svg:height="0.83955in" presentation:class="page-number" presentation:placeholder="false">
        <draw:text-box>
          <text:p text:style-name="a669" text:class-names="" text:cond-style-name=""><text:span text:style-name="a667" text:class-names=""><text:page-number style:num-format="1" text:fixed="false">‹#›</text:page-number></text:span><text:span text:style-name="a668" text:class-names=""/></text:p>
        </draw:text-box>
        <svg:title/>
        <svg:desc/>
      </draw:frame>
    </style:master-page>
    <style:master-page style:name="Master1-Layout15-cust-3-Afbeelding-kolom" style:page-layout-name="pageLayout1" draw:style-name="a686">
      <draw:g draw:name="Group 7" draw:id="id251">
        <svg:title/>
        <svg:desc/>
        <draw:custom-shape svg:x="0in" svg:y="0in" svg:width="13.33333in" svg:height="7.5in" draw:id="id268" draw:layer="Master1-bg" draw:style-name="a743"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69" draw:layer="Master1-bg" draw:style-name="a745"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70" draw:layer="Master1-bg" draw:style-name="a747"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71" draw:layer="Master1-bg" draw:style-name="a749"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72" draw:layer="Master1-bg" draw:style-name="a751"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73" draw:layer="Master1-bg" draw:style-name="a753"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74" draw:layer="Master1-bg" draw:style-name="a754"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275" draw:layer="Master1-bg" draw:style-name="a755"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276" draw:layer="Master1-bg" draw:style-name="a756"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252" draw:layer="Master1-bg" draw:style-name="a687" draw:name="Rectangle 20">
        <svg:title/>
        <svg:desc/>
        <draw:enhanced-geometry xmlns:dr3d="urn:oasis:names:tc:opendocument:xmlns:dr3d:1.0" draw:type="non-primitive" svg:viewBox="0 0 21600 21600" draw:enhanced-path="M 0 0 L 21600 0 21600 21600 0 21600 Z N"/>
      </draw:custom-shape>
      <draw:frame draw:id="id253" presentation:style-name="a691" draw:name="Title 1" svg:x="1.26307in" svg:y="1.06482in" svg:width="9.65186in" svg:height="0.77315in" presentation:class="title" presentation:placeholder="false">
        <draw:text-box>
          <text:p text:style-name="a690" text:class-names="" text:cond-style-name=""><text:span text:style-name="a688" text:class-names="">Klik om stijl te bewerken</text:span><text:span text:style-name="a689" text:class-names=""/></text:p>
        </draw:text-box>
        <svg:title/>
        <svg:desc/>
      </draw:frame>
      <draw:frame draw:id="id254" presentation:style-name="a695" draw:name="Text Placeholder 2" svg:x="1.26307in" svg:y="4.95718in" svg:width="3.336in" svg:height="0.63021in" presentation:class="outline" presentation:placeholder="false">
        <draw:text-box>
          <text:list text:style-name="a694">
            <text:list-item>
              <text:p text:style-name="a693" text:class-names="" text:cond-style-name=""><text:span text:style-name="a692" text:class-names="">Klikken om de tekststijl van het model te bewerken</text:span></text:p>
            </text:list-item>
          </text:list>
        </draw:text-box>
        <svg:title/>
        <svg:desc/>
      </draw:frame>
      <draw:frame draw:id="id255" presentation:style-name="a699" draw:name="Picture Placeholder 2" svg:x="1.45948in" svg:y="2.84722in" svg:width="2.94318in" svg:height="1.7405in" presentation:class="graphic" presentation:placeholder="false">
        <draw:text-box>
          <text:p text:style-name="a698" text:class-names="" text:cond-style-name=""><text:span text:style-name="a696" text:class-names="">Klik op het pictogram als u een afbeelding wilt toevoegen</text:span><text:span text:style-name="a697" text:class-names=""/></text:p>
        </draw:text-box>
        <svg:title/>
        <svg:desc/>
      </draw:frame>
      <draw:frame draw:id="id256" presentation:style-name="a703" draw:name="Text Placeholder 3" svg:x="1.26307in" svg:y="5.58739in" svg:width="3.336in" svg:height="1.00388in" presentation:class="outline" presentation:placeholder="false">
        <draw:text-box>
          <text:list text:style-name="a702">
            <text:list-item>
              <text:p text:style-name="a701" text:class-names="" text:cond-style-name=""><text:span text:style-name="a700" text:class-names="">Klikken om de tekststijl van het model te bewerken</text:span></text:p>
            </text:list-item>
          </text:list>
        </draw:text-box>
        <svg:title/>
        <svg:desc/>
      </draw:frame>
      <draw:frame draw:id="id257" presentation:style-name="a707" draw:name="Text Placeholder 4" svg:x="4.99657in" svg:y="4.95718in" svg:width="3.336in" svg:height="0.63021in" presentation:class="outline" presentation:placeholder="false">
        <draw:text-box>
          <text:list text:style-name="a706">
            <text:list-item>
              <text:p text:style-name="a705" text:class-names="" text:cond-style-name=""><text:span text:style-name="a704" text:class-names="">Klikken om de tekststijl van het model te bewerken</text:span></text:p>
            </text:list-item>
          </text:list>
        </draw:text-box>
        <svg:title/>
        <svg:desc/>
      </draw:frame>
      <draw:frame draw:id="id258" presentation:style-name="a711" draw:name="Picture Placeholder 2" svg:x="5.19298in" svg:y="2.84722in" svg:width="2.94318in" svg:height="1.7405in" presentation:class="graphic" presentation:placeholder="false">
        <draw:text-box>
          <text:p text:style-name="a710" text:class-names="" text:cond-style-name=""><text:span text:style-name="a708" text:class-names="">Klik op het pictogram als u een afbeelding wilt toevoegen</text:span><text:span text:style-name="a709" text:class-names=""/></text:p>
        </draw:text-box>
        <svg:title/>
        <svg:desc/>
      </draw:frame>
      <draw:frame draw:id="id259" presentation:style-name="a715" draw:name="Text Placeholder 3" svg:x="4.998in" svg:y="5.58739in" svg:width="3.336in" svg:height="1.00388in" presentation:class="outline" presentation:placeholder="false">
        <draw:text-box>
          <text:list text:style-name="a714">
            <text:list-item>
              <text:p text:style-name="a713" text:class-names="" text:cond-style-name=""><text:span text:style-name="a712" text:class-names="">Klikken om de tekststijl van het model te bewerken</text:span></text:p>
            </text:list-item>
          </text:list>
        </draw:text-box>
        <svg:title/>
        <svg:desc/>
      </draw:frame>
      <draw:frame draw:id="id260" presentation:style-name="a719" draw:name="Text Placeholder 4" svg:x="8.73007in" svg:y="4.95718in" svg:width="3.33672in" svg:height="0.63021in" presentation:class="outline" presentation:placeholder="false">
        <draw:text-box>
          <text:list text:style-name="a718">
            <text:list-item>
              <text:p text:style-name="a717" text:class-names="" text:cond-style-name=""><text:span text:style-name="a716" text:class-names="">Klikken om de tekststijl van het model te bewerken</text:span></text:p>
            </text:list-item>
          </text:list>
        </draw:text-box>
        <svg:title/>
        <svg:desc/>
      </draw:frame>
      <draw:frame draw:id="id261" presentation:style-name="a723" draw:name="Picture Placeholder 2" svg:x="8.9272in" svg:y="2.84722in" svg:width="2.94318in" svg:height="1.7405in" presentation:class="graphic" presentation:placeholder="false">
        <draw:text-box>
          <text:p text:style-name="a722" text:class-names="" text:cond-style-name=""><text:span text:style-name="a720" text:class-names="">Klik op het pictogram als u een afbeelding wilt toevoegen</text:span><text:span text:style-name="a721" text:class-names=""/></text:p>
        </draw:text-box>
        <svg:title/>
        <svg:desc/>
      </draw:frame>
      <draw:frame draw:id="id262" presentation:style-name="a727" draw:name="Text Placeholder 3" svg:x="8.73007in" svg:y="5.58738in" svg:width="3.33672in" svg:height="1.00388in" presentation:class="outline" presentation:placeholder="false">
        <draw:text-box>
          <text:list text:style-name="a726">
            <text:list-item>
              <text:p text:style-name="a725" text:class-names="" text:cond-style-name=""><text:span text:style-name="a724" text:class-names="">Klikken om de tekststijl van het model te bewerken</text:span></text:p>
            </text:list-item>
          </text:list>
        </draw:text-box>
        <svg:title/>
        <svg:desc/>
      </draw:frame>
      <draw:connector draw:type="line" svg:x1="4.81828in" svg:y1="2.81018in" svg:x2="4.81828in" svg:y2="6.62963in" draw:id="id263" draw:style-name="a728" draw:name="Straight Connector 42">
        <svg:title/>
        <svg:desc/>
      </draw:connector>
      <draw:connector draw:type="line" svg:x1="8.52778in" svg:y1="2.81018in" svg:x2="8.52778in" svg:y2="6.62963in" draw:id="id264" draw:style-name="a729" draw:name="Straight Connector 43">
        <svg:title/>
        <svg:desc/>
      </draw:connector>
      <draw:frame draw:id="id265" presentation:style-name="a734" draw:name="Date Placeholder 6" svg:x="11.65038in" svg:y="6.9902in" svg:width="1.08333in" svg:height="0.33333in" presentation:class="date-time" presentation:placeholder="false">
        <draw:text-box>
          <text:p text:style-name="a733" text:class-names="" text:cond-style-name=""><text:span text:style-name="a730" text:class-names=""><text:date text:fixed="false" style:data-style-name="a731">1/1/2000</text:date></text:span><text:span text:style-name="a732" text:class-names=""/></text:p>
        </draw:text-box>
        <svg:title/>
        <svg:desc/>
      </draw:frame>
      <draw:frame draw:id="id266" presentation:style-name="a737" draw:name="Footer Placeholder 7" svg:x="0.61364in" svg:y="6.9902in" svg:width="3.98544in" svg:height="0.33333in" presentation:class="footer" presentation:placeholder="false">
        <draw:text-box>
          <text:p text:style-name="a736" text:class-names="" text:cond-style-name=""><text:span text:style-name="a735" text:class-names=""/></text:p>
        </draw:text-box>
        <svg:title/>
        <svg:desc/>
      </draw:frame>
      <draw:frame draw:id="id267" presentation:style-name="a741" draw:name="Slide Number Placeholder 8" svg:x="11.32168in" svg:y="0.32341in" svg:width="0.91667in" svg:height="0.83955in" presentation:class="page-number" presentation:placeholder="false">
        <draw:text-box>
          <text:p text:style-name="a740" text:class-names="" text:cond-style-name=""><text:span text:style-name="a738" text:class-names=""><text:page-number style:num-format="1" text:fixed="false">‹#›</text:page-number></text:span><text:span text:style-name="a739" text:class-names=""/></text:p>
        </draw:text-box>
        <svg:title/>
        <svg:desc/>
      </draw:frame>
    </style:master-page>
    <style:master-page style:name="Master1-Layout16-vertTx-Titel-en-verticale-tekst" style:page-layout-name="pageLayout1" draw:style-name="a757">
      <draw:g draw:name="Group 7" draw:id="id277">
        <svg:title/>
        <svg:desc/>
        <draw:custom-shape svg:x="0in" svg:y="0in" svg:width="13.33333in" svg:height="7.5in" draw:id="id284" draw:layer="Master1-bg" draw:style-name="a793"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85" draw:layer="Master1-bg" draw:style-name="a795"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86" draw:layer="Master1-bg" draw:style-name="a797"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87" draw:layer="Master1-bg" draw:style-name="a799"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88" draw:layer="Master1-bg" draw:style-name="a801"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89" draw:layer="Master1-bg" draw:style-name="a803"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90" draw:layer="Master1-bg" draw:style-name="a804"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291" draw:layer="Master1-bg" draw:style-name="a805"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292" draw:layer="Master1-bg" draw:style-name="a806"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278" draw:layer="Master1-bg" draw:style-name="a758" draw:name="Rectangle 20">
        <svg:title/>
        <svg:desc/>
        <draw:enhanced-geometry xmlns:dr3d="urn:oasis:names:tc:opendocument:xmlns:dr3d:1.0" draw:type="non-primitive" svg:viewBox="0 0 21600 21600" draw:enhanced-path="M 0 0 L 21600 0 21600 21600 0 21600 Z N"/>
      </draw:custom-shape>
      <draw:frame draw:id="id279" presentation:style-name="a762" draw:name="Title 1" svg:x="1.26307in" svg:y="1.06482in" svg:width="9.65186in" svg:height="0.77315in" presentation:class="title" presentation:placeholder="false">
        <draw:text-box>
          <text:p text:style-name="a761" text:class-names="" text:cond-style-name=""><text:span text:style-name="a759" text:class-names="">Klik om stijl te bewerken</text:span><text:span text:style-name="a760" text:class-names=""/></text:p>
        </draw:text-box>
        <svg:title/>
        <svg:desc/>
      </draw:frame>
      <draw:frame draw:id="id280" presentation:style-name="a779" draw:name="Vertical Text Placeholder 2" svg:x="1.26307in" svg:y="2.84722in" svg:width="9.65186in" svg:height="3.73611in" presentation:class="outline" presentation:placeholder="false">
        <draw:text-box>
          <text:list text:style-name="a765">
            <text:list-item>
              <text:p text:style-name="a764" text:class-names="" text:cond-style-name=""><text:span text:style-name="a763" text:class-names="">Klikken om de tekststijl van het model te bewerken</text:span></text:p>
            </text:list-item>
          </text:list>
          <text:list text:style-name="a768">
            <text:list-item>
              <text:list text:style-name="a768">
                <text:list-item>
                  <text:p text:style-name="a767" text:class-names="" text:cond-style-name=""><text:span text:style-name="a766" text:class-names="">Tweede niveau</text:span></text:p>
                </text:list-item>
              </text:list>
            </text:list-item>
          </text:list>
          <text:list text:style-name="a771">
            <text:list-item>
              <text:list text:style-name="a771">
                <text:list-item>
                  <text:list text:style-name="a771">
                    <text:list-item>
                      <text:p text:style-name="a770" text:class-names="" text:cond-style-name=""><text:span text:style-name="a769" text:class-names="">Derde niveau</text:span></text:p>
                    </text:list-item>
                  </text:list>
                </text:list-item>
              </text:list>
            </text:list-item>
          </text:list>
          <text:list text:style-name="a774">
            <text:list-item>
              <text:list text:style-name="a774">
                <text:list-item>
                  <text:list text:style-name="a774">
                    <text:list-item>
                      <text:list text:style-name="a774">
                        <text:list-item>
                          <text:p text:style-name="a773" text:class-names="" text:cond-style-name=""><text:span text:style-name="a772" text:class-names="">Vierde niveau</text:span></text:p>
                        </text:list-item>
                      </text:list>
                    </text:list-item>
                  </text:list>
                </text:list-item>
              </text:list>
            </text:list-item>
          </text:list>
          <text:list text:style-name="a778">
            <text:list-item>
              <text:list text:style-name="a778">
                <text:list-item>
                  <text:list text:style-name="a778">
                    <text:list-item>
                      <text:list text:style-name="a778">
                        <text:list-item>
                          <text:list text:style-name="a778">
                            <text:list-item>
                              <text:p text:style-name="a777" text:class-names="" text:cond-style-name=""><text:span text:style-name="a775" text:class-names="">Vijfde niveau</text:span><text:span text:style-name="a776" text:class-names=""/></text:p>
                            </text:list-item>
                          </text:list>
                        </text:list-item>
                      </text:list>
                    </text:list-item>
                  </text:list>
                </text:list-item>
              </text:list>
            </text:list-item>
          </text:list>
        </draw:text-box>
        <svg:title/>
        <svg:desc/>
      </draw:frame>
      <draw:frame draw:id="id281" presentation:style-name="a784" draw:name="Date Placeholder 3" svg:x="11.69667in" svg:y="6.9902in" svg:width="1.08333in" svg:height="0.33333in" presentation:class="date-time" presentation:placeholder="false">
        <draw:text-box>
          <text:p text:style-name="a783" text:class-names="" text:cond-style-name=""><text:span text:style-name="a780" text:class-names=""><text:date text:fixed="false" style:data-style-name="a781">1/1/2000</text:date></text:span><text:span text:style-name="a782" text:class-names=""/></text:p>
        </draw:text-box>
        <svg:title/>
        <svg:desc/>
      </draw:frame>
      <draw:frame draw:id="id282" presentation:style-name="a787" draw:name="Footer Placeholder 4" svg:x="0.61364in" svg:y="6.9902in" svg:width="4.22112in" svg:height="0.33333in" presentation:class="footer" presentation:placeholder="false">
        <draw:text-box>
          <text:p text:style-name="a786" text:class-names="" text:cond-style-name=""><text:span text:style-name="a785" text:class-names=""/></text:p>
        </draw:text-box>
        <svg:title/>
        <svg:desc/>
      </draw:frame>
      <draw:frame draw:id="id283" presentation:style-name="a791" draw:name="Slide Number Placeholder 5" svg:x="11.32168in" svg:y="0.32341in" svg:width="0.91667in" svg:height="0.83955in" presentation:class="page-number" presentation:placeholder="false">
        <draw:text-box>
          <text:p text:style-name="a790" text:class-names="" text:cond-style-name=""><text:span text:style-name="a788" text:class-names=""><text:page-number style:num-format="1" text:fixed="false">‹#›</text:page-number></text:span><text:span text:style-name="a789" text:class-names=""/></text:p>
        </draw:text-box>
        <svg:title/>
        <svg:desc/>
      </draw:frame>
    </style:master-page>
    <style:master-page style:name="Master1-Layout17-vertTitleAndTx-Verticale-titel-en-tekst" style:page-layout-name="pageLayout1" draw:style-name="a807">
      <draw:g draw:name="Group 8" draw:id="id293">
        <svg:title/>
        <svg:desc/>
        <draw:custom-shape svg:x="0in" svg:y="0in" svg:width="13.33333in" svg:height="7.5in" draw:id="id300" draw:style-name="a843" draw:name="Rectangle 11">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301" draw:style-name="a845"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302" draw:style-name="a847"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303" draw:style-name="a849"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304" draw:style-name="a851"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305" draw:style-name="a853"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4537in" svg:y="0.43981in" svg:width="7.12037in" svg:height="6.62037in" draw:id="id306" draw:style-name="a854" draw:name="Rectangle 6">
          <svg:title/>
          <svg:desc/>
          <draw:enhanced-geometry xmlns:dr3d="urn:oasis:names:tc:opendocument:xmlns:dr3d:1.0" draw:type="non-primitive" svg:viewBox="0 0 21600 21600" draw:enhanced-path="M 0 0 L 21600 0 21600 21600 0 21600 Z N"/>
        </draw:custom-shape>
        <draw:custom-shape svg:width="3.60828in" svg:height="0.4822in" draw:id="id307" draw:style-name="a855" draw:transform="translate(-1.80414in -0.2411in) rotate(-1.48404) translate(8.68815in 5.24737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308" draw:style-name="a856" draw:transform="translate(-3.31019in -0.686in) rotate(-1.5708) translate(8.17593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309" draw:style-name="a857"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294" presentation:style-name="a811" draw:name="Vertical Title 1" svg:x="9.38893in" svg:y="1.39815in" svg:width="1.54196in" svg:height="5.19312in" presentation:class="title" presentation:placeholder="false">
        <draw:text-box>
          <text:p text:style-name="a810" text:class-names="" text:cond-style-name=""><text:span text:style-name="a808" text:class-names="">Klik om stijl te bewerken</text:span><text:span text:style-name="a809" text:class-names=""/></text:p>
        </draw:text-box>
        <svg:title/>
        <svg:desc/>
      </draw:frame>
      <draw:frame draw:id="id295" presentation:style-name="a828" draw:name="Vertical Text Placeholder 2" svg:x="1.26307in" svg:y="1.39815in" svg:width="6.84167in" svg:height="5.19312in" presentation:class="outline" presentation:placeholder="false">
        <draw:text-box>
          <text:list text:style-name="a814">
            <text:list-item>
              <text:p text:style-name="a813" text:class-names="" text:cond-style-name=""><text:span text:style-name="a812" text:class-names="">Klikken om de tekststijl van het model te bewerken</text:span></text:p>
            </text:list-item>
          </text:list>
          <text:list text:style-name="a817">
            <text:list-item>
              <text:list text:style-name="a817">
                <text:list-item>
                  <text:p text:style-name="a816" text:class-names="" text:cond-style-name=""><text:span text:style-name="a815" text:class-names="">Tweede niveau</text:span></text:p>
                </text:list-item>
              </text:list>
            </text:list-item>
          </text:list>
          <text:list text:style-name="a820">
            <text:list-item>
              <text:list text:style-name="a820">
                <text:list-item>
                  <text:list text:style-name="a820">
                    <text:list-item>
                      <text:p text:style-name="a819" text:class-names="" text:cond-style-name=""><text:span text:style-name="a818" text:class-names="">Derde niveau</text:span></text:p>
                    </text:list-item>
                  </text:list>
                </text:list-item>
              </text:list>
            </text:list-item>
          </text:list>
          <text:list text:style-name="a823">
            <text:list-item>
              <text:list text:style-name="a823">
                <text:list-item>
                  <text:list text:style-name="a823">
                    <text:list-item>
                      <text:list text:style-name="a823">
                        <text:list-item>
                          <text:p text:style-name="a822" text:class-names="" text:cond-style-name=""><text:span text:style-name="a821" text:class-names="">Vierde niveau</text:span></text:p>
                        </text:list-item>
                      </text:list>
                    </text:list-item>
                  </text:list>
                </text:list-item>
              </text:list>
            </text:list-item>
          </text:list>
          <text:list text:style-name="a827">
            <text:list-item>
              <text:list text:style-name="a827">
                <text:list-item>
                  <text:list text:style-name="a827">
                    <text:list-item>
                      <text:list text:style-name="a827">
                        <text:list-item>
                          <text:list text:style-name="a827">
                            <text:list-item>
                              <text:p text:style-name="a826" text:class-names="" text:cond-style-name=""><text:span text:style-name="a824" text:class-names="">Vijfde niveau</text:span><text:span text:style-name="a825" text:class-names=""/></text:p>
                            </text:list-item>
                          </text:list>
                        </text:list-item>
                      </text:list>
                    </text:list-item>
                  </text:list>
                </text:list-item>
              </text:list>
            </text:list-item>
          </text:list>
        </draw:text-box>
        <svg:title/>
        <svg:desc/>
      </draw:frame>
      <draw:frame draw:id="id296" presentation:style-name="a833" draw:name="Date Placeholder 3" svg:x="11.65038in" svg:y="6.9902in" svg:width="1.08501in" svg:height="0.33333in" presentation:class="date-time" presentation:placeholder="false">
        <draw:text-box>
          <text:p text:style-name="a832" text:class-names="" text:cond-style-name=""><text:span text:style-name="a829" text:class-names=""><text:date text:fixed="false" style:data-style-name="a830">1/1/2000</text:date></text:span><text:span text:style-name="a831" text:class-names=""/></text:p>
        </draw:text-box>
        <svg:title/>
        <svg:desc/>
      </draw:frame>
      <draw:frame draw:id="id297" presentation:style-name="a836" draw:name="Footer Placeholder 4" svg:x="0.61364in" svg:y="6.9902in" svg:width="4.22112in" svg:height="0.33333in" presentation:class="footer" presentation:placeholder="false">
        <draw:text-box>
          <text:p text:style-name="a835" text:class-names="" text:cond-style-name=""><text:span text:style-name="a834" text:class-names=""/></text:p>
        </draw:text-box>
        <svg:title/>
        <svg:desc/>
      </draw:frame>
      <draw:custom-shape svg:x="11.41493in" svg:y="0in" svg:width="0.75in" svg:height="1.25in" draw:id="id298" draw:style-name="a837" draw:name="Rectangle 13">
        <svg:title/>
        <svg:desc/>
        <draw:enhanced-geometry xmlns:dr3d="urn:oasis:names:tc:opendocument:xmlns:dr3d:1.0" draw:type="non-primitive" svg:viewBox="0 0 21600 21600" draw:enhanced-path="M 0 0 L 21600 0 21600 21600 0 21600 Z N"/>
      </draw:custom-shape>
      <draw:frame draw:id="id299" presentation:style-name="a841" draw:name="Slide Number Placeholder 5" svg:x="11.32168in" svg:y="0.32341in" svg:width="0.91667in" svg:height="0.83955in" presentation:class="page-number" presentation:placeholder="false">
        <draw:text-box>
          <text:p text:style-name="a840" text:class-names="" text:cond-style-name=""><text:span text:style-name="a838" text:class-names=""><text:page-number style:num-format="1" text:fixed="false">‹#›</text:page-number></text:span><text:span text:style-name="a839"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Object georiënteerd programmeren en het behouden van de juiste project structuur</dc:title>
    <meta:initial-creator>Paul de Jong</meta:initial-creator>
    <dc:creator>Paul de Jong</dc:creator>
    <meta:creation-date>2021-11-06T11:33:45Z</meta:creation-date>
    <dc:date>2021-11-06T13:02:59Z</dc:date>
    <meta:template xlink:href="Ion%20Boardroom" xlink:type="simple"/>
    <meta:editing-cycles>1</meta:editing-cycles>
    <meta:editing-duration>PT5354S</meta:editing-duration>
    <meta:document-statistic meta:paragraph-count="17" meta:word-count="169"/>
  </office:meta>
</office:document-meta>
</file>